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2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4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2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2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2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4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Default" style:data-style-name="N48">
      <style:text-properties style:font-name="細明體" style:font-name-asian="細明體" style:font-name-complex="細明體"/>
    </style:style>
    <style:style style:name="ce4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/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58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5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21315__20998__20301__91_0_93_" style:data-style-name="N5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5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Default" style:data-style-name="N48">
      <style:text-properties fo:font-weight="bold" style:font-weight-asian="bold" style:font-weight-complex="bold"/>
    </style:style>
    <style:style style:name="ce86" style:family="table-cell" style:parent-style-name="_19968__33324___36895__22577__34920_" style:data-style-name="N58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4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_36895__22577__34920_" style:data-style-name="N6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2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4" style:family="table-cell" style:parent-style-name="_30334__20998__27604_" style:data-style-name="N67"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6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28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0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Book3" style:data-style-name="N7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3" style:data-style-name="N7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7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6" style:family="table-cell" style:parent-style-name="_19968__33324__Book3" style:data-style-name="N7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7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18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9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3.67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6.95pt" style:use-optimal-row-height="false" fo:break-before="auto"/>
    </style:style>
    <style:style style:name="ro7" style:family="table-row">
      <style:table-row-properties style:row-height="15.4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6.2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6.6pt" style:use-optimal-row-height="false" fo:break-before="auto"/>
    </style:style>
    <style:style style:name="ro12" style:family="table-row">
      <style:table-row-properties style:row-height="31.2pt" style:use-optimal-row-height="false" fo:break-before="auto"/>
    </style:style>
    <style:style style:name="ro13" style:family="table-row">
      <style:table-row-properties style:row-height="18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.5pt" style:use-optimal-row-height="false" fo:break-before="auto"/>
    </style:style>
    <style:style style:name="ro16" style:family="table-row">
      <style:table-row-properties style:row-height="39.9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14.4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1" table:number-columns-repeated="3" table:default-cell-style-name="ce64"/>
        <table:table-column table:style-name="co4" table:default-cell-style-name="ce64"/>
        <table:table-column table:style-name="co5" table:number-columns-repeated="2" table:default-cell-style-name="ce64"/>
        <table:table-column table:style-name="co6" table:default-cell-style-name="ce64"/>
        <table:table-column table:style-name="co5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3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9" table:default-cell-style-name="ce64"/>
        <table:table-column table:style-name="co12" table:default-cell-style-name="ce64"/>
        <table:table-column table:style-name="co3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4" table:number-columns-repeated="16359" table:default-cell-style-name="ce64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8">
            <text:p>民 國 104 年 3 月 戶 口 統 計 速 報 表</text:p>
          </table:table-cell>
          <table:covered-table-cell table:number-columns-repeated="22"/>
          <table:table-cell table:number-columns-repeated="16361" table:style-name="ce64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63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1">
            <text:p>出 <text:s text:c="5"/>　 <text:s/>　生</text:p>
          </table:table-cell>
          <table:table-cell table:number-columns-repeated="3" table:style-name="ce60"/>
          <table:table-cell office:value-type="string" table:style-name="ce61">
            <text:p>死　 <text:s text:c="6"/>　亡</text:p>
          </table:table-cell>
          <table:table-cell table:number-columns-repeated="3" table:style-name="ce60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number-columns-repeated="16361" table:style-name="ce64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9">
            <text:p>戶　數</text:p>
          </table:table-cell>
          <table:table-cell table:number-columns-repeated="3" table:style-name="ce56"/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59">
            <text:p>折合年</text:p>
          </table:table-cell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57">
            <text:p>折合年</text:p>
          </table:table-cell>
          <table:table-cell office:value-type="string" table:style-name="ce56">
            <text:p><text:s/></text:p>
          </table:table-cell>
          <table:table-cell office:value-type="string" table:style-name="ce55">
            <text:p>折合年自</text:p>
          </table:table-cell>
          <table:table-cell office:value-type="string" table:style-name="ce58">
            <text:p><text:s/></text:p>
          </table:table-cell>
          <table:table-cell office:value-type="string" table:style-name="ce57">
            <text:p>折合年</text:p>
          </table:table-cell>
          <table:table-cell table:style-name="ce56"/>
          <table:table-cell office:value-type="string" table:style-name="ce56">
            <text:p>折合年</text:p>
          </table:table-cell>
          <table:covered-table-cell/>
          <table:covered-table-cell/>
          <table:covered-table-cell/>
          <table:table-cell table:number-columns-repeated="16361" table:style-name="ce64"/>
        </table:table-row>
        <table:table-row table:style-name="ro4">
          <table:covered-table-cell/>
          <table:covered-table-cell/>
          <table:covered-table-cell/>
          <table:table-cell office:value-type="string" table:style-name="ce54">
            <text:p>計</text:p>
          </table:table-cell>
          <table:table-cell office:value-type="string" table:style-name="ce54">
            <text:p>男</text:p>
          </table:table-cell>
          <table:table-cell office:value-type="string" table:style-name="ce54">
            <text:p>女</text:p>
          </table:table-cell>
          <table:covered-table-cell/>
          <table:covered-table-cell/>
          <table:covered-table-cell/>
          <table:table-cell office:value-type="string" table:style-name="ce53">
            <text:p>粗出生率</text:p>
          </table:table-cell>
          <table:covered-table-cell/>
          <table:covered-table-cell/>
          <table:covered-table-cell/>
          <table:table-cell office:value-type="string" table:style-name="ce53">
            <text:p>粗死亡率</text:p>
          </table:table-cell>
          <table:table-cell office:value-type="string" table:style-name="ce54">
            <text:p>人數</text:p>
          </table:table-cell>
          <table:table-cell office:value-type="string" table:style-name="ce55">
            <text:p>然增加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結婚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number-columns-repeated="16361" table:style-name="ce64"/>
        </table:table-row>
        <table:table-row table:style-name="ro4">
          <table:covered-table-cell/>
          <table:covered-table-cell/>
          <table:table-cell table:style-name="ce52"/>
          <table:table-cell table:style-name="ce51"/>
          <table:table-cell table:number-columns-repeated="2" table:style-name="ce50"/>
          <table:covered-table-cell/>
          <table:covered-table-cell/>
          <table:covered-table-cell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table:style-name="ce64"/>
          <table:table-cell table:style-name="ce4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9">
            <text:p>40 年</text:p>
          </table:table-cell>
          <table:covered-table-cell/>
          <table:table-cell office:value-type="float" office:value="1440787" table:style-name="ce39">
            <text:p>1,440,787</text:p>
          </table:table-cell>
          <table:table-cell office:value-type="float" office:value="7869247" table:style-name="ce36">
            <text:p>7,869,247</text:p>
          </table:table-cell>
          <table:table-cell office:value-type="float" office:value="4016708" table:style-name="ce36">
            <text:p>4,016,708</text:p>
          </table:table-cell>
          <table:table-cell office:value-type="float" office:value="3852539" table:style-name="ce36">
            <text:p>3,852,539</text:p>
          </table:table-cell>
          <table:table-cell office:value-type="float" office:value="385383" table:style-name="ce36">
            <text:p>385,383</text:p>
          </table:table-cell>
          <table:table-cell office:value-type="float" office:value="197297" table:style-name="ce36">
            <text:p>197,297</text:p>
          </table:table-cell>
          <table:table-cell office:value-type="float" office:value="188086" table:style-name="ce36">
            <text:p>188,086</text:p>
          </table:table-cell>
          <table:table-cell office:value-type="float" office:value="49.97" table:style-name="ce40">
            <text:p>49.97</text:p>
          </table:table-cell>
          <table:table-cell office:value-type="float" office:value="89259" table:style-name="ce36">
            <text:p>89,259</text:p>
          </table:table-cell>
          <table:table-cell office:value-type="float" office:value="46225" table:style-name="ce36">
            <text:p>46,225</text:p>
          </table:table-cell>
          <table:table-cell office:value-type="float" office:value="43034" table:style-name="ce36">
            <text:p>43,034</text:p>
          </table:table-cell>
          <table:table-cell office:value-type="float" office:value="11.57" table:style-name="ce40">
            <text:p>11.57</text:p>
          </table:table-cell>
          <table:table-cell office:value-type="float" office:value="296124" table:style-name="ce43">
            <text:p>296,124</text:p>
          </table:table-cell>
          <table:table-cell office:value-type="float" office:value="38.4" table:style-name="ce40">
            <text:p>38.40</text:p>
          </table:table-cell>
          <table:table-cell office:value-type="float" office:value="73676" table:style-name="ce36">
            <text:p>73,676</text:p>
          </table:table-cell>
          <table:table-cell office:value-type="float" office:value="9.5500000000000007" table:style-name="ce40">
            <text:p>9.55</text:p>
          </table:table-cell>
          <table:table-cell office:value-type="float" office:value="3858" table:style-name="ce36">
            <text:p>3,858</text:p>
          </table:table-cell>
          <table:table-cell office:value-type="float" office:value="0.5" table:style-name="ce40">
            <text:p>0.5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170729" table:style-name="ce46">
            <text:p>170,729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41">
            <text:p>50 年</text:p>
          </table:table-cell>
          <table:covered-table-cell/>
          <table:table-cell office:value-type="float" office:value="2002493" table:style-name="ce39">
            <text:p>2,002,493</text:p>
          </table:table-cell>
          <table:table-cell office:value-type="float" office:value="11149139" table:style-name="ce36">
            <text:p>11,149,139</text:p>
          </table:table-cell>
          <table:table-cell office:value-type="float" office:value="5715463" table:style-name="ce36">
            <text:p>5,715,463</text:p>
          </table:table-cell>
          <table:table-cell office:value-type="float" office:value="5433676" table:style-name="ce36">
            <text:p>5,433,676</text:p>
          </table:table-cell>
          <table:table-cell office:value-type="float" office:value="420254" table:style-name="ce36">
            <text:p>420,254</text:p>
          </table:table-cell>
          <table:table-cell office:value-type="float" office:value="216728" table:style-name="ce36">
            <text:p>216,728</text:p>
          </table:table-cell>
          <table:table-cell office:value-type="float" office:value="203526" table:style-name="ce36">
            <text:p>203,526</text:p>
          </table:table-cell>
          <table:table-cell office:value-type="float" office:value="38.31" table:style-name="ce40">
            <text:p>38.31</text:p>
          </table:table-cell>
          <table:table-cell office:value-type="float" office:value="73823" table:style-name="ce36">
            <text:p>73,823</text:p>
          </table:table-cell>
          <table:table-cell office:value-type="float" office:value="40570" table:style-name="ce36">
            <text:p>40,570</text:p>
          </table:table-cell>
          <table:table-cell office:value-type="float" office:value="33253" table:style-name="ce36">
            <text:p>33,253</text:p>
          </table:table-cell>
          <table:table-cell office:value-type="float" office:value="6.73" table:style-name="ce40">
            <text:p>6.73</text:p>
          </table:table-cell>
          <table:table-cell office:value-type="float" office:value="346431" table:style-name="ce43">
            <text:p>346,431</text:p>
          </table:table-cell>
          <table:table-cell office:value-type="float" office:value="31.58" table:style-name="ce40">
            <text:p>31.58</text:p>
          </table:table-cell>
          <table:table-cell office:value-type="float" office:value="83797" table:style-name="ce36">
            <text:p>83,797</text:p>
          </table:table-cell>
          <table:table-cell office:value-type="float" office:value="7.51" table:style-name="ce40">
            <text:p>7.51</text:p>
          </table:table-cell>
          <table:table-cell office:value-type="float" office:value="4487" table:style-name="ce36">
            <text:p>4,487</text:p>
          </table:table-cell>
          <table:table-cell office:value-type="float" office:value="0.4" table:style-name="ce40">
            <text:p>0.40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218098" table:style-name="ce44">
            <text:p>218,098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41">
            <text:p>60 年</text:p>
          </table:table-cell>
          <table:covered-table-cell/>
          <table:table-cell office:value-type="float" office:value="2702792" table:style-name="ce39">
            <text:p>2,702,792</text:p>
          </table:table-cell>
          <table:table-cell office:value-type="float" office:value="14994823" table:style-name="ce36">
            <text:p>14,994,823</text:p>
          </table:table-cell>
          <table:table-cell office:value-type="float" office:value="7895140" table:style-name="ce36">
            <text:p>7,895,140</text:p>
          </table:table-cell>
          <table:table-cell office:value-type="float" office:value="7099683" table:style-name="ce36">
            <text:p>7,099,683</text:p>
          </table:table-cell>
          <table:table-cell office:value-type="float" office:value="380424" table:style-name="ce36">
            <text:p>380,424</text:p>
          </table:table-cell>
          <table:table-cell office:value-type="float" office:value="195938" table:style-name="ce36">
            <text:p>195,938</text:p>
          </table:table-cell>
          <table:table-cell office:value-type="float" office:value="184486" table:style-name="ce36">
            <text:p>184,486</text:p>
          </table:table-cell>
          <table:table-cell office:value-type="float" office:value="25.64" table:style-name="ce40">
            <text:p>25.64</text:p>
          </table:table-cell>
          <table:table-cell office:value-type="float" office:value="70954" table:style-name="ce36">
            <text:p>70,954</text:p>
          </table:table-cell>
          <table:table-cell office:value-type="float" office:value="41596" table:style-name="ce36">
            <text:p>41,596</text:p>
          </table:table-cell>
          <table:table-cell office:value-type="float" office:value="29358" table:style-name="ce36">
            <text:p>29,358</text:p>
          </table:table-cell>
          <table:table-cell office:value-type="float" office:value="4.78" table:style-name="ce40">
            <text:p>4.78</text:p>
          </table:table-cell>
          <table:table-cell office:value-type="float" office:value="309470" table:style-name="ce43">
            <text:p>309,470</text:p>
          </table:table-cell>
          <table:table-cell office:value-type="float" office:value="20.86" table:style-name="ce40">
            <text:p>20.86</text:p>
          </table:table-cell>
          <table:table-cell office:value-type="float" office:value="106812" table:style-name="ce36">
            <text:p>106,812</text:p>
          </table:table-cell>
          <table:table-cell office:value-type="float" office:value="7.2" table:style-name="ce40">
            <text:p>7.20</text:p>
          </table:table-cell>
          <table:table-cell office:value-type="float" office:value="5310" table:style-name="ce36">
            <text:p>5,310</text:p>
          </table:table-cell>
          <table:table-cell office:value-type="float" office:value="0.36" table:style-name="ce40">
            <text:p>0.36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270905" table:style-name="ce44">
            <text:p>270,905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41">
            <text:p>70 年</text:p>
          </table:table-cell>
          <table:covered-table-cell/>
          <table:table-cell office:value-type="float" office:value="3906015" table:style-name="ce39">
            <text:p>3,906,015</text:p>
          </table:table-cell>
          <table:table-cell office:value-type="float" office:value="18193955" table:style-name="ce36">
            <text:p>18,193,955</text:p>
          </table:table-cell>
          <table:table-cell office:value-type="float" office:value="9479508" table:style-name="ce36">
            <text:p>9,479,508</text:p>
          </table:table-cell>
          <table:table-cell office:value-type="float" office:value="8714447" table:style-name="ce36">
            <text:p>8,714,447</text:p>
          </table:table-cell>
          <table:table-cell office:value-type="float" office:value="412779" table:style-name="ce36">
            <text:p>412,779</text:p>
          </table:table-cell>
          <table:table-cell office:value-type="float" office:value="213273" table:style-name="ce36">
            <text:p>213,273</text:p>
          </table:table-cell>
          <table:table-cell office:value-type="float" office:value="199506" table:style-name="ce36">
            <text:p>199,506</text:p>
          </table:table-cell>
          <table:table-cell office:value-type="float" office:value="22.97" table:style-name="ce40">
            <text:p>22.97</text:p>
          </table:table-cell>
          <table:table-cell office:value-type="float" office:value="86848" table:style-name="ce36">
            <text:p>86,848</text:p>
          </table:table-cell>
          <table:table-cell office:value-type="float" office:value="52627" table:style-name="ce36">
            <text:p>52,627</text:p>
          </table:table-cell>
          <table:table-cell office:value-type="float" office:value="34221" table:style-name="ce36">
            <text:p>34,221</text:p>
          </table:table-cell>
          <table:table-cell office:value-type="float" office:value="4.83" table:style-name="ce40">
            <text:p>4.83</text:p>
          </table:table-cell>
          <table:table-cell office:value-type="float" office:value="325931" table:style-name="ce43">
            <text:p>325,931</text:p>
          </table:table-cell>
          <table:table-cell office:value-type="float" office:value="18.14" table:style-name="ce40">
            <text:p>18.14</text:p>
          </table:table-cell>
          <table:table-cell office:value-type="float" office:value="167496" table:style-name="ce36">
            <text:p>167,496</text:p>
          </table:table-cell>
          <table:table-cell office:value-type="float" office:value="9.2899999999999991" table:style-name="ce40">
            <text:p>9.29</text:p>
          </table:table-cell>
          <table:table-cell office:value-type="float" office:value="14875" table:style-name="ce36">
            <text:p>14,875</text:p>
          </table:table-cell>
          <table:table-cell office:value-type="float" office:value="0.83" table:style-name="ce40">
            <text:p>0.83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310116" table:style-name="ce44">
            <text:p>310,116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1">
            <text:p>80 年</text:p>
          </table:table-cell>
          <table:covered-table-cell/>
          <table:table-cell office:value-type="float" office:value="5227185" table:style-name="ce39">
            <text:p>5,227,185</text:p>
          </table:table-cell>
          <table:table-cell office:value-type="float" office:value="20605831" table:style-name="ce36">
            <text:p>20,605,831</text:p>
          </table:table-cell>
          <table:table-cell office:value-type="float" office:value="10640276" table:style-name="ce36">
            <text:p>10,640,276</text:p>
          </table:table-cell>
          <table:table-cell office:value-type="float" office:value="9965555" table:style-name="ce36">
            <text:p>9,965,555</text:p>
          </table:table-cell>
          <table:table-cell office:value-type="float" office:value="321932" table:style-name="ce36">
            <text:p>321,932</text:p>
          </table:table-cell>
          <table:table-cell office:value-type="float" office:value="168865" table:style-name="ce36">
            <text:p>168,865</text:p>
          </table:table-cell>
          <table:table-cell office:value-type="float" office:value="153067" table:style-name="ce36">
            <text:p>153,067</text:p>
          </table:table-cell>
          <table:table-cell office:value-type="float" office:value="15.7" table:style-name="ce40">
            <text:p>15.70</text:p>
          </table:table-cell>
          <table:table-cell office:value-type="float" office:value="106284" table:style-name="ce36">
            <text:p>106,284</text:p>
          </table:table-cell>
          <table:table-cell office:value-type="float" office:value="65386" table:style-name="ce36">
            <text:p>65,386</text:p>
          </table:table-cell>
          <table:table-cell office:value-type="float" office:value="40898" table:style-name="ce36">
            <text:p>40,898</text:p>
          </table:table-cell>
          <table:table-cell office:value-type="float" office:value="5.18" table:style-name="ce40">
            <text:p>5.18</text:p>
          </table:table-cell>
          <table:table-cell office:value-type="float" office:value="215648" table:style-name="ce43">
            <text:p>215,648</text:p>
          </table:table-cell>
          <table:table-cell office:value-type="float" office:value="10.52" table:style-name="ce40">
            <text:p>10.52</text:p>
          </table:table-cell>
          <table:table-cell office:value-type="float" office:value="162972" table:style-name="ce36">
            <text:p>162,972</text:p>
          </table:table-cell>
          <table:table-cell office:value-type="float" office:value="7.95" table:style-name="ce40">
            <text:p>7.95</text:p>
          </table:table-cell>
          <table:table-cell office:value-type="float" office:value="28298" table:style-name="ce36">
            <text:p>28,298</text:p>
          </table:table-cell>
          <table:table-cell office:value-type="float" office:value="1.38" table:style-name="ce40">
            <text:p>1.38</text:p>
          </table:table-cell>
          <table:table-cell office:value-type="float" office:value="1477764" table:style-name="ce36">
            <text:p>1,477,764</text:p>
          </table:table-cell>
          <table:table-cell office:value-type="float" office:value="1489892" table:style-name="ce36">
            <text:p>1,489,892</text:p>
          </table:table-cell>
          <table:table-cell office:value-type="float" office:value="345523" table:style-name="ce35">
            <text:p>345,523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0 年</text:p>
          </table:table-cell>
          <table:covered-table-cell/>
          <table:table-cell office:value-type="float" office:value="6802281" table:style-name="ce36">
            <text:p>6,802,281</text:p>
          </table:table-cell>
          <table:table-cell office:value-type="float" office:value="22405568" table:style-name="ce36">
            <text:p>22,405,568</text:p>
          </table:table-cell>
          <table:table-cell office:value-type="float" office:value="11441651" table:style-name="ce36">
            <text:p>11,441,651</text:p>
          </table:table-cell>
          <table:table-cell office:value-type="float" office:value="10963917" table:style-name="ce36">
            <text:p>10,963,917</text:p>
          </table:table-cell>
          <table:table-cell office:value-type="float" office:value="260354" table:style-name="ce36">
            <text:p>260,354</text:p>
          </table:table-cell>
          <table:table-cell office:value-type="float" office:value="135596" table:style-name="ce36">
            <text:p>135,596</text:p>
          </table:table-cell>
          <table:table-cell office:value-type="float" office:value="124758" table:style-name="ce36">
            <text:p>124,758</text:p>
          </table:table-cell>
          <table:table-cell office:value-type="float" office:value="11.65" table:style-name="ce40">
            <text:p>11.65</text:p>
          </table:table-cell>
          <table:table-cell office:value-type="float" office:value="127647" table:style-name="ce36">
            <text:p>127,647</text:p>
          </table:table-cell>
          <table:table-cell office:value-type="float" office:value="79319" table:style-name="ce36">
            <text:p>79,319</text:p>
          </table:table-cell>
          <table:table-cell office:value-type="float" office:value="48328" table:style-name="ce36">
            <text:p>48,328</text:p>
          </table:table-cell>
          <table:table-cell office:value-type="float" office:value="5.71" table:style-name="ce40">
            <text:p>5.71</text:p>
          </table:table-cell>
          <table:table-cell office:value-type="float" office:value="132707" table:style-name="ce41">
            <text:p>132,707</text:p>
          </table:table-cell>
          <table:table-cell office:value-type="float" office:value="5.94" table:style-name="ce40">
            <text:p>5.94</text:p>
          </table:table-cell>
          <table:table-cell office:value-type="float" office:value="170515" table:style-name="ce36">
            <text:p>170,515</text:p>
          </table:table-cell>
          <table:table-cell office:value-type="float" office:value="7.63" table:style-name="ce40">
            <text:p>7.63</text:p>
          </table:table-cell>
          <table:table-cell office:value-type="float" office:value="56538" table:style-name="ce36">
            <text:p>56,538</text:p>
          </table:table-cell>
          <table:table-cell office:value-type="float" office:value="2.5299999999999998" table:style-name="ce40">
            <text:p>2.53</text:p>
          </table:table-cell>
          <table:table-cell office:value-type="float" office:value="1373363" table:style-name="ce36">
            <text:p>1,373,363</text:p>
          </table:table-cell>
          <table:table-cell office:value-type="float" office:value="1377174" table:style-name="ce36">
            <text:p>1,377,174</text:p>
          </table:table-cell>
          <table:table-cell office:value-type="float" office:value="420892" table:style-name="ce35">
            <text:p>420,892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5 年</text:p>
          </table:table-cell>
          <table:covered-table-cell/>
          <table:table-cell office:value-type="float" office:value="7394758" table:style-name="ce36">
            <text:p>7,394,758</text:p>
          </table:table-cell>
          <table:table-cell office:value-type="float" office:value="22876527" table:style-name="ce36">
            <text:p>22,876,527</text:p>
          </table:table-cell>
          <table:table-cell office:value-type="float" office:value="11591707" table:style-name="ce36">
            <text:p>11,591,707</text:p>
          </table:table-cell>
          <table:table-cell office:value-type="float" office:value="11284820" table:style-name="ce36">
            <text:p>11,284,820</text:p>
          </table:table-cell>
          <table:table-cell office:value-type="float" office:value="204459" table:style-name="ce36">
            <text:p>204,459</text:p>
          </table:table-cell>
          <table:table-cell office:value-type="float" office:value="106936" table:style-name="ce36">
            <text:p>106,936</text:p>
          </table:table-cell>
          <table:table-cell office:value-type="float" office:value="97523" table:style-name="ce36">
            <text:p>97,523</text:p>
          </table:table-cell>
          <table:table-cell office:value-type="float" office:value="8.9600000000000009" table:style-name="ce40">
            <text:p>8.96</text:p>
          </table:table-cell>
          <table:table-cell office:value-type="float" office:value="135839" table:style-name="ce36">
            <text:p>135,839</text:p>
          </table:table-cell>
          <table:table-cell office:value-type="float" office:value="84800" table:style-name="ce36">
            <text:p>84,800</text:p>
          </table:table-cell>
          <table:table-cell office:value-type="float" office:value="51039" table:style-name="ce36">
            <text:p>51,039</text:p>
          </table:table-cell>
          <table:table-cell office:value-type="float" office:value="5.95" table:style-name="ce40">
            <text:p>5.95</text:p>
          </table:table-cell>
          <table:table-cell office:value-type="float" office:value="68620" table:style-name="ce41">
            <text:p>68,620</text:p>
          </table:table-cell>
          <table:table-cell office:value-type="float" office:value="3.01" table:style-name="ce40">
            <text:p>3.01</text:p>
          </table:table-cell>
          <table:table-cell office:value-type="float" office:value="142669" table:style-name="ce36">
            <text:p>142,669</text:p>
          </table:table-cell>
          <table:table-cell office:value-type="float" office:value="6.25" table:style-name="ce40">
            <text:p>6.25</text:p>
          </table:table-cell>
          <table:table-cell office:value-type="float" office:value="64540" table:style-name="ce36">
            <text:p>64,540</text:p>
          </table:table-cell>
          <table:table-cell office:value-type="float" office:value="2.83" table:style-name="ce40">
            <text:p>2.83</text:p>
          </table:table-cell>
          <table:table-cell office:value-type="float" office:value="1414340" table:style-name="ce36">
            <text:p>1,414,340</text:p>
          </table:table-cell>
          <table:table-cell office:value-type="float" office:value="1376816" table:style-name="ce36">
            <text:p>1,376,816</text:p>
          </table:table-cell>
          <table:table-cell office:value-type="float" office:value="474919" table:style-name="ce35">
            <text:p>474,919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6 年</text:p>
          </table:table-cell>
          <table:covered-table-cell/>
          <table:table-cell office:value-type="float" office:value="7512449" table:style-name="ce39">
            <text:p>7,512,449</text:p>
          </table:table-cell>
          <table:table-cell office:value-type="float" office:value="22958360" table:style-name="ce36">
            <text:p>22,958,360</text:p>
          </table:table-cell>
          <table:table-cell office:value-type="float" office:value="11608767" table:style-name="ce36">
            <text:p>11,608,767</text:p>
          </table:table-cell>
          <table:table-cell office:value-type="float" office:value="11349593" table:style-name="ce36">
            <text:p>11,349,593</text:p>
          </table:table-cell>
          <table:table-cell office:value-type="float" office:value="204414" table:style-name="ce36">
            <text:p>204,414</text:p>
          </table:table-cell>
          <table:table-cell office:value-type="float" office:value="106898" table:style-name="ce36">
            <text:p>106,898</text:p>
          </table:table-cell>
          <table:table-cell office:value-type="float" office:value="97516" table:style-name="ce36">
            <text:p>97,516</text:p>
          </table:table-cell>
          <table:table-cell office:value-type="float" office:value="8.92" table:style-name="ce42">
            <text:p>8.92</text:p>
          </table:table-cell>
          <table:table-cell office:value-type="float" office:value="141111" table:style-name="ce36">
            <text:p>141,111</text:p>
          </table:table-cell>
          <table:table-cell office:value-type="float" office:value="87029" table:style-name="ce36">
            <text:p>87,029</text:p>
          </table:table-cell>
          <table:table-cell office:value-type="float" office:value="54082" table:style-name="ce36">
            <text:p>54,082</text:p>
          </table:table-cell>
          <table:table-cell office:value-type="float" office:value="6.16" table:style-name="ce40">
            <text:p>6.16</text:p>
          </table:table-cell>
          <table:table-cell office:value-type="float" office:value="63303" table:style-name="ce41">
            <text:p>63,303</text:p>
          </table:table-cell>
          <table:table-cell office:value-type="float" office:value="2.76" table:style-name="ce40">
            <text:p>2.76</text:p>
          </table:table-cell>
          <table:table-cell office:value-type="float" office:value="135041" table:style-name="ce36">
            <text:p>135,041</text:p>
          </table:table-cell>
          <table:table-cell office:value-type="float" office:value="5.89" table:style-name="ce40">
            <text:p>5.89</text:p>
          </table:table-cell>
          <table:table-cell office:value-type="float" office:value="58518" table:style-name="ce36">
            <text:p>58,518</text:p>
          </table:table-cell>
          <table:table-cell office:value-type="float" office:value="2.5499999999999998" table:style-name="ce40">
            <text:p>2.55</text:p>
          </table:table-cell>
          <table:table-cell office:value-type="float" office:value="1173040" table:style-name="ce36">
            <text:p>1,173,040</text:p>
          </table:table-cell>
          <table:table-cell office:value-type="float" office:value="1154510" table:style-name="ce36">
            <text:p>1,154,510</text:p>
          </table:table-cell>
          <table:table-cell office:value-type="float" office:value="484174" table:style-name="ce35">
            <text:p>484,17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7 年</text:p>
          </table:table-cell>
          <table:covered-table-cell/>
          <table:table-cell office:value-type="float" office:value="7655772" table:style-name="ce39">
            <text:p>7,655,772</text:p>
          </table:table-cell>
          <table:table-cell office:value-type="float" office:value="23037031" table:style-name="ce36">
            <text:p>23,037,031</text:p>
          </table:table-cell>
          <table:table-cell office:value-type="float" office:value="11626351" table:style-name="ce36">
            <text:p>11,626,351</text:p>
          </table:table-cell>
          <table:table-cell office:value-type="float" office:value="11410680" table:style-name="ce36">
            <text:p>11,410,680</text:p>
          </table:table-cell>
          <table:table-cell office:value-type="float" office:value="198733" table:style-name="ce36">
            <text:p>198,733</text:p>
          </table:table-cell>
          <table:table-cell office:value-type="float" office:value="103937" table:style-name="ce36">
            <text:p>103,937</text:p>
          </table:table-cell>
          <table:table-cell office:value-type="float" office:value="94796" table:style-name="ce36">
            <text:p>94,796</text:p>
          </table:table-cell>
          <table:table-cell office:value-type="float" office:value="8.64" table:style-name="ce40">
            <text:p>8.64</text:p>
          </table:table-cell>
          <table:table-cell office:value-type="float" office:value="143624" table:style-name="ce36">
            <text:p>143,624</text:p>
          </table:table-cell>
          <table:table-cell office:value-type="float" office:value="88541" table:style-name="ce36">
            <text:p>88,541</text:p>
          </table:table-cell>
          <table:table-cell office:value-type="float" office:value="55083" table:style-name="ce36">
            <text:p>55,083</text:p>
          </table:table-cell>
          <table:table-cell office:value-type="float" office:value="6.25" table:style-name="ce40">
            <text:p>6.25</text:p>
          </table:table-cell>
          <table:table-cell office:value-type="float" office:value="55109" table:style-name="ce41">
            <text:p>55,109</text:p>
          </table:table-cell>
          <table:table-cell office:value-type="float" office:value="2.4" table:style-name="ce40">
            <text:p>2.40</text:p>
          </table:table-cell>
          <table:table-cell office:value-type="float" office:value="154866" table:style-name="ce36">
            <text:p>154,866</text:p>
          </table:table-cell>
          <table:table-cell office:value-type="float" office:value="6.73" table:style-name="ce40">
            <text:p>6.73</text:p>
          </table:table-cell>
          <table:table-cell office:value-type="float" office:value="55995" table:style-name="ce36">
            <text:p>55,995</text:p>
          </table:table-cell>
          <table:table-cell office:value-type="float" office:value="2.4300000000000002" table:style-name="ce40">
            <text:p>2.43</text:p>
          </table:table-cell>
          <table:table-cell office:value-type="float" office:value="1196407" table:style-name="ce36">
            <text:p>1,196,407</text:p>
          </table:table-cell>
          <table:table-cell office:value-type="float" office:value="1172845" table:style-name="ce36">
            <text:p>1,172,845</text:p>
          </table:table-cell>
          <table:table-cell office:value-type="float" office:value="494107" table:style-name="ce35">
            <text:p>494,107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8 年</text:p>
          </table:table-cell>
          <table:covered-table-cell/>
          <table:table-cell office:value-type="float" office:value="7805834" table:style-name="ce39">
            <text:p>7,805,834</text:p>
          </table:table-cell>
          <table:table-cell office:value-type="float" office:value="23119772" table:style-name="ce36">
            <text:p>23,119,772</text:p>
          </table:table-cell>
          <table:table-cell office:value-type="float" office:value="11636734" table:style-name="ce36">
            <text:p>11,636,734</text:p>
          </table:table-cell>
          <table:table-cell office:value-type="float" office:value="11483038" table:style-name="ce36">
            <text:p>11,483,038</text:p>
          </table:table-cell>
          <table:table-cell office:value-type="float" office:value="191310" table:style-name="ce36">
            <text:p>191,310</text:p>
          </table:table-cell>
          <table:table-cell office:value-type="float" office:value="99492" table:style-name="ce36">
            <text:p>99,492</text:p>
          </table:table-cell>
          <table:table-cell office:value-type="float" office:value="91818" table:style-name="ce36">
            <text:p>91,818</text:p>
          </table:table-cell>
          <table:table-cell office:value-type="float" office:value="8.2899999999999991" table:style-name="ce40">
            <text:p>8.29</text:p>
          </table:table-cell>
          <table:table-cell office:value-type="float" office:value="143582" table:style-name="ce36">
            <text:p>143,582</text:p>
          </table:table-cell>
          <table:table-cell office:value-type="float" office:value="88088" table:style-name="ce36">
            <text:p>88,088</text:p>
          </table:table-cell>
          <table:table-cell office:value-type="float" office:value="55494" table:style-name="ce36">
            <text:p>55,494</text:p>
          </table:table-cell>
          <table:table-cell office:value-type="float" office:value="6.22" table:style-name="ce40">
            <text:p>6.22</text:p>
          </table:table-cell>
          <table:table-cell office:value-type="float" office:value="47728" table:style-name="ce41">
            <text:p>47,728</text:p>
          </table:table-cell>
          <table:table-cell office:value-type="float" office:value="2.0699999999999998" table:style-name="ce40">
            <text:p>2.07</text:p>
          </table:table-cell>
          <table:table-cell office:value-type="float" office:value="117099" table:style-name="ce36">
            <text:p>117,099</text:p>
          </table:table-cell>
          <table:table-cell office:value-type="float" office:value="5.07" table:style-name="ce40">
            <text:p>5.07</text:p>
          </table:table-cell>
          <table:table-cell office:value-type="float" office:value="57223" table:style-name="ce36">
            <text:p>57,223</text:p>
          </table:table-cell>
          <table:table-cell office:value-type="float" office:value="2.48" table:style-name="ce40">
            <text:p>2.48</text:p>
          </table:table-cell>
          <table:table-cell office:value-type="float" office:value="1198561" table:style-name="ce36">
            <text:p>1,198,561</text:p>
          </table:table-cell>
          <table:table-cell office:value-type="float" office:value="1163548" table:style-name="ce36">
            <text:p>1,163,548</text:p>
          </table:table-cell>
          <table:table-cell office:value-type="float" office:value="504531" table:style-name="ce35">
            <text:p>504,531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99 年</text:p>
          </table:table-cell>
          <table:covered-table-cell/>
          <table:table-cell office:value-type="float" office:value="7937024" table:style-name="ce39">
            <text:p>7,937,024</text:p>
          </table:table-cell>
          <table:table-cell office:value-type="float" office:value="23162123" table:style-name="ce36">
            <text:p>23,162,123</text:p>
          </table:table-cell>
          <table:table-cell office:value-type="float" office:value="11635225" table:style-name="ce36">
            <text:p>11,635,225</text:p>
          </table:table-cell>
          <table:table-cell office:value-type="float" office:value="11526898" table:style-name="ce36">
            <text:p>11,526,898</text:p>
          </table:table-cell>
          <table:table-cell office:value-type="float" office:value="166886" table:style-name="ce36">
            <text:p>166,886</text:p>
          </table:table-cell>
          <table:table-cell office:value-type="float" office:value="87213" table:style-name="ce36">
            <text:p>87,213</text:p>
          </table:table-cell>
          <table:table-cell office:value-type="float" office:value="79673" table:style-name="ce36">
            <text:p>79,673</text:p>
          </table:table-cell>
          <table:table-cell office:value-type="float" office:value="7.21" table:style-name="ce40">
            <text:p>7.21</text:p>
          </table:table-cell>
          <table:table-cell office:value-type="float" office:value="145772" table:style-name="ce36">
            <text:p>145,772</text:p>
          </table:table-cell>
          <table:table-cell office:value-type="float" office:value="89152" table:style-name="ce36">
            <text:p>89,152</text:p>
          </table:table-cell>
          <table:table-cell office:value-type="float" office:value="56620" table:style-name="ce36">
            <text:p>56,620</text:p>
          </table:table-cell>
          <table:table-cell office:value-type="float" office:value="6.3" table:style-name="ce40">
            <text:p>6.30</text:p>
          </table:table-cell>
          <table:table-cell office:value-type="float" office:value="21114" table:style-name="ce41">
            <text:p>21,114</text:p>
          </table:table-cell>
          <table:table-cell office:value-type="float" office:value="0.91" table:style-name="ce40">
            <text:p>0.91</text:p>
          </table:table-cell>
          <table:table-cell office:value-type="float" office:value="138819" table:style-name="ce36">
            <text:p>138,819</text:p>
          </table:table-cell>
          <table:table-cell office:value-type="float" office:value="6" table:style-name="ce40">
            <text:p>6.00</text:p>
          </table:table-cell>
          <table:table-cell office:value-type="float" office:value="58115" table:style-name="ce36">
            <text:p>58,115</text:p>
          </table:table-cell>
          <table:table-cell office:value-type="float" office:value="2.5099999999999998" table:style-name="ce40">
            <text:p>2.51</text:p>
          </table:table-cell>
          <table:table-cell office:value-type="float" office:value="1213899" table:style-name="ce36">
            <text:p>1,213,899</text:p>
          </table:table-cell>
          <table:table-cell office:value-type="float" office:value="1192662" table:style-name="ce36">
            <text:p>1,192,662</text:p>
          </table:table-cell>
          <table:table-cell office:value-type="float" office:value="512701" table:style-name="ce35">
            <text:p>512,701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2">
            <text:p>100年</text:p>
          </table:table-cell>
          <table:covered-table-cell/>
          <table:table-cell office:value-type="float" office:value="8057761" table:style-name="ce36">
            <text:p>8,057,761</text:p>
          </table:table-cell>
          <table:table-cell office:value-type="float" office:value="23224912" table:style-name="ce36">
            <text:p>23,224,912</text:p>
          </table:table-cell>
          <table:table-cell office:value-type="float" office:value="11645674" table:style-name="ce36">
            <text:p>11,645,674</text:p>
          </table:table-cell>
          <table:table-cell office:value-type="float" office:value="11579238" table:style-name="ce36">
            <text:p>11,579,238</text:p>
          </table:table-cell>
          <table:table-cell office:value-type="float" office:value="196627" table:style-name="ce36">
            <text:p>196,627</text:p>
          </table:table-cell>
          <table:table-cell office:value-type="float" office:value="101943" table:style-name="ce36">
            <text:p>101,943</text:p>
          </table:table-cell>
          <table:table-cell office:value-type="float" office:value="94684" table:style-name="ce36">
            <text:p>94,684</text:p>
          </table:table-cell>
          <table:table-cell office:value-type="float" office:value="8.48" table:style-name="ce37">
            <text:p><text:s text:c="3"/>8.48</text:p>
          </table:table-cell>
          <table:table-cell office:value-type="float" office:value="152915" table:style-name="ce36">
            <text:p>152,915</text:p>
          </table:table-cell>
          <table:table-cell office:value-type="float" office:value="93810" table:style-name="ce36">
            <text:p>93,810</text:p>
          </table:table-cell>
          <table:table-cell office:value-type="float" office:value="59105" table:style-name="ce36">
            <text:p>59,105</text:p>
          </table:table-cell>
          <table:table-cell office:value-type="float" office:value="6.59" table:style-name="ce37">
            <text:p><text:s text:c="3"/>6.59</text:p>
          </table:table-cell>
          <table:table-cell office:value-type="float" office:value="43712" table:style-name="ce36">
            <text:p>43,712</text:p>
          </table:table-cell>
          <table:table-cell office:value-type="float" office:value="1.88" table:style-name="ce37">
            <text:p><text:s text:c="3"/>1.88</text:p>
          </table:table-cell>
          <table:table-cell office:value-type="float" office:value="165327" table:style-name="ce36">
            <text:p>165,327</text:p>
          </table:table-cell>
          <table:table-cell office:value-type="float" office:value="7.13" table:style-name="ce37">
            <text:p><text:s text:c="3"/>7.13</text:p>
          </table:table-cell>
          <table:table-cell office:value-type="float" office:value="57008" table:style-name="ce36">
            <text:p>57,008</text:p>
          </table:table-cell>
          <table:table-cell office:value-type="float" office:value="2.46" table:style-name="ce37">
            <text:p><text:s text:c="3"/>2.46</text:p>
          </table:table-cell>
          <table:table-cell office:value-type="float" office:value="1128449" table:style-name="ce36">
            <text:p>1,128,449</text:p>
          </table:table-cell>
          <table:table-cell office:value-type="float" office:value="1109372" table:style-name="ce36">
            <text:p>1,109,372</text:p>
          </table:table-cell>
          <table:table-cell office:value-type="float" office:value="519984" table:style-name="ce35">
            <text:p>519,98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2">
            <text:p>101年</text:p>
          </table:table-cell>
          <table:covered-table-cell/>
          <table:table-cell office:value-type="float" office:value="8186432" table:style-name="ce39">
            <text:p>8,186,432</text:p>
          </table:table-cell>
          <table:table-cell office:value-type="float" office:value="23315822" table:style-name="ce39">
            <text:p>23,315,822</text:p>
          </table:table-cell>
          <table:table-cell office:value-type="float" office:value="11673319" table:style-name="ce39">
            <text:p>11,673,319</text:p>
          </table:table-cell>
          <table:table-cell office:value-type="float" office:value="11642503" table:style-name="ce39">
            <text:p>11,642,503</text:p>
          </table:table-cell>
          <table:table-cell office:value-type="float" office:value="229481" table:style-name="ce36">
            <text:p>229,481</text:p>
          </table:table-cell>
          <table:table-cell office:value-type="float" office:value="118848" table:style-name="ce36">
            <text:p>118,848</text:p>
          </table:table-cell>
          <table:table-cell office:value-type="float" office:value="110633" table:style-name="ce36">
            <text:p>110,633</text:p>
          </table:table-cell>
          <table:table-cell office:value-type="float" office:value="9.86" table:style-name="ce38">
            <text:p><text:s text:c="3"/>9.86</text:p>
          </table:table-cell>
          <table:table-cell office:value-type="float" office:value="154251" table:style-name="ce36">
            <text:p>154,251</text:p>
          </table:table-cell>
          <table:table-cell office:value-type="float" office:value="93618" table:style-name="ce36">
            <text:p>93,618</text:p>
          </table:table-cell>
          <table:table-cell office:value-type="float" office:value="60633" table:style-name="ce36">
            <text:p>60,633</text:p>
          </table:table-cell>
          <table:table-cell office:value-type="float" office:value="6.63" table:style-name="ce37">
            <text:p><text:s text:c="3"/>6.63</text:p>
          </table:table-cell>
          <table:table-cell office:value-type="float" office:value="75230" table:style-name="ce36">
            <text:p>75,230</text:p>
          </table:table-cell>
          <table:table-cell office:value-type="float" office:value="3.23" table:style-name="ce37">
            <text:p><text:s text:c="3"/>3.23</text:p>
          </table:table-cell>
          <table:table-cell office:value-type="float" office:value="143384" table:style-name="ce36">
            <text:p>143,384</text:p>
          </table:table-cell>
          <table:table-cell office:value-type="float" office:value="6.16" table:style-name="ce37">
            <text:p><text:s text:c="3"/>6.16</text:p>
          </table:table-cell>
          <table:table-cell office:value-type="float" office:value="55980" table:style-name="ce36">
            <text:p>55,980</text:p>
          </table:table-cell>
          <table:table-cell office:value-type="float" office:value="2.41" table:style-name="ce37">
            <text:p><text:s text:c="3"/>2.41</text:p>
          </table:table-cell>
          <table:table-cell office:value-type="float" office:value="1118006" table:style-name="ce36">
            <text:p>1,118,006</text:p>
          </table:table-cell>
          <table:table-cell office:value-type="float" office:value="1102326" table:style-name="ce36">
            <text:p>1,102,326</text:p>
          </table:table-cell>
          <table:table-cell office:value-type="float" office:value="527250" table:style-name="ce35">
            <text:p>527,250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41">
            <text:p>102年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99113" table:style-name="ce36">
            <text:p>199,113</text:p>
          </table:table-cell>
          <table:table-cell office:value-type="float" office:value="103120" table:style-name="ce36">
            <text:p>103,120</text:p>
          </table:table-cell>
          <table:table-cell office:value-type="float" office:value="95993" table:style-name="ce36">
            <text:p>95,993</text:p>
          </table:table-cell>
          <table:table-cell office:value-type="float" office:value="8.5299999999999994" table:style-name="ce37">
            <text:p><text:s text:c="3"/>8.53</text:p>
          </table:table-cell>
          <table:table-cell office:value-type="float" office:value="155908" table:style-name="ce36">
            <text:p>155,908</text:p>
          </table:table-cell>
          <table:table-cell office:value-type="float" office:value="94505" table:style-name="ce36">
            <text:p>94,505</text:p>
          </table:table-cell>
          <table:table-cell office:value-type="float" office:value="61403" table:style-name="ce36">
            <text:p>61,403</text:p>
          </table:table-cell>
          <table:table-cell office:value-type="float" office:value="6.68" table:style-name="ce37">
            <text:p><text:s text:c="3"/>6.68</text:p>
          </table:table-cell>
          <table:table-cell office:value-type="float" office:value="43205" table:style-name="ce36">
            <text:p>43,205</text:p>
          </table:table-cell>
          <table:table-cell office:value-type="float" office:value="1.85" table:style-name="ce37">
            <text:p><text:s text:c="3"/>1.85</text:p>
          </table:table-cell>
          <table:table-cell office:value-type="float" office:value="147636" table:style-name="ce36">
            <text:p>147,636</text:p>
          </table:table-cell>
          <table:table-cell office:value-type="float" office:value="6.32" table:style-name="ce37">
            <text:p><text:s text:c="3"/>6.32</text:p>
          </table:table-cell>
          <table:table-cell office:value-type="float" office:value="53604" table:style-name="ce36">
            <text:p>53,604</text:p>
          </table:table-cell>
          <table:table-cell office:value-type="float" office:value="2.2999999999999998" table:style-name="ce37">
            <text:p><text:s text:c="3"/>2.30</text:p>
          </table:table-cell>
          <table:table-cell office:value-type="float" office:value="1079702" table:style-name="ce36">
            <text:p>1,079,702</text:p>
          </table:table-cell>
          <table:table-cell office:value-type="float" office:value="1065212" table:style-name="ce36">
            <text:p>1,065,212</text:p>
          </table:table-cell>
          <table:table-cell office:value-type="float" office:value="533601" table:style-name="ce35">
            <text:p>533,601</text:p>
          </table:table-cell>
          <table:table-cell table:number-columns-repeated="16361" table:style-name="ce125"/>
        </table:table-row>
        <table:table-row table:style-name="ro5">
          <table:table-cell office:value-type="string" table:number-columns-spanned="2" table:number-rows-spanned="1" table:style-name="ce241">
            <text:p>103年</text:p>
          </table:table-cell>
          <table:covered-table-cell/>
          <table:table-cell office:value-type="float" office:value="8382699" table:style-name="ce36">
            <text:p>8,382,699</text:p>
          </table:table-cell>
          <table:table-cell office:value-type="float" office:value="23433753" table:style-name="ce36">
            <text:p>23,433,753</text:p>
          </table:table-cell>
          <table:table-cell office:value-type="float" office:value="11697971" table:style-name="ce36">
            <text:p>11,697,971</text:p>
          </table:table-cell>
          <table:table-cell office:value-type="float" office:value="11735782" table:style-name="ce36">
            <text:p>11,735,782</text:p>
          </table:table-cell>
          <table:table-cell office:value-type="float" office:value="210383" table:style-name="ce36">
            <text:p>210,383</text:p>
          </table:table-cell>
          <table:table-cell office:value-type="float" office:value="108817" table:style-name="ce36">
            <text:p>108,817</text:p>
          </table:table-cell>
          <table:table-cell office:value-type="float" office:value="101566" table:style-name="ce36">
            <text:p>101,566</text:p>
          </table:table-cell>
          <table:table-cell office:value-type="float" office:value="8.99" table:style-name="ce37">
            <text:p><text:s text:c="3"/>8.99</text:p>
          </table:table-cell>
          <table:table-cell office:value-type="float" office:value="163929" table:style-name="ce36">
            <text:p>163,929</text:p>
          </table:table-cell>
          <table:table-cell office:value-type="float" office:value="98733" table:style-name="ce36">
            <text:p>98,733</text:p>
          </table:table-cell>
          <table:table-cell office:value-type="float" office:value="65196" table:style-name="ce36">
            <text:p>65,196</text:p>
          </table:table-cell>
          <table:table-cell office:value-type="float" office:value="7" table:style-name="ce37">
            <text:p><text:s text:c="3"/>7.00</text:p>
          </table:table-cell>
          <table:table-cell office:value-type="float" office:value="46454" table:style-name="ce36">
            <text:p>46,454</text:p>
          </table:table-cell>
          <table:table-cell office:value-type="float" office:value="1.98" table:style-name="ce37">
            <text:p><text:s text:c="3"/>1.98</text:p>
          </table:table-cell>
          <table:table-cell office:value-type="float" office:value="149287" table:style-name="ce36">
            <text:p>149,287</text:p>
          </table:table-cell>
          <table:table-cell office:value-type="float" office:value="6.38" table:style-name="ce37">
            <text:p><text:s text:c="3"/>6.38</text:p>
          </table:table-cell>
          <table:table-cell office:value-type="float" office:value="53190" table:style-name="ce36">
            <text:p>53,190</text:p>
          </table:table-cell>
          <table:table-cell office:value-type="float" office:value="2.27" table:style-name="ce37">
            <text:p><text:s text:c="3"/>2.27</text:p>
          </table:table-cell>
          <table:table-cell office:value-type="float" office:value="1073783" table:style-name="ce36">
            <text:p>1,073,783</text:p>
          </table:table-cell>
          <table:table-cell office:value-type="float" office:value="1060001" table:style-name="ce36">
            <text:p>1,060,001</text:p>
          </table:table-cell>
          <table:table-cell office:value-type="float" office:value="540023" table:style-name="ce35">
            <text:p>540,023</text:p>
          </table:table-cell>
          <table:table-cell table:number-columns-repeated="16361" table:style-name="ce125"/>
        </table:table-row>
        <table:table-row table:style-name="ro5">
          <table:table-cell office:value-type="string" table:number-columns-spanned="2" table:number-rows-spanned="1" table:style-name="ce179">
            <text:p>1 月</text:p>
          </table:table-cell>
          <table:covered-table-cell/>
          <table:table-cell office:value-type="float" office:value="8290235" table:style-name="ce13">
            <text:p>8,290,235</text:p>
          </table:table-cell>
          <table:table-cell office:value-type="float" office:value="23377515" table:style-name="ce13">
            <text:p>23,377,515</text:p>
          </table:table-cell>
          <table:table-cell office:value-type="float" office:value="11685438" table:style-name="ce13">
            <text:p>11,685,438</text:p>
          </table:table-cell>
          <table:table-cell office:value-type="float" office:value="11692077" table:style-name="ce13">
            <text:p>11,692,077</text:p>
          </table:table-cell>
          <table:table-cell office:value-type="float" office:value="15716" table:style-name="ce13">
            <text:p>15,716</text:p>
          </table:table-cell>
          <table:table-cell office:value-type="float" office:value="8310" table:style-name="ce13">
            <text:p>8,310</text:p>
          </table:table-cell>
          <table:table-cell office:value-type="float" office:value="7406" table:style-name="ce13">
            <text:p>7,406</text:p>
          </table:table-cell>
          <table:table-cell office:value-type="float" office:value="7.92" table:style-name="ce33">
            <text:p>7.92</text:p>
          </table:table-cell>
          <table:table-cell office:value-type="float" office:value="13935" table:style-name="ce13">
            <text:p>13,935</text:p>
          </table:table-cell>
          <table:table-cell office:value-type="float" office:value="8365" table:style-name="ce13">
            <text:p>8,365</text:p>
          </table:table-cell>
          <table:table-cell office:value-type="float" office:value="5570" table:style-name="ce13">
            <text:p>5,570</text:p>
          </table:table-cell>
          <table:table-cell office:value-type="float" office:value="7.02" table:style-name="ce33">
            <text:p>7.02</text:p>
          </table:table-cell>
          <table:table-cell office:value-type="float" office:value="1781" table:style-name="ce34">
            <text:p><text:s text:c="3"/>1,781</text:p>
          </table:table-cell>
          <table:table-cell office:value-type="float" office:value="0.9" table:style-name="ce33">
            <text:p>0.90</text:p>
          </table:table-cell>
          <table:table-cell office:value-type="float" office:value="16455" table:style-name="ce13">
            <text:p>16,455</text:p>
          </table:table-cell>
          <table:table-cell office:value-type="float" office:value="8.2899999999999991" table:style-name="ce33">
            <text:p>8.29</text:p>
          </table:table-cell>
          <table:table-cell office:value-type="float" office:value="3779" table:style-name="ce13">
            <text:p>3,779</text:p>
          </table:table-cell>
          <table:table-cell office:value-type="float" office:value="1.9" table:style-name="ce33">
            <text:p>1.90</text:p>
          </table:table-cell>
          <table:table-cell office:value-type="float" office:value="77521" table:style-name="ce13">
            <text:p>77,521</text:p>
          </table:table-cell>
          <table:table-cell office:value-type="float" office:value="75304" table:style-name="ce13">
            <text:p>75,304</text:p>
          </table:table-cell>
          <table:table-cell office:value-type="float" office:value="534007" table:style-name="ce32">
            <text:p>534,007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2 月</text:p>
          </table:table-cell>
          <table:covered-table-cell/>
          <table:table-cell office:value-type="float" office:value="8293789" table:style-name="ce13">
            <text:p>8,293,789</text:p>
          </table:table-cell>
          <table:table-cell office:value-type="float" office:value="23379129" table:style-name="ce13">
            <text:p>23,379,129</text:p>
          </table:table-cell>
          <table:table-cell office:value-type="float" office:value="11684625" table:style-name="ce13">
            <text:p>11,684,625</text:p>
          </table:table-cell>
          <table:table-cell office:value-type="float" office:value="11694504" table:style-name="ce13">
            <text:p>11,694,504</text:p>
          </table:table-cell>
          <table:table-cell office:value-type="float" office:value="15357" table:style-name="ce13">
            <text:p>15,357</text:p>
          </table:table-cell>
          <table:table-cell office:value-type="float" office:value="7851" table:style-name="ce13">
            <text:p>7,851</text:p>
          </table:table-cell>
          <table:table-cell office:value-type="float" office:value="7506" table:style-name="ce13">
            <text:p>7,506</text:p>
          </table:table-cell>
          <table:table-cell office:value-type="float" office:value="8.56" table:style-name="ce33">
            <text:p>8.56</text:p>
          </table:table-cell>
          <table:table-cell office:value-type="float" office:value="15349" table:style-name="ce13">
            <text:p>15,349</text:p>
          </table:table-cell>
          <table:table-cell office:value-type="float" office:value="9248" table:style-name="ce13">
            <text:p>9,248</text:p>
          </table:table-cell>
          <table:table-cell office:value-type="float" office:value="6101" table:style-name="ce13">
            <text:p>6,101</text:p>
          </table:table-cell>
          <table:table-cell office:value-type="float" office:value="8.56" table:style-name="ce33">
            <text:p>8.56</text:p>
          </table:table-cell>
          <table:table-cell office:value-type="float" office:value="8" table:style-name="ce34">
            <text:p><text:s text:c="3"/>8</text:p>
          </table:table-cell>
          <table:table-cell office:value-type="string" table:style-name="ce128">
            <text:p><text:s text:c="5"/>0.00</text:p>
          </table:table-cell>
          <table:table-cell office:value-type="float" office:value="9616" table:style-name="ce13">
            <text:p>9,616</text:p>
          </table:table-cell>
          <table:table-cell office:value-type="float" office:value="5.36" table:style-name="ce33">
            <text:p>5.36</text:p>
          </table:table-cell>
          <table:table-cell office:value-type="float" office:value="3851" table:style-name="ce13">
            <text:p>3,851</text:p>
          </table:table-cell>
          <table:table-cell office:value-type="float" office:value="2.15" table:style-name="ce33">
            <text:p>2.15</text:p>
          </table:table-cell>
          <table:table-cell office:value-type="float" office:value="77189" table:style-name="ce13">
            <text:p>77,189</text:p>
          </table:table-cell>
          <table:table-cell office:value-type="float" office:value="75583" table:style-name="ce13">
            <text:p>75,583</text:p>
          </table:table-cell>
          <table:table-cell office:value-type="float" office:value="534561" table:style-name="ce32">
            <text:p>534,561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3 月</text:p>
          </table:table-cell>
          <table:covered-table-cell/>
          <table:table-cell office:value-type="float" office:value="8300560" table:style-name="ce13">
            <text:p>8,300,560</text:p>
          </table:table-cell>
          <table:table-cell office:value-type="float" office:value="23379594" table:style-name="ce13">
            <text:p>23,379,594</text:p>
          </table:table-cell>
          <table:table-cell office:value-type="float" office:value="11683396" table:style-name="ce13">
            <text:p>11,683,396</text:p>
          </table:table-cell>
          <table:table-cell office:value-type="float" office:value="11696198" table:style-name="ce13">
            <text:p>11,696,198</text:p>
          </table:table-cell>
          <table:table-cell office:value-type="float" office:value="17588" table:style-name="ce13">
            <text:p>17,588</text:p>
          </table:table-cell>
          <table:table-cell office:value-type="float" office:value="9053" table:style-name="ce13">
            <text:p>9,053</text:p>
          </table:table-cell>
          <table:table-cell office:value-type="float" office:value="8535" table:style-name="ce13">
            <text:p>8,535</text:p>
          </table:table-cell>
          <table:table-cell office:value-type="float" office:value="8.86" table:style-name="ce33">
            <text:p>8.86</text:p>
          </table:table-cell>
          <table:table-cell office:value-type="float" office:value="15465" table:style-name="ce13">
            <text:p>15,465</text:p>
          </table:table-cell>
          <table:table-cell office:value-type="float" office:value="9246" table:style-name="ce13">
            <text:p>9,246</text:p>
          </table:table-cell>
          <table:table-cell office:value-type="float" office:value="6219" table:style-name="ce13">
            <text:p>6,219</text:p>
          </table:table-cell>
          <table:table-cell office:value-type="float" office:value="7.79" table:style-name="ce33">
            <text:p>7.79</text:p>
          </table:table-cell>
          <table:table-cell office:value-type="float" office:value="2123" table:style-name="ce34">
            <text:p><text:s text:c="3"/>2,123</text:p>
          </table:table-cell>
          <table:table-cell office:value-type="float" office:value="1.07" table:style-name="ce33">
            <text:p>1.07</text:p>
          </table:table-cell>
          <table:table-cell office:value-type="float" office:value="13000" table:style-name="ce13">
            <text:p>13,000</text:p>
          </table:table-cell>
          <table:table-cell office:value-type="float" office:value="6.55" table:style-name="ce33">
            <text:p>6.55</text:p>
          </table:table-cell>
          <table:table-cell office:value-type="float" office:value="4605" table:style-name="ce13">
            <text:p>4,605</text:p>
          </table:table-cell>
          <table:table-cell office:value-type="float" office:value="2.3199999999999998" table:style-name="ce33">
            <text:p>2.32</text:p>
          </table:table-cell>
          <table:table-cell office:value-type="float" office:value="96549" table:style-name="ce13">
            <text:p>96,549</text:p>
          </table:table-cell>
          <table:table-cell office:value-type="float" office:value="98207" table:style-name="ce13">
            <text:p>98,207</text:p>
          </table:table-cell>
          <table:table-cell office:value-type="float" office:value="534981" table:style-name="ce32">
            <text:p>534,981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4 月</text:p>
          </table:table-cell>
          <table:covered-table-cell/>
          <table:table-cell office:value-type="float" office:value="8308440" table:style-name="ce13">
            <text:p>8,308,440</text:p>
          </table:table-cell>
          <table:table-cell office:value-type="float" office:value="23382948" table:style-name="ce13">
            <text:p>23,382,948</text:p>
          </table:table-cell>
          <table:table-cell office:value-type="float" office:value="11683631" table:style-name="ce13">
            <text:p>11,683,631</text:p>
          </table:table-cell>
          <table:table-cell office:value-type="float" office:value="11699317" table:style-name="ce13">
            <text:p>11,699,317</text:p>
          </table:table-cell>
          <table:table-cell office:value-type="float" office:value="17507" table:style-name="ce13">
            <text:p>17,507</text:p>
          </table:table-cell>
          <table:table-cell office:value-type="float" office:value="9007" table:style-name="ce13">
            <text:p>9,007</text:p>
          </table:table-cell>
          <table:table-cell office:value-type="float" office:value="8500" table:style-name="ce13">
            <text:p>8,500</text:p>
          </table:table-cell>
          <table:table-cell office:value-type="float" office:value="9.11" table:style-name="ce33">
            <text:p>9.11</text:p>
          </table:table-cell>
          <table:table-cell office:value-type="float" office:value="14114" table:style-name="ce13">
            <text:p>14,114</text:p>
          </table:table-cell>
          <table:table-cell office:value-type="float" office:value="8527" table:style-name="ce13">
            <text:p>8,527</text:p>
          </table:table-cell>
          <table:table-cell office:value-type="float" office:value="5587" table:style-name="ce13">
            <text:p>5,587</text:p>
          </table:table-cell>
          <table:table-cell office:value-type="float" office:value="7.34" table:style-name="ce33">
            <text:p>7.34</text:p>
          </table:table-cell>
          <table:table-cell office:value-type="float" office:value="3393" table:style-name="ce34">
            <text:p><text:s text:c="3"/>3,393</text:p>
          </table:table-cell>
          <table:table-cell office:value-type="float" office:value="1.77" table:style-name="ce33">
            <text:p>1.77</text:p>
          </table:table-cell>
          <table:table-cell office:value-type="float" office:value="9707" table:style-name="ce13">
            <text:p>9,707</text:p>
          </table:table-cell>
          <table:table-cell office:value-type="float" office:value="5.05" table:style-name="ce33">
            <text:p>5.05</text:p>
          </table:table-cell>
          <table:table-cell office:value-type="float" office:value="4608" table:style-name="ce13">
            <text:p>4,608</text:p>
          </table:table-cell>
          <table:table-cell office:value-type="float" office:value="2.4" table:style-name="ce33">
            <text:p>2.40</text:p>
          </table:table-cell>
          <table:table-cell office:value-type="float" office:value="99151" table:style-name="ce13">
            <text:p>99,151</text:p>
          </table:table-cell>
          <table:table-cell office:value-type="float" office:value="99190" table:style-name="ce13">
            <text:p>99,190</text:p>
          </table:table-cell>
          <table:table-cell office:value-type="float" office:value="535492" table:style-name="ce32">
            <text:p>535,492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5 月</text:p>
          </table:table-cell>
          <table:covered-table-cell/>
          <table:table-cell office:value-type="float" office:value="8320686" table:style-name="ce13">
            <text:p>8,320,686</text:p>
          </table:table-cell>
          <table:table-cell office:value-type="float" office:value="23386883" table:style-name="ce13">
            <text:p>23,386,883</text:p>
          </table:table-cell>
          <table:table-cell office:value-type="float" office:value="11684092" table:style-name="ce13">
            <text:p>11,684,092</text:p>
          </table:table-cell>
          <table:table-cell office:value-type="float" office:value="11702791" table:style-name="ce13">
            <text:p>11,702,791</text:p>
          </table:table-cell>
          <table:table-cell office:value-type="float" office:value="15658" table:style-name="ce13">
            <text:p>15,658</text:p>
          </table:table-cell>
          <table:table-cell office:value-type="float" office:value="8109" table:style-name="ce13">
            <text:p>8,109</text:p>
          </table:table-cell>
          <table:table-cell office:value-type="float" office:value="7549" table:style-name="ce13">
            <text:p>7,549</text:p>
          </table:table-cell>
          <table:table-cell office:value-type="float" office:value="7.88" table:style-name="ce33">
            <text:p>7.88</text:p>
          </table:table-cell>
          <table:table-cell office:value-type="float" office:value="13187" table:style-name="ce13">
            <text:p>13,187</text:p>
          </table:table-cell>
          <table:table-cell office:value-type="float" office:value="7929" table:style-name="ce13">
            <text:p>7,929</text:p>
          </table:table-cell>
          <table:table-cell office:value-type="float" office:value="5258" table:style-name="ce13">
            <text:p>5,258</text:p>
          </table:table-cell>
          <table:table-cell office:value-type="float" office:value="6.64" table:style-name="ce33">
            <text:p>6.64</text:p>
          </table:table-cell>
          <table:table-cell office:value-type="float" office:value="2471" table:style-name="ce34">
            <text:p><text:s text:c="3"/>2,471</text:p>
          </table:table-cell>
          <table:table-cell office:value-type="float" office:value="1.24" table:style-name="ce33">
            <text:p>1.24</text:p>
          </table:table-cell>
          <table:table-cell office:value-type="float" office:value="18308" table:style-name="ce13">
            <text:p>18,308</text:p>
          </table:table-cell>
          <table:table-cell office:value-type="float" office:value="9.2200000000000006" table:style-name="ce33">
            <text:p>9.22</text:p>
          </table:table-cell>
          <table:table-cell office:value-type="float" office:value="4641" table:style-name="ce13">
            <text:p>4,641</text:p>
          </table:table-cell>
          <table:table-cell office:value-type="float" office:value="2.34" table:style-name="ce33">
            <text:p>2.34</text:p>
          </table:table-cell>
          <table:table-cell office:value-type="float" office:value="109538" table:style-name="ce13">
            <text:p>109,538</text:p>
          </table:table-cell>
          <table:table-cell office:value-type="float" office:value="108074" table:style-name="ce13">
            <text:p>108,074</text:p>
          </table:table-cell>
          <table:table-cell office:value-type="float" office:value="535953" table:style-name="ce32">
            <text:p>535,953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6 月</text:p>
          </table:table-cell>
          <table:covered-table-cell/>
          <table:table-cell office:value-type="float" office:value="8329623" table:style-name="ce13">
            <text:p>8,329,623</text:p>
          </table:table-cell>
          <table:table-cell office:value-type="float" office:value="23392036" table:style-name="ce13">
            <text:p>23,392,036</text:p>
          </table:table-cell>
          <table:table-cell office:value-type="float" office:value="11685478" table:style-name="ce13">
            <text:p>11,685,478</text:p>
          </table:table-cell>
          <table:table-cell office:value-type="float" office:value="11706558" table:style-name="ce13">
            <text:p>11,706,558</text:p>
          </table:table-cell>
          <table:table-cell office:value-type="float" office:value="16420" table:style-name="ce13">
            <text:p>16,420</text:p>
          </table:table-cell>
          <table:table-cell office:value-type="float" office:value="8502" table:style-name="ce13">
            <text:p>8,502</text:p>
          </table:table-cell>
          <table:table-cell office:value-type="float" office:value="7918" table:style-name="ce13">
            <text:p>7,918</text:p>
          </table:table-cell>
          <table:table-cell office:value-type="float" office:value="8.5399999999999991" table:style-name="ce33">
            <text:p>8.54</text:p>
          </table:table-cell>
          <table:table-cell office:value-type="float" office:value="12664" table:style-name="ce13">
            <text:p>12,664</text:p>
          </table:table-cell>
          <table:table-cell office:value-type="float" office:value="7600" table:style-name="ce13">
            <text:p>7,600</text:p>
          </table:table-cell>
          <table:table-cell office:value-type="float" office:value="5064" table:style-name="ce13">
            <text:p>5,064</text:p>
          </table:table-cell>
          <table:table-cell office:value-type="float" office:value="6.59" table:style-name="ce33">
            <text:p>6.59</text:p>
          </table:table-cell>
          <table:table-cell office:value-type="float" office:value="3756" table:style-name="ce34">
            <text:p><text:s text:c="3"/>3,756</text:p>
          </table:table-cell>
          <table:table-cell office:value-type="float" office:value="1.95" table:style-name="ce33">
            <text:p>1.95</text:p>
          </table:table-cell>
          <table:table-cell office:value-type="float" office:value="12345" table:style-name="ce13">
            <text:p>12,345</text:p>
          </table:table-cell>
          <table:table-cell office:value-type="float" office:value="6.42" table:style-name="ce33">
            <text:p>6.42</text:p>
          </table:table-cell>
          <table:table-cell office:value-type="float" office:value="4498" table:style-name="ce13">
            <text:p>4,498</text:p>
          </table:table-cell>
          <table:table-cell office:value-type="float" office:value="2.34" table:style-name="ce33">
            <text:p>2.34</text:p>
          </table:table-cell>
          <table:table-cell office:value-type="float" office:value="95551" table:style-name="ce13">
            <text:p>95,551</text:p>
          </table:table-cell>
          <table:table-cell office:value-type="float" office:value="94154" table:style-name="ce13">
            <text:p>94,154</text:p>
          </table:table-cell>
          <table:table-cell office:value-type="float" office:value="536509" table:style-name="ce32">
            <text:p>536,509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7 月</text:p>
          </table:table-cell>
          <table:covered-table-cell/>
          <table:table-cell office:value-type="float" office:value="8339092" table:style-name="ce13">
            <text:p>8,339,092</text:p>
          </table:table-cell>
          <table:table-cell office:value-type="float" office:value="23398263" table:style-name="ce13">
            <text:p>23,398,263</text:p>
          </table:table-cell>
          <table:table-cell office:value-type="float" office:value="11687050" table:style-name="ce13">
            <text:p>11,687,050</text:p>
          </table:table-cell>
          <table:table-cell office:value-type="float" office:value="11711213" table:style-name="ce13">
            <text:p>11,711,213</text:p>
          </table:table-cell>
          <table:table-cell office:value-type="float" office:value="17658" table:style-name="ce13">
            <text:p>17,658</text:p>
          </table:table-cell>
          <table:table-cell office:value-type="float" office:value="9198" table:style-name="ce13">
            <text:p>9,198</text:p>
          </table:table-cell>
          <table:table-cell office:value-type="float" office:value="8460" table:style-name="ce13">
            <text:p>8,460</text:p>
          </table:table-cell>
          <table:table-cell office:value-type="float" office:value="8.89" table:style-name="ce33">
            <text:p>8.89</text:p>
          </table:table-cell>
          <table:table-cell office:value-type="float" office:value="14090" table:style-name="ce13">
            <text:p>14,090</text:p>
          </table:table-cell>
          <table:table-cell office:value-type="float" office:value="8482" table:style-name="ce13">
            <text:p>8,482</text:p>
          </table:table-cell>
          <table:table-cell office:value-type="float" office:value="5608" table:style-name="ce13">
            <text:p>5,608</text:p>
          </table:table-cell>
          <table:table-cell office:value-type="float" office:value="7.09" table:style-name="ce33">
            <text:p>7.09</text:p>
          </table:table-cell>
          <table:table-cell office:value-type="float" office:value="3568" table:style-name="ce34">
            <text:p><text:s text:c="3"/>3,568</text:p>
          </table:table-cell>
          <table:table-cell office:value-type="float" office:value="1.8" table:style-name="ce33">
            <text:p>1.80</text:p>
          </table:table-cell>
          <table:table-cell office:value-type="float" office:value="9975" table:style-name="ce13">
            <text:p>9,975</text:p>
          </table:table-cell>
          <table:table-cell office:value-type="float" office:value="5.0199999999999996" table:style-name="ce33">
            <text:p>5.02</text:p>
          </table:table-cell>
          <table:table-cell office:value-type="float" office:value="4823" table:style-name="ce13">
            <text:p>4,823</text:p>
          </table:table-cell>
          <table:table-cell office:value-type="float" office:value="2.4300000000000002" table:style-name="ce33">
            <text:p>2.43</text:p>
          </table:table-cell>
          <table:table-cell office:value-type="float" office:value="104599" table:style-name="ce13">
            <text:p>104,599</text:p>
          </table:table-cell>
          <table:table-cell office:value-type="float" office:value="101940" table:style-name="ce13">
            <text:p>101,940</text:p>
          </table:table-cell>
          <table:table-cell office:value-type="float" office:value="537103" table:style-name="ce32">
            <text:p>537,103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8 月</text:p>
          </table:table-cell>
          <table:covered-table-cell/>
          <table:table-cell office:value-type="float" office:value="8354235" table:style-name="ce13">
            <text:p>8,354,235</text:p>
          </table:table-cell>
          <table:table-cell office:value-type="float" office:value="23404243" table:style-name="ce13">
            <text:p>23,404,243</text:p>
          </table:table-cell>
          <table:table-cell office:value-type="float" office:value="11688646" table:style-name="ce13">
            <text:p>11,688,646</text:p>
          </table:table-cell>
          <table:table-cell office:value-type="float" office:value="11715597" table:style-name="ce13">
            <text:p>11,715,597</text:p>
          </table:table-cell>
          <table:table-cell office:value-type="float" office:value="16566" table:style-name="ce13">
            <text:p>16,566</text:p>
          </table:table-cell>
          <table:table-cell office:value-type="float" office:value="8574" table:style-name="ce13">
            <text:p>8,574</text:p>
          </table:table-cell>
          <table:table-cell office:value-type="float" office:value="7992" table:style-name="ce13">
            <text:p>7,992</text:p>
          </table:table-cell>
          <table:table-cell office:value-type="float" office:value="8.34" table:style-name="ce33">
            <text:p>8.34</text:p>
          </table:table-cell>
          <table:table-cell office:value-type="float" office:value="12397" table:style-name="ce13">
            <text:p>12,397</text:p>
          </table:table-cell>
          <table:table-cell office:value-type="float" office:value="7543" table:style-name="ce13">
            <text:p>7,543</text:p>
          </table:table-cell>
          <table:table-cell office:value-type="float" office:value="4854" table:style-name="ce13">
            <text:p>4,854</text:p>
          </table:table-cell>
          <table:table-cell office:value-type="float" office:value="6.24" table:style-name="ce33">
            <text:p>6.24</text:p>
          </table:table-cell>
          <table:table-cell office:value-type="float" office:value="4169" table:style-name="ce34">
            <text:p><text:s text:c="3"/>4,169</text:p>
          </table:table-cell>
          <table:table-cell office:value-type="float" office:value="2.1" table:style-name="ce33">
            <text:p>2.10</text:p>
          </table:table-cell>
          <table:table-cell office:value-type="float" office:value="5819" table:style-name="ce13">
            <text:p>5,819</text:p>
          </table:table-cell>
          <table:table-cell office:value-type="float" office:value="2.93" table:style-name="ce33">
            <text:p>2.93</text:p>
          </table:table-cell>
          <table:table-cell office:value-type="float" office:value="4522" table:style-name="ce13">
            <text:p>4,522</text:p>
          </table:table-cell>
          <table:table-cell office:value-type="float" office:value="2.2799999999999998" table:style-name="ce33">
            <text:p>2.28</text:p>
          </table:table-cell>
          <table:table-cell office:value-type="float" office:value="92417" table:style-name="ce13">
            <text:p>92,417</text:p>
          </table:table-cell>
          <table:table-cell office:value-type="float" office:value="90606" table:style-name="ce13">
            <text:p>90,606</text:p>
          </table:table-cell>
          <table:table-cell office:value-type="float" office:value="537766" table:style-name="ce32">
            <text:p>537,766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9 月</text:p>
          </table:table-cell>
          <table:covered-table-cell/>
          <table:table-cell office:value-type="float" office:value="8372925" table:style-name="ce13">
            <text:p>8,372,925</text:p>
          </table:table-cell>
          <table:table-cell office:value-type="float" office:value="23410280" table:style-name="ce13">
            <text:p>23,410,280</text:p>
          </table:table-cell>
          <table:table-cell office:value-type="float" office:value="11690317" table:style-name="ce13">
            <text:p>11,690,317</text:p>
          </table:table-cell>
          <table:table-cell office:value-type="float" office:value="11719963" table:style-name="ce13">
            <text:p>11,719,963</text:p>
          </table:table-cell>
          <table:table-cell office:value-type="float" office:value="18624" table:style-name="ce13">
            <text:p>18,624</text:p>
          </table:table-cell>
          <table:table-cell office:value-type="float" office:value="9617" table:style-name="ce13">
            <text:p>9,617</text:p>
          </table:table-cell>
          <table:table-cell office:value-type="float" office:value="9007" table:style-name="ce13">
            <text:p>9,007</text:p>
          </table:table-cell>
          <table:table-cell office:value-type="float" office:value="9.68" table:style-name="ce33">
            <text:p>9.68</text:p>
          </table:table-cell>
          <table:table-cell office:value-type="float" office:value="13421" table:style-name="ce13">
            <text:p>13,421</text:p>
          </table:table-cell>
          <table:table-cell office:value-type="float" office:value="8047" table:style-name="ce13">
            <text:p>8,047</text:p>
          </table:table-cell>
          <table:table-cell office:value-type="float" office:value="5374" table:style-name="ce13">
            <text:p>5,374</text:p>
          </table:table-cell>
          <table:table-cell office:value-type="float" office:value="6.98" table:style-name="ce33">
            <text:p>6.98</text:p>
          </table:table-cell>
          <table:table-cell office:value-type="float" office:value="5203" table:style-name="ce34">
            <text:p><text:s text:c="3"/>5,203</text:p>
          </table:table-cell>
          <table:table-cell office:value-type="float" office:value="2.7" table:style-name="ce33">
            <text:p>2.70</text:p>
          </table:table-cell>
          <table:table-cell office:value-type="float" office:value="13837" table:style-name="ce13">
            <text:p>13,837</text:p>
          </table:table-cell>
          <table:table-cell office:value-type="float" office:value="7.19" table:style-name="ce33">
            <text:p>7.19</text:p>
          </table:table-cell>
          <table:table-cell office:value-type="float" office:value="4766" table:style-name="ce13">
            <text:p>4,766</text:p>
          </table:table-cell>
          <table:table-cell office:value-type="float" office:value="2.48" table:style-name="ce33">
            <text:p>2.48</text:p>
          </table:table-cell>
          <table:table-cell office:value-type="float" office:value="94353" table:style-name="ce13">
            <text:p>94,353</text:p>
          </table:table-cell>
          <table:table-cell office:value-type="float" office:value="93519" table:style-name="ce13">
            <text:p>93,519</text:p>
          </table:table-cell>
          <table:table-cell office:value-type="float" office:value="538439" table:style-name="ce32">
            <text:p>538,439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10 月</text:p>
          </table:table-cell>
          <table:covered-table-cell/>
          <table:table-cell office:value-type="float" office:value="8374527" table:style-name="ce13">
            <text:p>8,374,527</text:p>
          </table:table-cell>
          <table:table-cell office:value-type="float" office:value="23417116" table:style-name="ce13">
            <text:p>23,417,116</text:p>
          </table:table-cell>
          <table:table-cell office:value-type="float" office:value="11692654" table:style-name="ce13">
            <text:p>11,692,654</text:p>
          </table:table-cell>
          <table:table-cell office:value-type="float" office:value="11724462" table:style-name="ce13">
            <text:p>11,724,462</text:p>
          </table:table-cell>
          <table:table-cell office:value-type="float" office:value="20027" table:style-name="ce13">
            <text:p>20,027</text:p>
          </table:table-cell>
          <table:table-cell office:value-type="float" office:value="10294" table:style-name="ce13">
            <text:p>10,294</text:p>
          </table:table-cell>
          <table:table-cell office:value-type="float" office:value="9733" table:style-name="ce13">
            <text:p>9,733</text:p>
          </table:table-cell>
          <table:table-cell office:value-type="float" office:value="10.07" table:style-name="ce33">
            <text:p>10.07</text:p>
          </table:table-cell>
          <table:table-cell office:value-type="float" office:value="13236" table:style-name="ce13">
            <text:p>13,236</text:p>
          </table:table-cell>
          <table:table-cell office:value-type="float" office:value="7867" table:style-name="ce13">
            <text:p>7,867</text:p>
          </table:table-cell>
          <table:table-cell office:value-type="float" office:value="5369" table:style-name="ce13">
            <text:p>5,369</text:p>
          </table:table-cell>
          <table:table-cell office:value-type="float" office:value="6.66" table:style-name="ce33">
            <text:p>6.66</text:p>
          </table:table-cell>
          <table:table-cell office:value-type="float" office:value="6791" table:style-name="ce34">
            <text:p><text:s text:c="3"/>6,791</text:p>
          </table:table-cell>
          <table:table-cell office:value-type="float" office:value="3.42" table:style-name="ce33">
            <text:p>3.42</text:p>
          </table:table-cell>
          <table:table-cell office:value-type="float" office:value="12828" table:style-name="ce13">
            <text:p>12,828</text:p>
          </table:table-cell>
          <table:table-cell office:value-type="float" office:value="6.45" table:style-name="ce33">
            <text:p>6.45</text:p>
          </table:table-cell>
          <table:table-cell office:value-type="float" office:value="4568" table:style-name="ce13">
            <text:p>4,568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65917" table:style-name="ce13">
            <text:p>65,917</text:p>
          </table:table-cell>
          <table:table-cell office:value-type="float" office:value="65872" table:style-name="ce13">
            <text:p>65,872</text:p>
          </table:table-cell>
          <table:table-cell office:value-type="float" office:value="538994" table:style-name="ce32">
            <text:p>538,994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11 月</text:p>
          </table:table-cell>
          <table:covered-table-cell/>
          <table:table-cell office:value-type="float" office:value="8375477" table:style-name="ce13">
            <text:p>8,375,477</text:p>
          </table:table-cell>
          <table:table-cell office:value-type="float" office:value="23424615" table:style-name="ce13">
            <text:p>23,424,615</text:p>
          </table:table-cell>
          <table:table-cell office:value-type="float" office:value="11695144" table:style-name="ce13">
            <text:p>11,695,144</text:p>
          </table:table-cell>
          <table:table-cell office:value-type="float" office:value="11729471" table:style-name="ce13">
            <text:p>11,729,471</text:p>
          </table:table-cell>
          <table:table-cell office:value-type="float" office:value="18109" table:style-name="ce13">
            <text:p>18,109</text:p>
          </table:table-cell>
          <table:table-cell office:value-type="float" office:value="9416" table:style-name="ce13">
            <text:p>9,416</text:p>
          </table:table-cell>
          <table:table-cell office:value-type="float" office:value="8693" table:style-name="ce13">
            <text:p>8,693</text:p>
          </table:table-cell>
          <table:table-cell office:value-type="float" office:value="9.41" table:style-name="ce33">
            <text:p>9.41</text:p>
          </table:table-cell>
          <table:table-cell office:value-type="float" office:value="11462" table:style-name="ce13">
            <text:p>11,462</text:p>
          </table:table-cell>
          <table:table-cell office:value-type="float" office:value="7008" table:style-name="ce13">
            <text:p>7,008</text:p>
          </table:table-cell>
          <table:table-cell office:value-type="float" office:value="4454" table:style-name="ce13">
            <text:p>4,454</text:p>
          </table:table-cell>
          <table:table-cell office:value-type="float" office:value="5.95" table:style-name="ce33">
            <text:p>5.95</text:p>
          </table:table-cell>
          <table:table-cell office:value-type="float" office:value="6647" table:style-name="ce34">
            <text:p><text:s text:c="3"/>6,647</text:p>
          </table:table-cell>
          <table:table-cell office:value-type="float" office:value="3.45" table:style-name="ce33">
            <text:p>3.45</text:p>
          </table:table-cell>
          <table:table-cell office:value-type="float" office:value="10580" table:style-name="ce13">
            <text:p>10,580</text:p>
          </table:table-cell>
          <table:table-cell office:value-type="float" office:value="5.5" table:style-name="ce33">
            <text:p>5.50</text:p>
          </table:table-cell>
          <table:table-cell office:value-type="float" office:value="3857" table:style-name="ce13">
            <text:p>3,857</text:p>
          </table:table-cell>
          <table:table-cell office:value-type="float" office:value="2" table:style-name="ce33">
            <text:p>2.00</text:p>
          </table:table-cell>
          <table:table-cell office:value-type="float" office:value="51102" table:style-name="ce13">
            <text:p>51,102</text:p>
          </table:table-cell>
          <table:table-cell office:value-type="float" office:value="50250" table:style-name="ce13">
            <text:p>50,250</text:p>
          </table:table-cell>
          <table:table-cell office:value-type="float" office:value="539435" table:style-name="ce32">
            <text:p>539,435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179">
            <text:p>12 月</text:p>
          </table:table-cell>
          <table:covered-table-cell/>
          <table:table-cell office:value-type="float" office:value="8382699" table:style-name="ce13">
            <text:p>8,382,699</text:p>
          </table:table-cell>
          <table:table-cell office:value-type="float" office:value="23433753" table:style-name="ce13">
            <text:p>23,433,753</text:p>
          </table:table-cell>
          <table:table-cell office:value-type="float" office:value="11697971" table:style-name="ce13">
            <text:p>11,697,971</text:p>
          </table:table-cell>
          <table:table-cell office:value-type="float" office:value="11735782" table:style-name="ce13">
            <text:p>11,735,782</text:p>
          </table:table-cell>
          <table:table-cell office:value-type="float" office:value="21153" table:style-name="ce13">
            <text:p>21,153</text:p>
          </table:table-cell>
          <table:table-cell office:value-type="float" office:value="10886" table:style-name="ce13">
            <text:p>10,886</text:p>
          </table:table-cell>
          <table:table-cell office:value-type="float" office:value="10267" table:style-name="ce13">
            <text:p>10,267</text:p>
          </table:table-cell>
          <table:table-cell office:value-type="float" office:value="10.63" table:style-name="ce33">
            <text:p>10.63</text:p>
          </table:table-cell>
          <table:table-cell office:value-type="float" office:value="14609" table:style-name="ce13">
            <text:p>14,609</text:p>
          </table:table-cell>
          <table:table-cell office:value-type="float" office:value="8871" table:style-name="ce13">
            <text:p>8,871</text:p>
          </table:table-cell>
          <table:table-cell office:value-type="float" office:value="5738" table:style-name="ce13">
            <text:p>5,738</text:p>
          </table:table-cell>
          <table:table-cell office:value-type="float" office:value="7.34" table:style-name="ce33">
            <text:p>7.34</text:p>
          </table:table-cell>
          <table:table-cell office:value-type="float" office:value="6544" table:style-name="ce34">
            <text:p><text:s text:c="3"/>6,544</text:p>
          </table:table-cell>
          <table:table-cell office:value-type="float" office:value="3.29" table:style-name="ce33">
            <text:p>3.29</text:p>
          </table:table-cell>
          <table:table-cell office:value-type="float" office:value="16817" table:style-name="ce13">
            <text:p>16,817</text:p>
          </table:table-cell>
          <table:table-cell office:value-type="float" office:value="8.4499999999999993" table:style-name="ce33">
            <text:p>8.45</text:p>
          </table:table-cell>
          <table:table-cell office:value-type="float" office:value="4672" table:style-name="ce13">
            <text:p>4,672</text:p>
          </table:table-cell>
          <table:table-cell office:value-type="float" office:value="2.35" table:style-name="ce33">
            <text:p>2.35</text:p>
          </table:table-cell>
          <table:table-cell office:value-type="float" office:value="109896" table:style-name="ce13">
            <text:p>109,896</text:p>
          </table:table-cell>
          <table:table-cell office:value-type="float" office:value="107302" table:style-name="ce13">
            <text:p>107,302</text:p>
          </table:table-cell>
          <table:table-cell office:value-type="float" office:value="540023" table:style-name="ce32">
            <text:p>540,023</text:p>
          </table:table-cell>
          <table:table-cell table:number-columns-repeated="16361" table:style-name="ce126"/>
        </table:table-row>
        <table:table-row table:style-name="ro8">
          <table:table-cell office:value-type="string" table:number-columns-spanned="2" table:number-rows-spanned="1" table:style-name="ce251">
            <text:p>104年1~3月</text:p>
          </table:table-cell>
          <table:covered-table-cell/>
          <table:table-cell office:value-type="float" office:value="8402104" table:style-name="ce36">
            <text:p>8,402,104</text:p>
          </table:table-cell>
          <table:table-cell office:value-type="float" office:value="23449287" table:style-name="ce36">
            <text:p>23,449,287</text:p>
          </table:table-cell>
          <table:table-cell office:value-type="float" office:value="11701844" table:style-name="ce36">
            <text:p>11,701,844</text:p>
          </table:table-cell>
          <table:table-cell office:value-type="float" office:value="11747443" table:style-name="ce36">
            <text:p>11,747,443</text:p>
          </table:table-cell>
          <table:table-cell office:value-type="float" office:value="52509" table:style-name="ce36">
            <text:p>52,509</text:p>
          </table:table-cell>
          <table:table-cell office:value-type="float" office:value="27247" table:style-name="ce36">
            <text:p>27,247</text:p>
          </table:table-cell>
          <table:table-cell office:value-type="float" office:value="25262" table:style-name="ce36">
            <text:p>25,262</text:p>
          </table:table-cell>
          <table:table-cell office:value-type="float" office:value="9.08" table:style-name="ce37">
            <text:p><text:s text:c="3"/>9.08</text:p>
          </table:table-cell>
          <table:table-cell office:value-type="float" office:value="42524" table:style-name="ce36">
            <text:p>42,524</text:p>
          </table:table-cell>
          <table:table-cell office:value-type="float" office:value="25521" table:style-name="ce36">
            <text:p>25,521</text:p>
          </table:table-cell>
          <table:table-cell office:value-type="float" office:value="17003" table:style-name="ce36">
            <text:p>17,003</text:p>
          </table:table-cell>
          <table:table-cell office:value-type="float" office:value="7.36" table:style-name="ce37">
            <text:p><text:s text:c="3"/>7.36</text:p>
          </table:table-cell>
          <table:table-cell office:value-type="float" office:value="9985" table:style-name="ce36">
            <text:p>9,985</text:p>
          </table:table-cell>
          <table:table-cell office:value-type="float" office:value="1.73" table:style-name="ce37">
            <text:p><text:s text:c="3"/>1.73</text:p>
          </table:table-cell>
          <table:table-cell office:value-type="float" office:value="40353" table:style-name="ce36">
            <text:p>40,353</text:p>
          </table:table-cell>
          <table:table-cell office:value-type="float" office:value="6.98" table:style-name="ce37">
            <text:p><text:s text:c="3"/>6.98</text:p>
          </table:table-cell>
          <table:table-cell office:value-type="float" office:value="12071" table:style-name="ce36">
            <text:p>12,071</text:p>
          </table:table-cell>
          <table:table-cell office:value-type="float" office:value="2.09" table:style-name="ce37">
            <text:p><text:s text:c="3"/>2.09</text:p>
          </table:table-cell>
          <table:table-cell office:value-type="float" office:value="253759" table:style-name="ce36">
            <text:p>253,759</text:p>
          </table:table-cell>
          <table:table-cell office:value-type="float" office:value="248210" table:style-name="ce36">
            <text:p>248,210</text:p>
          </table:table-cell>
          <table:table-cell office:value-type="float" office:value="541494" table:style-name="ce35">
            <text:p>541,49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79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3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3">
            <text:p>7.19</text:p>
          </table:table-cell>
          <table:table-cell office:value-type="float" office:value="3882" table:style-name="ce34">
            <text:p><text:s text:c="3"/>3,882</text:p>
          </table:table-cell>
          <table:table-cell office:value-type="float" office:value="1.95" table:style-name="ce33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3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3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2">
            <text:p>540,583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179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3">
            <text:p>6.74</text:p>
          </table:table-cell>
          <table:table-cell office:value-type="float" office:value="2811" table:style-name="ce34">
            <text:p><text:s text:c="3"/>2,811</text:p>
          </table:table-cell>
          <table:table-cell office:value-type="float" office:value="1.56" table:style-name="ce33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3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3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2">
            <text:p>540,963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9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3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3">
            <text:p>8.08</text:p>
          </table:table-cell>
          <table:table-cell office:value-type="float" office:value="3292" table:style-name="ce34">
            <text:p><text:s text:c="3"/>3,292</text:p>
          </table:table-cell>
          <table:table-cell office:value-type="float" office:value="1.65" table:style-name="ce33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3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3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2">
            <text:p>541,494</text:p>
          </table:table-cell>
          <table:table-cell table:number-columns-repeated="16361" table:style-name="ce126"/>
        </table:table-row>
        <table:table-row table:style-name="ro10">
          <table:table-cell table:style-name="ce31"/>
          <table:table-cell table:style-name="ce30"/>
          <table:table-cell table:style-name="ce29"/>
          <table:table-cell table:number-columns-repeated="6" table:style-name="ce27"/>
          <table:table-cell table:style-name="ce26"/>
          <table:table-cell table:number-columns-repeated="3" table:style-name="ce27"/>
          <table:table-cell table:style-name="ce26"/>
          <table:table-cell table:style-name="ce28"/>
          <table:table-cell table:style-name="ce26"/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5"/>
          <table:table-cell table:style-name="ce24"/>
          <table:table-cell table:number-columns-repeated="16361" table:style-name="ce129"/>
        </table:table-row>
        <table:table-row table:style-name="ro11">
          <table:table-cell office:value-type="string" table:number-columns-spanned="2" table:number-rows-spanned="1" table:style-name="ce248">
            <text:p>較上年同月</text:p>
            <text:p>増減 (%)<text:s/><text:span text:style-name="T6">△</text:span></text:p>
          </table:table-cell>
          <table:covered-table-cell/>
          <table:table-cell office:value-type="float" office:value="1.22" table:style-name="ce22">
            <text:p>1.22</text:p>
          </table:table-cell>
          <table:table-cell office:value-type="float" office:value="0.3" table:style-name="ce22">
            <text:p>0.30</text:p>
          </table:table-cell>
          <table:table-cell office:value-type="float" office:value="0.16" table:style-name="ce22">
            <text:p>0.16</text:p>
          </table:table-cell>
          <table:table-cell office:value-type="float" office:value="0.44" table:style-name="ce22">
            <text:p>0.44</text:p>
          </table:table-cell>
          <table:table-cell office:value-type="float" office:value="10.210000000000001" table:style-name="ce22">
            <text:p>10.21</text:p>
          </table:table-cell>
          <table:table-cell office:value-type="float" office:value="10.91" table:style-name="ce22">
            <text:p>10.91</text:p>
          </table:table-cell>
          <table:table-cell office:value-type="float" office:value="9.4700000000000006" table:style-name="ce22">
            <text:p>9.47</text:p>
          </table:table-cell>
          <table:table-cell office:value-type="float" office:value="0.87000000000000099" table:style-name="ce23">
            <text:p>0.87</text:p>
          </table:table-cell>
          <table:table-cell office:value-type="float" office:value="4.05" table:style-name="ce22">
            <text:p>4.05</text:p>
          </table:table-cell>
          <table:table-cell office:value-type="float" office:value="4.0999999999999996" table:style-name="ce22">
            <text:p>4.10</text:p>
          </table:table-cell>
          <table:table-cell office:value-type="float" office:value="3.99" table:style-name="ce22">
            <text:p>3.99</text:p>
          </table:table-cell>
          <table:table-cell office:value-type="float" office:value="0.29000000000000004" table:style-name="ce23">
            <text:p>0.29</text:p>
          </table:table-cell>
          <table:table-cell office:value-type="float" office:value="55.06" table:style-name="ce22">
            <text:p>55.06</text:p>
          </table:table-cell>
          <table:table-cell office:value-type="float" office:value="0.57999999999999985" table:style-name="ce23">
            <text:p>0.58</text:p>
          </table:table-cell>
          <table:table-cell office:value-type="float" office:value="3.04" table:style-name="ce22">
            <text:p>3.04</text:p>
          </table:table-cell>
          <table:table-cell office:value-type="float" office:value="0.1800000000000006" table:style-name="ce23">
            <text:p>0.18</text:p>
          </table:table-cell>
          <table:table-cell office:value-type="float" office:value="6.75" table:style-name="ce22">
            <text:p>6.75</text:p>
          </table:table-cell>
          <table:table-cell office:value-type="float" office:value="0.15000000000000036" table:style-name="ce23">
            <text:p>0.15</text:p>
          </table:table-cell>
          <table:table-cell office:value-type="float" office:value="5.82" table:style-name="ce22">
            <text:p>5.82</text:p>
          </table:table-cell>
          <table:table-cell office:value-type="float" office:value="3.57" table:style-name="ce22">
            <text:p>3.57</text:p>
          </table:table-cell>
          <table:table-cell office:value-type="float" office:value="1.22" table:style-name="ce21">
            <text:p>1.22</text:p>
          </table:table-cell>
          <table:table-cell table:number-columns-repeated="16361" table:style-name="ce129"/>
        </table:table-row>
        <table:table-row table:style-name="ro11">
          <table:table-cell office:value-type="string" table:number-columns-spanned="2" table:number-rows-spanned="1" table:style-name="ce252">
            <text:p>較本年上月</text:p>
            <text:p>増減 (%)<text:s/><text:span text:style-name="T6">△</text:span></text:p>
          </table:table-cell>
          <table:covered-table-cell/>
          <table:table-cell office:value-type="float" office:value="0.11" table:style-name="ce20">
            <text:p>0.11</text:p>
          </table:table-cell>
          <table:table-cell office:value-type="float" office:value="0.02" table:style-name="ce18">
            <text:p>0.02</text:p>
          </table:table-cell>
          <table:table-cell office:value-type="string" table:style-name="ce130">
            <text:p><text:s text:c="5"/>0.00</text:p>
          </table:table-cell>
          <table:table-cell office:value-type="float" office:value="0.03" table:style-name="ce18">
            <text:p>0.03</text:p>
          </table:table-cell>
          <table:table-cell office:value-type="float" office:value="29.81" table:style-name="ce18">
            <text:p>29.81</text:p>
          </table:table-cell>
          <table:table-cell office:value-type="float" office:value="30.76" table:style-name="ce18">
            <text:p>30.76</text:p>
          </table:table-cell>
          <table:table-cell office:value-type="float" office:value="28.8" table:style-name="ce18">
            <text:p>28.80</text:p>
          </table:table-cell>
          <table:table-cell office:value-type="float" office:value="1.4299999999999997" table:style-name="ce19">
            <text:p>1.43</text:p>
          </table:table-cell>
          <table:table-cell office:value-type="float" office:value="32.75" table:style-name="ce18">
            <text:p>32.75</text:p>
          </table:table-cell>
          <table:table-cell office:value-type="float" office:value="31.63" table:style-name="ce18">
            <text:p>31.63</text:p>
          </table:table-cell>
          <table:table-cell office:value-type="float" office:value="34.450000000000003" table:style-name="ce18">
            <text:p>34.45</text:p>
          </table:table-cell>
          <table:table-cell office:value-type="float" office:value="1.3399999999999999" table:style-name="ce19">
            <text:p>1.34</text:p>
          </table:table-cell>
          <table:table-cell office:value-type="float" office:value="17.11" table:style-name="ce18">
            <text:p>17.11</text:p>
          </table:table-cell>
          <table:table-cell office:value-type="float" office:value="8.9999999999999858E-2" table:style-name="ce19">
            <text:p>0.09</text:p>
          </table:table-cell>
          <table:table-cell office:value-type="float" office:value="23.89" table:style-name="ce18">
            <text:p>23.89</text:p>
          </table:table-cell>
          <table:table-cell office:value-type="float" office:value="0.72000000000000064" table:style-name="ce19">
            <text:p>0.72</text:p>
          </table:table-cell>
          <table:table-cell office:value-type="float" office:value="55.82" table:style-name="ce18">
            <text:p>55.82</text:p>
          </table:table-cell>
          <table:table-cell office:value-type="float" office:value="0.7200000000000002" table:style-name="ce19">
            <text:p>0.72</text:p>
          </table:table-cell>
          <table:table-cell office:value-type="float" office:value="51.88" table:style-name="ce18">
            <text:p>51.88</text:p>
          </table:table-cell>
          <table:table-cell office:value-type="float" office:value="56.9" table:style-name="ce18">
            <text:p>56.90</text:p>
          </table:table-cell>
          <table:table-cell office:value-type="float" office:value="0.1" table:style-name="ce17">
            <text:p>0.10</text:p>
          </table:table-cell>
          <table:table-cell table:number-columns-repeated="16361" table:style-name="ce129"/>
        </table:table-row>
        <table:table-row table:style-name="ro12">
          <table:table-cell office:value-type="string" table:number-columns-spanned="1" table:number-rows-spanned="2" table:style-name="ce250">
            <text:p>本年1~3月較上年1~3月増減</text:p>
          </table:table-cell>
          <table:table-cell office:value-type="string" table:style-name="ce16">
            <text:p>實數</text:p>
          </table:table-cell>
          <table:table-cell office:value-type="float" office:value="101544" table:style-name="ce15">
            <text:p>101,544</text:p>
          </table:table-cell>
          <table:table-cell office:value-type="float" office:value="69693" table:style-name="ce14">
            <text:p>69,693</text:p>
          </table:table-cell>
          <table:table-cell office:value-type="float" office:value="18448" table:style-name="ce14">
            <text:p>18,448</text:p>
          </table:table-cell>
          <table:table-cell office:value-type="float" office:value="51245" table:style-name="ce13">
            <text:p>51,245</text:p>
          </table:table-cell>
          <table:table-cell office:value-type="float" office:value="3848" table:style-name="ce131">
            <text:p>3,848</text:p>
          </table:table-cell>
          <table:table-cell office:value-type="float" office:value="2033" table:style-name="ce131">
            <text:p>2,033</text:p>
          </table:table-cell>
          <table:table-cell office:value-type="float" office:value="1815" table:style-name="ce131">
            <text:p>1,815</text:p>
          </table:table-cell>
          <table:table-cell office:value-type="string" table:style-name="ce12">
            <text:p>…</text:p>
          </table:table-cell>
          <table:table-cell office:value-type="float" office:value="-2225" table:style-name="ce131">
            <text:p>－ 2,225</text:p>
          </table:table-cell>
          <table:table-cell office:value-type="float" office:value="-1338" table:style-name="ce131">
            <text:p>－ 1,338</text:p>
          </table:table-cell>
          <table:table-cell office:value-type="float" office:value="-887" table:style-name="ce131">
            <text:p>－ 887</text:p>
          </table:table-cell>
          <table:table-cell office:value-type="string" table:style-name="ce12">
            <text:p>…</text:p>
          </table:table-cell>
          <table:table-cell office:value-type="float" office:value="6073" table:style-name="ce131">
            <text:p>6,073</text:p>
          </table:table-cell>
          <table:table-cell office:value-type="string" table:style-name="ce12">
            <text:p>…</text:p>
          </table:table-cell>
          <table:table-cell office:value-type="float" office:value="1282" table:style-name="ce131">
            <text:p>1,282</text:p>
          </table:table-cell>
          <table:table-cell office:value-type="string" table:style-name="ce12">
            <text:p>…</text:p>
          </table:table-cell>
          <table:table-cell office:value-type="float" office:value="-164" table:style-name="ce131">
            <text:p>－ 164</text:p>
          </table:table-cell>
          <table:table-cell office:value-type="string" table:style-name="ce12">
            <text:p>…</text:p>
          </table:table-cell>
          <table:table-cell office:value-type="float" office:value="2500" table:style-name="ce131">
            <text:p>2,500</text:p>
          </table:table-cell>
          <table:table-cell office:value-type="float" office:value="-884" table:style-name="ce131">
            <text:p>－ 884</text:p>
          </table:table-cell>
          <table:table-cell office:value-type="float" office:value="6513" table:style-name="ce132">
            <text:p>6,513</text:p>
          </table:table-cell>
          <table:table-cell table:number-columns-repeated="16361" table:style-name="ce129"/>
        </table:table-row>
        <table:table-row table:style-name="ro13">
          <table:covered-table-cell/>
          <table:table-cell office:value-type="string" table:style-name="ce11">
            <text:p>%<text:s/><text:span text:style-name="T6">△</text:span></text:p>
          </table:table-cell>
          <table:table-cell office:value-type="float" office:value="1.22" table:style-name="ce10">
            <text:p>1.22</text:p>
          </table:table-cell>
          <table:table-cell office:value-type="float" office:value="0.3" table:style-name="ce9">
            <text:p>0.30</text:p>
          </table:table-cell>
          <table:table-cell office:value-type="float" office:value="0.16" table:style-name="ce9">
            <text:p>0.16</text:p>
          </table:table-cell>
          <table:table-cell office:value-type="float" office:value="0.44" table:style-name="ce9">
            <text:p>0.44</text:p>
          </table:table-cell>
          <table:table-cell office:value-type="float" office:value="7.9077700828178621" table:style-name="ce133">
            <text:p>7.91</text:p>
          </table:table-cell>
          <table:table-cell office:value-type="float" office:value="8.0629808836360759" table:style-name="ce133">
            <text:p>8.06</text:p>
          </table:table-cell>
          <table:table-cell office:value-type="float" office:value="7.7408623704525104" table:style-name="ce133">
            <text:p>7.74</text:p>
          </table:table-cell>
          <table:table-cell office:value-type="float" office:value="0.64000000000000057" table:style-name="ce133">
            <text:p>0.64</text:p>
          </table:table-cell>
          <table:table-cell office:value-type="float" office:value="-4.9721781492323851" table:style-name="ce133">
            <text:p>－ 4.97</text:p>
          </table:table-cell>
          <table:table-cell office:value-type="float" office:value="-4.9815704233217915" table:style-name="ce133">
            <text:p>－ 4.98</text:p>
          </table:table-cell>
          <table:table-cell office:value-type="float" office:value="-4.9580771380659581" table:style-name="ce133">
            <text:p>－ 4.96</text:p>
          </table:table-cell>
          <table:table-cell office:value-type="float" office:value="-0.39999999999999947" table:style-name="ce133">
            <text:p>－ 0.40</text:p>
          </table:table-cell>
          <table:table-cell office:value-type="float" office:value="155.24028629856849" table:style-name="ce133">
            <text:p>155.24</text:p>
          </table:table-cell>
          <table:table-cell office:value-type="float" office:value="1.0499999999999998" table:style-name="ce133">
            <text:p>1.05</text:p>
          </table:table-cell>
          <table:table-cell office:value-type="float" office:value="3.2812060095723168" table:style-name="ce133">
            <text:p>3.28</text:p>
          </table:table-cell>
          <table:table-cell office:value-type="float" office:value="0.20000000000000018" table:style-name="ce133">
            <text:p>0.20</text:p>
          </table:table-cell>
          <table:table-cell office:value-type="float" office:value="-1.3404168369431959" table:style-name="ce133">
            <text:p>－ 1.34</text:p>
          </table:table-cell>
          <table:table-cell office:value-type="float" office:value="-3.0000000000000249E-2" table:style-name="ce133">
            <text:p>－ 0.03</text:p>
          </table:table-cell>
          <table:table-cell office:value-type="float" office:value="0.99498923421648577" table:style-name="ce133">
            <text:p>0.99</text:p>
          </table:table-cell>
          <table:table-cell office:value-type="float" office:value="-0.35488610725268371" table:style-name="ce133">
            <text:p>－ 0.35</text:p>
          </table:table-cell>
          <table:table-cell office:value-type="float" office:value="1.2174264132744901" table:style-name="ce134">
            <text:p>1.22</text:p>
          </table:table-cell>
          <table:table-cell table:number-columns-repeated="16361" table:style-name="ce129"/>
        </table:table-row>
        <table:table-row table:style-name="ro8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4"/>
          <table:table-cell table:style-name="ce6"/>
          <table:table-cell table:style-name="ce5"/>
          <table:table-cell table:number-columns-repeated="2" table:style-name="ce64"/>
          <table:table-cell table:style-name="ce6"/>
          <table:table-cell table:style-name="ce5"/>
          <table:table-cell table:number-columns-repeated="3" table:style-name="ce64"/>
          <table:table-cell office:value-type="string" table:style-name="ce4">
            <text:p><text:s text:c="25"/><text:span text:style-name="T5">內</text:span><text:s/><text:span text:style-name="T5">政</text:span><text:s/><text:span text:style-name="T5">部</text:span><text:s/><text:span text:style-name="T5">戶</text:span><text:s/><text:span text:style-name="T5">政</text:span><text:s/><text:span text:style-name="T5">司</text:span><text:s text:c="2"/><text:span text:style-name="T5">民</text:span><text:s/><text:span text:style-name="T5">國</text:span><text:s/>104<text:s/><text:span text:style-name="T5">年</text:span><text:s/>4<text:s/><text:span text:style-name="T5">月</text:span><text:s/>7<text:s/><text:span text:style-name="T5">日</text:span><text:s/><text:span text:style-name="T5">編製</text:span></text:p>
          </table:table-cell>
          <table:table-cell table:number-columns-repeated="16361"/>
        </table:table-row>
        <table:table-row table:style-name="ro14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4"/>
        </table:table-row>
        <table:table-row table:style-name="ro14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4"/>
        </table:table-row>
        <table:table-row table:number-rows-repeated="1048531" table:style-name="ro1">
          <table:table-cell table:number-columns-repeated="16384"/>
        </table:table-row>
        <table:named-expressions>
          <table:named-range table:name="Print_Area" table:cell-range-address="年月別.$A$2:年月別.$W$45" table:base-cell-address="年月別.$A$1"/>
        </table:named-expressions>
      </table:table>
      <table:table table:name="縣市別" table:style-name="ta2">
        <table:table-column table:style-name="co14" table:default-cell-style-name="ce64"/>
        <table:table-column table:style-name="co16" table:default-cell-style-name="ce64"/>
        <table:table-column table:style-name="co1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number-columns-repeated="3" table:default-cell-style-name="ce64"/>
        <table:table-column table:style-name="co9" table:default-cell-style-name="ce64"/>
        <table:table-column table:style-name="co19" table:number-columns-repeated="3" table:default-cell-style-name="ce64"/>
        <table:table-column table:style-name="co6" table:default-cell-style-name="ce64"/>
        <table:table-column table:style-name="co20" table:default-cell-style-name="ce64"/>
        <table:table-column table:style-name="co21" table:default-cell-style-name="ce64"/>
        <table:table-column table:style-name="co19" table:default-cell-style-name="ce64"/>
        <table:table-column table:style-name="co6" table:default-cell-style-name="ce64"/>
        <table:table-column table:style-name="co22" table:default-cell-style-name="ce64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13" table:default-cell-style-name="ce2"/>
        <table:table-column table:style-name="co14" table:number-columns-repeated="16362" table:default-cell-style-name="ce64"/>
        <table:table-row table:style-name="ro15">
          <table:table-cell table:number-columns-repeated="17" table:style-name="ce64"/>
          <table:table-cell table:style-name="ce124"/>
          <table:table-cell table:number-columns-repeated="3" table:style-name="ce64"/>
          <table:table-cell table:style-name="ce2"/>
          <table:table-cell table:number-columns-repeated="16362" table:style-name="ce64"/>
        </table:table-row>
        <table:table-row table:style-name="ro16">
          <table:table-cell office:value-type="string" table:style-name="ce121">
            <text:p>民 國 104 年 3 月 戶 口 統 計 速 報 表 (續)</text:p>
          </table:table-cell>
          <table:table-cell table:number-columns-repeated="14" table:style-name="ce121"/>
          <table:table-cell table:style-name="ce123"/>
          <table:table-cell table:style-name="ce121"/>
          <table:table-cell table:style-name="ce122"/>
          <table:table-cell table:style-name="ce121"/>
          <table:table-cell table:number-columns-repeated="2" table:style-name="ce120"/>
          <table:table-cell table:style-name="ce119"/>
          <table:table-cell table:number-columns-repeated="16362" table:style-name="ce64"/>
        </table:table-row>
        <table:table-row table:style-name="ro17">
          <table:table-cell table:style-name="ce118"/>
          <table:table-cell table:style-name="ce117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1">
            <text:p>出　 <text:s text:c="2"/>　　生</text:p>
          </table:table-cell>
          <table:table-cell table:number-columns-repeated="3" table:style-name="ce60"/>
          <table:table-cell office:value-type="string" table:style-name="ce61">
            <text:p>死 <text:s text:c="4"/>　　亡</text:p>
          </table:table-cell>
          <table:table-cell table:number-columns-repeated="3" table:style-name="ce60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style-name="ce111"/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216">
            <text:p>區 域 別</text:p>
          </table:table-cell>
          <table:table-cell office:value-type="string" table:number-columns-spanned="1" table:number-rows-spanned="2" table:style-name="ce199">
            <text:p>戶　數</text:p>
          </table:table-cell>
          <table:table-cell table:number-columns-repeated="3" table:style-name="ce116"/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112">
            <text:p>折合年</text:p>
          </table:table-cell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114">
            <text:p>折合年</text:p>
          </table:table-cell>
          <table:table-cell table:style-name="ce113"/>
          <table:table-cell office:value-type="string" table:style-name="ce113">
            <text:p>折合年自</text:p>
          </table:table-cell>
          <table:table-cell table:style-name="ce115"/>
          <table:table-cell office:value-type="string" table:style-name="ce114">
            <text:p>折合年</text:p>
          </table:table-cell>
          <table:table-cell table:style-name="ce113"/>
          <table:table-cell office:value-type="string" table:style-name="ce112">
            <text:p>折合年</text:p>
          </table:table-cell>
          <table:covered-table-cell/>
          <table:covered-table-cell/>
          <table:covered-table-cell/>
          <table:table-cell table:style-name="ce111"/>
          <table:table-cell table:number-columns-repeated="16361"/>
        </table:table-row>
        <table:table-row table:style-name="ro8">
          <table:covered-table-cell/>
          <table:covered-table-cell/>
          <table:table-cell office:value-type="string" table:style-name="ce54">
            <text:p>計</text:p>
          </table:table-cell>
          <table:table-cell office:value-type="string" table:style-name="ce54">
            <text:p>男</text:p>
          </table:table-cell>
          <table:table-cell office:value-type="string" table:style-name="ce54">
            <text:p>女</text:p>
          </table:table-cell>
          <table:covered-table-cell/>
          <table:covered-table-cell/>
          <table:covered-table-cell/>
          <table:table-cell office:value-type="string" table:style-name="ce53">
            <text:p>粗出生率</text:p>
          </table:table-cell>
          <table:covered-table-cell/>
          <table:covered-table-cell/>
          <table:covered-table-cell/>
          <table:table-cell office:value-type="string" table:style-name="ce53">
            <text:p>粗死亡率</text:p>
          </table:table-cell>
          <table:table-cell office:value-type="string" table:style-name="ce54">
            <text:p>人數</text:p>
          </table:table-cell>
          <table:table-cell office:value-type="string" table:style-name="ce110">
            <text:p>然增加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結婚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style-name="ce109"/>
          <table:table-cell table:number-columns-repeated="16361"/>
        </table:table-row>
        <table:table-row table:style-name="ro8">
          <table:table-cell table:style-name="ce108"/>
          <table:table-cell table:style-name="ce107"/>
          <table:table-cell table:style-name="ce106"/>
          <table:table-cell table:number-columns-repeated="2" table:style-name="ce50"/>
          <table:covered-table-cell/>
          <table:covered-table-cell/>
          <table:covered-table-cell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table:style-name="ce105"/>
          <table:table-cell table:number-columns-repeated="16361"/>
        </table:table-row>
        <table:table-row table:style-name="ro18">
          <table:table-cell office:value-type="string" table:style-name="ce91">
            <text:p>總 <text:s text:c="7"/>計</text:p>
          </table:table-cell>
          <table:table-cell office:value-type="float" office:value="8402104" table:style-name="ce36">
            <text:p>8,402,104</text:p>
          </table:table-cell>
          <table:table-cell office:value-type="float" office:value="23449287" table:style-name="ce36">
            <text:p>23,449,287</text:p>
          </table:table-cell>
          <table:table-cell office:value-type="float" office:value="11701844" table:style-name="ce36">
            <text:p>11,701,844</text:p>
          </table:table-cell>
          <table:table-cell office:value-type="float" office:value="11747443" table:style-name="ce36">
            <text:p>11,747,443</text:p>
          </table:table-cell>
          <table:table-cell office:value-type="float" office:value="19384" table:style-name="ce36">
            <text:p>19,384</text:p>
          </table:table-cell>
          <table:table-cell office:value-type="float" office:value="10041" table:style-name="ce36">
            <text:p>10,041</text:p>
          </table:table-cell>
          <table:table-cell office:value-type="float" office:value="9343" table:style-name="ce36">
            <text:p>9,343</text:p>
          </table:table-cell>
          <table:table-cell office:value-type="float" office:value="9.73" table:style-name="ce87">
            <text:p><text:s text:c="3"/>9.73</text:p>
          </table:table-cell>
          <table:table-cell office:value-type="float" office:value="16092" table:style-name="ce36">
            <text:p>16,092</text:p>
          </table:table-cell>
          <table:table-cell office:value-type="float" office:value="9625" table:style-name="ce36">
            <text:p>9,625</text:p>
          </table:table-cell>
          <table:table-cell office:value-type="float" office:value="6467" table:style-name="ce36">
            <text:p>6,467</text:p>
          </table:table-cell>
          <table:table-cell office:value-type="float" office:value="8.08" table:style-name="ce87">
            <text:p><text:s text:c="3"/>8.08</text:p>
          </table:table-cell>
          <table:table-cell office:value-type="float" office:value="3292" table:style-name="ce36">
            <text:p>3,292</text:p>
          </table:table-cell>
          <table:table-cell office:value-type="float" office:value="1.65" table:style-name="ce87">
            <text:p><text:s text:c="3"/>1.65</text:p>
          </table:table-cell>
          <table:table-cell office:value-type="float" office:value="13395" table:style-name="ce36">
            <text:p>13,395</text:p>
          </table:table-cell>
          <table:table-cell office:value-type="float" office:value="6.73" table:style-name="ce87">
            <text:p><text:s text:c="3"/>6.73</text:p>
          </table:table-cell>
          <table:table-cell office:value-type="float" office:value="4916" table:style-name="ce36">
            <text:p>4,916</text:p>
          </table:table-cell>
          <table:table-cell office:value-type="float" office:value="2.4700000000000002" table:style-name="ce87">
            <text:p><text:s text:c="3"/>2.47</text:p>
          </table:table-cell>
          <table:table-cell office:value-type="float" office:value="102171" table:style-name="ce36">
            <text:p>102,171</text:p>
          </table:table-cell>
          <table:table-cell office:value-type="float" office:value="101710" table:style-name="ce36">
            <text:p>101,710</text:p>
          </table:table-cell>
          <table:table-cell office:value-type="float" office:value="541494" table:style-name="ce104">
            <text:p>541,494</text:p>
          </table:table-cell>
          <table:table-cell table:number-columns-repeated="16362" table:style-name="ce64"/>
        </table:table-row>
        <table:table-row table:style-name="ro19">
          <table:table-cell office:value-type="string" table:style-name="ce102">
            <text:p>新 <text:s/>北 <text:s/>市</text:p>
          </table:table-cell>
          <table:table-cell office:value-type="float" office:value="1499369" table:style-name="ce96">
            <text:p>1,499,369</text:p>
          </table:table-cell>
          <table:table-cell office:value-type="float" office:value="3965649" table:style-name="ce96">
            <text:p>3,965,649</text:p>
          </table:table-cell>
          <table:table-cell office:value-type="float" office:value="1950623" table:style-name="ce96">
            <text:p>1,950,623</text:p>
          </table:table-cell>
          <table:table-cell office:value-type="float" office:value="2015026" table:style-name="ce96">
            <text:p>2,015,026</text:p>
          </table:table-cell>
          <table:table-cell office:value-type="float" office:value="3429" table:style-name="ce96">
            <text:p>3,429</text:p>
          </table:table-cell>
          <table:table-cell office:value-type="float" office:value="1747" table:style-name="ce96">
            <text:p>1,747</text:p>
          </table:table-cell>
          <table:table-cell office:value-type="float" office:value="1682" table:style-name="ce96">
            <text:p>1,682</text:p>
          </table:table-cell>
          <table:table-cell office:value-type="float" office:value="10.18" table:style-name="ce97">
            <text:p><text:s text:c="3"/>10.18</text:p>
          </table:table-cell>
          <table:table-cell office:value-type="float" office:value="2250" table:style-name="ce96">
            <text:p>2,250</text:p>
          </table:table-cell>
          <table:table-cell office:value-type="float" office:value="1358" table:style-name="ce96">
            <text:p>1,358</text:p>
          </table:table-cell>
          <table:table-cell office:value-type="float" office:value="892" table:style-name="ce96">
            <text:p>892</text:p>
          </table:table-cell>
          <table:table-cell office:value-type="float" office:value="6.68" table:style-name="ce97">
            <text:p><text:s text:c="3"/>6.68</text:p>
          </table:table-cell>
          <table:table-cell office:value-type="float" office:value="1179" table:style-name="ce96">
            <text:p>1,179</text:p>
          </table:table-cell>
          <table:table-cell office:value-type="float" office:value="3.5" table:style-name="ce97">
            <text:p><text:s text:c="3"/>3.50</text:p>
          </table:table-cell>
          <table:table-cell office:value-type="float" office:value="2323" table:style-name="ce96">
            <text:p>2,323</text:p>
          </table:table-cell>
          <table:table-cell office:value-type="float" office:value="6.9" table:style-name="ce97">
            <text:p><text:s text:c="3"/>6.90</text:p>
          </table:table-cell>
          <table:table-cell office:value-type="float" office:value="863" table:style-name="ce96">
            <text:p>863</text:p>
          </table:table-cell>
          <table:table-cell office:value-type="float" office:value="2.56" table:style-name="ce97">
            <text:p><text:s text:c="3"/>2.56</text:p>
          </table:table-cell>
          <table:table-cell office:value-type="float" office:value="15617" table:style-name="ce96">
            <text:p>15,617</text:p>
          </table:table-cell>
          <table:table-cell office:value-type="float" office:value="18566" table:style-name="ce96">
            <text:p>18,566</text:p>
          </table:table-cell>
          <table:table-cell office:value-type="float" office:value="53606" table:style-name="ce95">
            <text:p>53,606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2">
            <text:p>臺 <text:s/>北 <text:s/>市</text:p>
          </table:table-cell>
          <table:table-cell office:value-type="float" office:value="1039180" table:style-name="ce96">
            <text:p>1,039,180</text:p>
          </table:table-cell>
          <table:table-cell office:value-type="float" office:value="2705958" table:style-name="ce96">
            <text:p>2,705,958</text:p>
          </table:table-cell>
          <table:table-cell office:value-type="float" office:value="1297022" table:style-name="ce96">
            <text:p>1,297,022</text:p>
          </table:table-cell>
          <table:table-cell office:value-type="float" office:value="1408936" table:style-name="ce96">
            <text:p>1,408,936</text:p>
          </table:table-cell>
          <table:table-cell office:value-type="float" office:value="2702" table:style-name="ce96">
            <text:p>2,702</text:p>
          </table:table-cell>
          <table:table-cell office:value-type="float" office:value="1383" table:style-name="ce96">
            <text:p>1,383</text:p>
          </table:table-cell>
          <table:table-cell office:value-type="float" office:value="1319" table:style-name="ce96">
            <text:p>1,319</text:p>
          </table:table-cell>
          <table:table-cell office:value-type="float" office:value="11.76" table:style-name="ce97">
            <text:p><text:s text:c="3"/>11.76</text:p>
          </table:table-cell>
          <table:table-cell office:value-type="float" office:value="1745" table:style-name="ce96">
            <text:p>1,745</text:p>
          </table:table-cell>
          <table:table-cell office:value-type="float" office:value="977" table:style-name="ce96">
            <text:p>977</text:p>
          </table:table-cell>
          <table:table-cell office:value-type="float" office:value="768" table:style-name="ce96">
            <text:p>768</text:p>
          </table:table-cell>
          <table:table-cell office:value-type="float" office:value="7.59" table:style-name="ce97">
            <text:p><text:s text:c="3"/>7.59</text:p>
          </table:table-cell>
          <table:table-cell office:value-type="float" office:value="957" table:style-name="ce96">
            <text:p>957</text:p>
          </table:table-cell>
          <table:table-cell office:value-type="float" office:value="4.16" table:style-name="ce97">
            <text:p><text:s text:c="3"/>4.16</text:p>
          </table:table-cell>
          <table:table-cell office:value-type="float" office:value="1556" table:style-name="ce96">
            <text:p>1,556</text:p>
          </table:table-cell>
          <table:table-cell office:value-type="float" office:value="6.77" table:style-name="ce97">
            <text:p><text:s text:c="3"/>6.77</text:p>
          </table:table-cell>
          <table:table-cell office:value-type="float" office:value="489" table:style-name="ce96">
            <text:p>489</text:p>
          </table:table-cell>
          <table:table-cell office:value-type="float" office:value="2.13" table:style-name="ce97">
            <text:p><text:s text:c="3"/>2.13</text:p>
          </table:table-cell>
          <table:table-cell office:value-type="float" office:value="13284" table:style-name="ce96">
            <text:p>13,284</text:p>
          </table:table-cell>
          <table:table-cell office:value-type="float" office:value="13396" table:style-name="ce96">
            <text:p>13,396</text:p>
          </table:table-cell>
          <table:table-cell office:value-type="float" office:value="15670" table:style-name="ce95">
            <text:p>15,670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2">
            <text:p>桃 <text:s/>園 <text:s/>市</text:p>
          </table:table-cell>
          <table:table-cell office:value-type="float" office:value="737120" table:style-name="ce96">
            <text:p>737,120</text:p>
          </table:table-cell>
          <table:table-cell office:value-type="float" office:value="2072736" table:style-name="ce96">
            <text:p>2,072,736</text:p>
          </table:table-cell>
          <table:table-cell office:value-type="float" office:value="1038857" table:style-name="ce96">
            <text:p>1,038,857</text:p>
          </table:table-cell>
          <table:table-cell office:value-type="float" office:value="1033879" table:style-name="ce96">
            <text:p>1,033,879</text:p>
          </table:table-cell>
          <table:table-cell office:value-type="float" office:value="1870" table:style-name="ce96">
            <text:p>1,870</text:p>
          </table:table-cell>
          <table:table-cell office:value-type="float" office:value="997" table:style-name="ce96">
            <text:p>997</text:p>
          </table:table-cell>
          <table:table-cell office:value-type="float" office:value="873" table:style-name="ce96">
            <text:p>873</text:p>
          </table:table-cell>
          <table:table-cell office:value-type="float" office:value="10.64" table:style-name="ce97">
            <text:p><text:s text:c="3"/>10.64</text:p>
          </table:table-cell>
          <table:table-cell office:value-type="float" office:value="1170" table:style-name="ce96">
            <text:p>1,170</text:p>
          </table:table-cell>
          <table:table-cell office:value-type="float" office:value="713" table:style-name="ce96">
            <text:p>713</text:p>
          </table:table-cell>
          <table:table-cell office:value-type="float" office:value="457" table:style-name="ce96">
            <text:p>457</text:p>
          </table:table-cell>
          <table:table-cell office:value-type="float" office:value="6.66" table:style-name="ce97">
            <text:p><text:s text:c="3"/>6.66</text:p>
          </table:table-cell>
          <table:table-cell office:value-type="float" office:value="700" table:style-name="ce96">
            <text:p>700</text:p>
          </table:table-cell>
          <table:table-cell office:value-type="float" office:value="3.98" table:style-name="ce97">
            <text:p><text:s text:c="3"/>3.98</text:p>
          </table:table-cell>
          <table:table-cell office:value-type="float" office:value="1260" table:style-name="ce96">
            <text:p>1,260</text:p>
          </table:table-cell>
          <table:table-cell office:value-type="float" office:value="7.17" table:style-name="ce97">
            <text:p><text:s text:c="3"/>7.17</text:p>
          </table:table-cell>
          <table:table-cell office:value-type="float" office:value="539" table:style-name="ce96">
            <text:p>539</text:p>
          </table:table-cell>
          <table:table-cell office:value-type="float" office:value="3.07" table:style-name="ce97">
            <text:p><text:s text:c="3"/>3.07</text:p>
          </table:table-cell>
          <table:table-cell office:value-type="float" office:value="13887" table:style-name="ce96">
            <text:p>13,887</text:p>
          </table:table-cell>
          <table:table-cell office:value-type="float" office:value="7817" table:style-name="ce96">
            <text:p>7,817</text:p>
          </table:table-cell>
          <table:table-cell office:value-type="float" office:value="65993" table:style-name="ce95">
            <text:p>65,993</text:p>
          </table:table-cell>
          <table:table-cell table:number-columns-repeated="16362" table:style-name="ce64"/>
        </table:table-row>
        <table:table-row table:style-name="ro21">
          <table:table-cell office:value-type="string" table:style-name="ce102">
            <text:p>臺 <text:s/>中 <text:s/>市</text:p>
          </table:table-cell>
          <table:table-cell office:value-type="float" office:value="915732" table:style-name="ce96">
            <text:p>915,732</text:p>
          </table:table-cell>
          <table:table-cell office:value-type="float" office:value="2725497" table:style-name="ce96">
            <text:p>2,725,497</text:p>
          </table:table-cell>
          <table:table-cell office:value-type="float" office:value="1349271" table:style-name="ce96">
            <text:p>1,349,271</text:p>
          </table:table-cell>
          <table:table-cell office:value-type="float" office:value="1376226" table:style-name="ce96">
            <text:p>1,376,226</text:p>
          </table:table-cell>
          <table:table-cell office:value-type="float" office:value="2343" table:style-name="ce96">
            <text:p>2,343</text:p>
          </table:table-cell>
          <table:table-cell office:value-type="float" office:value="1224" table:style-name="ce96">
            <text:p>1,224</text:p>
          </table:table-cell>
          <table:table-cell office:value-type="float" office:value="1119" table:style-name="ce96">
            <text:p>1,119</text:p>
          </table:table-cell>
          <table:table-cell office:value-type="float" office:value="10.130000000000001" table:style-name="ce97">
            <text:p><text:s text:c="3"/>10.13</text:p>
          </table:table-cell>
          <table:table-cell office:value-type="float" office:value="1556" table:style-name="ce96">
            <text:p>1,556</text:p>
          </table:table-cell>
          <table:table-cell office:value-type="float" office:value="921" table:style-name="ce96">
            <text:p>921</text:p>
          </table:table-cell>
          <table:table-cell office:value-type="float" office:value="635" table:style-name="ce96">
            <text:p>635</text:p>
          </table:table-cell>
          <table:table-cell office:value-type="float" office:value="6.72" table:style-name="ce97">
            <text:p><text:s text:c="3"/>6.72</text:p>
          </table:table-cell>
          <table:table-cell office:value-type="float" office:value="787" table:style-name="ce96">
            <text:p>787</text:p>
          </table:table-cell>
          <table:table-cell office:value-type="float" office:value="3.4" table:style-name="ce97">
            <text:p><text:s text:c="3"/>3.40</text:p>
          </table:table-cell>
          <table:table-cell office:value-type="float" office:value="1543" table:style-name="ce96">
            <text:p>1,543</text:p>
          </table:table-cell>
          <table:table-cell office:value-type="float" office:value="6.67" table:style-name="ce97">
            <text:p><text:s text:c="3"/>6.67</text:p>
          </table:table-cell>
          <table:table-cell office:value-type="float" office:value="582" table:style-name="ce96">
            <text:p>582</text:p>
          </table:table-cell>
          <table:table-cell office:value-type="float" office:value="2.52" table:style-name="ce97">
            <text:p><text:s text:c="3"/>2.52</text:p>
          </table:table-cell>
          <table:table-cell office:value-type="float" office:value="13147" table:style-name="ce96">
            <text:p>13,147</text:p>
          </table:table-cell>
          <table:table-cell office:value-type="float" office:value="11916" table:style-name="ce96">
            <text:p>11,916</text:p>
          </table:table-cell>
          <table:table-cell office:value-type="float" office:value="31277" table:style-name="ce95">
            <text:p>31,277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2">
            <text:p>臺 <text:s/>南 <text:s/>市</text:p>
          </table:table-cell>
          <table:table-cell office:value-type="float" office:value="669249" table:style-name="ce96">
            <text:p>669,249</text:p>
          </table:table-cell>
          <table:table-cell office:value-type="float" office:value="1885106" table:style-name="ce96">
            <text:p>1,885,106</text:p>
          </table:table-cell>
          <table:table-cell office:value-type="float" office:value="944216" table:style-name="ce96">
            <text:p>944,216</text:p>
          </table:table-cell>
          <table:table-cell office:value-type="float" office:value="940890" table:style-name="ce96">
            <text:p>940,890</text:p>
          </table:table-cell>
          <table:table-cell office:value-type="float" office:value="1487" table:style-name="ce96">
            <text:p>1,487</text:p>
          </table:table-cell>
          <table:table-cell office:value-type="float" office:value="799" table:style-name="ce96">
            <text:p>799</text:p>
          </table:table-cell>
          <table:table-cell office:value-type="float" office:value="688" table:style-name="ce96">
            <text:p>688</text:p>
          </table:table-cell>
          <table:table-cell office:value-type="float" office:value="9.2899999999999991" table:style-name="ce97">
            <text:p><text:s text:c="3"/>9.29</text:p>
          </table:table-cell>
          <table:table-cell office:value-type="float" office:value="1318" table:style-name="ce96">
            <text:p>1,318</text:p>
          </table:table-cell>
          <table:table-cell office:value-type="float" office:value="777" table:style-name="ce96">
            <text:p>777</text:p>
          </table:table-cell>
          <table:table-cell office:value-type="float" office:value="541" table:style-name="ce96">
            <text:p>541</text:p>
          </table:table-cell>
          <table:table-cell office:value-type="float" office:value="8.23" table:style-name="ce97">
            <text:p><text:s text:c="3"/>8.23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1.06" table:style-name="ce101">
            <text:p><text:s text:c="4"/>1.06</text:p>
          </table:table-cell>
          <table:table-cell office:value-type="float" office:value="1165" table:style-name="ce96">
            <text:p>1,165</text:p>
          </table:table-cell>
          <table:table-cell office:value-type="float" office:value="7.28" table:style-name="ce97">
            <text:p><text:s text:c="3"/>7.28</text:p>
          </table:table-cell>
          <table:table-cell office:value-type="float" office:value="353" table:style-name="ce96">
            <text:p>353</text:p>
          </table:table-cell>
          <table:table-cell office:value-type="float" office:value="2.2000000000000002" table:style-name="ce97">
            <text:p><text:s text:c="3"/>2.20</text:p>
          </table:table-cell>
          <table:table-cell office:value-type="float" office:value="7255" table:style-name="ce96">
            <text:p>7,255</text:p>
          </table:table-cell>
          <table:table-cell office:value-type="float" office:value="7181" table:style-name="ce96">
            <text:p>7,181</text:p>
          </table:table-cell>
          <table:table-cell office:value-type="float" office:value="7078" table:style-name="ce95">
            <text:p>7,078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2">
            <text:p>高 <text:s/>雄 <text:s/>市</text:p>
          </table:table-cell>
          <table:table-cell office:value-type="float" office:value="1066924" table:style-name="ce96">
            <text:p>1,066,924</text:p>
          </table:table-cell>
          <table:table-cell office:value-type="float" office:value="2779136" table:style-name="ce96">
            <text:p>2,779,136</text:p>
          </table:table-cell>
          <table:table-cell office:value-type="float" office:value="1382597" table:style-name="ce96">
            <text:p>1,382,597</text:p>
          </table:table-cell>
          <table:table-cell office:value-type="float" office:value="1396539" table:style-name="ce96">
            <text:p>1,396,539</text:p>
          </table:table-cell>
          <table:table-cell office:value-type="float" office:value="2012" table:style-name="ce96">
            <text:p>2,012</text:p>
          </table:table-cell>
          <table:table-cell office:value-type="float" office:value="1017" table:style-name="ce96">
            <text:p>1,017</text:p>
          </table:table-cell>
          <table:table-cell office:value-type="float" office:value="995" table:style-name="ce96">
            <text:p>995</text:p>
          </table:table-cell>
          <table:table-cell office:value-type="float" office:value="8.52" table:style-name="ce97">
            <text:p><text:s text:c="3"/>8.52</text:p>
          </table:table-cell>
          <table:table-cell office:value-type="float" office:value="1968" table:style-name="ce96">
            <text:p>1,968</text:p>
          </table:table-cell>
          <table:table-cell office:value-type="float" office:value="1225" table:style-name="ce96">
            <text:p>1,225</text:p>
          </table:table-cell>
          <table:table-cell office:value-type="float" office:value="743" table:style-name="ce96">
            <text:p>743</text:p>
          </table:table-cell>
          <table:table-cell office:value-type="float" office:value="8.34" table:style-name="ce97">
            <text:p><text:s text:c="3"/>8.34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0.19" table:style-name="ce101">
            <text:p><text:s text:c="4"/>0.19</text:p>
          </table:table-cell>
          <table:table-cell office:value-type="float" office:value="1791" table:style-name="ce96">
            <text:p>1,791</text:p>
          </table:table-cell>
          <table:table-cell office:value-type="float" office:value="7.59" table:style-name="ce97">
            <text:p><text:s text:c="3"/>7.59</text:p>
          </table:table-cell>
          <table:table-cell office:value-type="float" office:value="575" table:style-name="ce96">
            <text:p>575</text:p>
          </table:table-cell>
          <table:table-cell office:value-type="float" office:value="2.44" table:style-name="ce97">
            <text:p><text:s text:c="3"/>2.44</text:p>
          </table:table-cell>
          <table:table-cell office:value-type="float" office:value="11992" table:style-name="ce96">
            <text:p>11,992</text:p>
          </table:table-cell>
          <table:table-cell office:value-type="float" office:value="12427" table:style-name="ce96">
            <text:p>12,427</text:p>
          </table:table-cell>
          <table:table-cell office:value-type="float" office:value="32354" table:style-name="ce95">
            <text:p>32,354</text:p>
          </table:table-cell>
          <table:table-cell table:number-columns-repeated="16362" table:style-name="ce64"/>
        </table:table-row>
        <table:table-row table:style-name="ro22">
          <table:table-cell office:value-type="string" table:style-name="ce100">
            <text:p><text:s/>臺 <text:s/>灣 <text:s/>省<text:s/></text:p>
          </table:table-cell>
          <table:table-cell office:value-type="float" office:value="2434209" table:style-name="ce96">
            <text:p>2,434,209</text:p>
          </table:table-cell>
          <table:table-cell office:value-type="float" office:value="7173777" table:style-name="ce96">
            <text:p>7,173,777</text:p>
          </table:table-cell>
          <table:table-cell office:value-type="float" office:value="3667497" table:style-name="ce96">
            <text:p>3,667,497</text:p>
          </table:table-cell>
          <table:table-cell office:value-type="float" office:value="3506280" table:style-name="ce96">
            <text:p>3,506,280</text:p>
          </table:table-cell>
          <table:table-cell office:value-type="float" office:value="5400" table:style-name="ce96">
            <text:p>5,400</text:p>
          </table:table-cell>
          <table:table-cell office:value-type="float" office:value="2799" table:style-name="ce96">
            <text:p>2,799</text:p>
          </table:table-cell>
          <table:table-cell office:value-type="float" office:value="2601" table:style-name="ce96">
            <text:p>2,601</text:p>
          </table:table-cell>
          <table:table-cell office:value-type="float" office:value="8.86" table:style-name="ce97">
            <text:p><text:s text:c="3"/>8.86</text:p>
          </table:table-cell>
          <table:table-cell office:value-type="float" office:value="5997" table:style-name="ce96">
            <text:p>5,997</text:p>
          </table:table-cell>
          <table:table-cell office:value-type="float" office:value="3605" table:style-name="ce96">
            <text:p>3,605</text:p>
          </table:table-cell>
          <table:table-cell office:value-type="float" office:value="2392" table:style-name="ce96">
            <text:p>2,392</text:p>
          </table:table-cell>
          <table:table-cell office:value-type="float" office:value="9.84" table:style-name="ce97">
            <text:p><text:s text:c="3"/>9.84</text:p>
          </table:table-cell>
          <table:table-cell office:value-type="float" office:value="-597" table:style-name="ce99">
            <text:p>－ <text:s/>597</text:p>
          </table:table-cell>
          <table:table-cell office:value-type="float" office:value="-0.98" table:style-name="ce98">
            <text:p>－ <text:s/>0.98</text:p>
          </table:table-cell>
          <table:table-cell office:value-type="float" office:value="3698" table:style-name="ce96">
            <text:p>3,698</text:p>
          </table:table-cell>
          <table:table-cell office:value-type="float" office:value="6.07" table:style-name="ce97">
            <text:p><text:s text:c="3"/>6.07</text:p>
          </table:table-cell>
          <table:table-cell office:value-type="float" office:value="1489" table:style-name="ce96">
            <text:p>1,489</text:p>
          </table:table-cell>
          <table:table-cell office:value-type="float" office:value="2.44" table:style-name="ce97">
            <text:p><text:s text:c="3"/>2.44</text:p>
          </table:table-cell>
          <table:table-cell office:value-type="float" office:value="25786" table:style-name="ce96">
            <text:p>25,786</text:p>
          </table:table-cell>
          <table:table-cell office:value-type="float" office:value="29568" table:style-name="ce96">
            <text:p>29,568</text:p>
          </table:table-cell>
          <table:table-cell office:value-type="float" office:value="334443" table:style-name="ce95">
            <text:p>334,443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宜 蘭 縣</text:p>
          </table:table-cell>
          <table:table-cell office:value-type="float" office:value="163291" table:style-name="ce79">
            <text:p><text:s text:c="3"/>163,291</text:p>
          </table:table-cell>
          <table:table-cell office:value-type="float" office:value="458370" table:style-name="ce79">
            <text:p><text:s text:c="3"/>458,370</text:p>
          </table:table-cell>
          <table:table-cell office:value-type="float" office:value="232647" table:style-name="ce79">
            <text:p><text:s text:c="3"/>232,647</text:p>
          </table:table-cell>
          <table:table-cell office:value-type="float" office:value="225723" table:style-name="ce79">
            <text:p><text:s text:c="3"/>225,723</text:p>
          </table:table-cell>
          <table:table-cell office:value-type="float" office:value="315" table:style-name="ce77">
            <text:p>315</text:p>
          </table:table-cell>
          <table:table-cell office:value-type="float" office:value="175" table:style-name="ce77">
            <text:p>175</text:p>
          </table:table-cell>
          <table:table-cell office:value-type="float" office:value="140" table:style-name="ce77">
            <text:p>140</text:p>
          </table:table-cell>
          <table:table-cell office:value-type="float" office:value="8.09" table:style-name="ce78">
            <text:p><text:s text:c="3"/>8.09</text:p>
          </table:table-cell>
          <table:table-cell office:value-type="float" office:value="335" table:style-name="ce79">
            <text:p><text:s text:c="3"/>335</text:p>
          </table:table-cell>
          <table:table-cell office:value-type="float" office:value="200" table:style-name="ce77">
            <text:p>200</text:p>
          </table:table-cell>
          <table:table-cell office:value-type="float" office:value="135" table:style-name="ce77">
            <text:p>135</text:p>
          </table:table-cell>
          <table:table-cell office:value-type="float" office:value="8.6" table:style-name="ce78">
            <text:p><text:s text:c="3"/>8.60</text:p>
          </table:table-cell>
          <table:table-cell office:value-type="float" office:value="-20" table:style-name="ce81">
            <text:p>－ <text:s text:c="3"/>20</text:p>
          </table:table-cell>
          <table:table-cell office:value-type="float" office:value="-0.51" table:style-name="ce83">
            <text:p>－ <text:s text:c="2"/>0.51</text:p>
          </table:table-cell>
          <table:table-cell office:value-type="float" office:value="239" table:style-name="ce79">
            <text:p><text:s text:c="3"/>239</text:p>
          </table:table-cell>
          <table:table-cell office:value-type="float" office:value="6.14" table:style-name="ce78">
            <text:p><text:s text:c="3"/>6.14</text:p>
          </table:table-cell>
          <table:table-cell office:value-type="float" office:value="98" table:style-name="ce79">
            <text:p><text:s text:c="3"/>98</text:p>
          </table:table-cell>
          <table:table-cell office:value-type="float" office:value="2.52" table:style-name="ce78">
            <text:p><text:s text:c="3"/>2.52</text:p>
          </table:table-cell>
          <table:table-cell office:value-type="float" office:value="1873" table:style-name="ce77">
            <text:p>1,873</text:p>
          </table:table-cell>
          <table:table-cell office:value-type="float" office:value="1973" table:style-name="ce77">
            <text:p>1,973</text:p>
          </table:table-cell>
          <table:table-cell office:value-type="float" office:value="16560" table:style-name="ce76">
            <text:p><text:s text:c="3"/>16,560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新 竹 縣</text:p>
          </table:table-cell>
          <table:table-cell office:value-type="float" office:value="179934" table:style-name="ce79">
            <text:p><text:s text:c="3"/>179,934</text:p>
          </table:table-cell>
          <table:table-cell office:value-type="float" office:value="538071" table:style-name="ce79">
            <text:p><text:s text:c="3"/>538,071</text:p>
          </table:table-cell>
          <table:table-cell office:value-type="float" office:value="275524" table:style-name="ce79">
            <text:p><text:s text:c="3"/>275,524</text:p>
          </table:table-cell>
          <table:table-cell office:value-type="float" office:value="262547" table:style-name="ce79">
            <text:p><text:s text:c="3"/>262,547</text:p>
          </table:table-cell>
          <table:table-cell office:value-type="float" office:value="482" table:style-name="ce79">
            <text:p><text:s text:c="3"/>482</text:p>
          </table:table-cell>
          <table:table-cell office:value-type="float" office:value="236" table:style-name="ce77">
            <text:p>236</text:p>
          </table:table-cell>
          <table:table-cell office:value-type="float" office:value="246" table:style-name="ce77">
            <text:p>246</text:p>
          </table:table-cell>
          <table:table-cell office:value-type="float" office:value="10.55" table:style-name="ce78">
            <text:p><text:s text:c="3"/>10.55</text:p>
          </table:table-cell>
          <table:table-cell office:value-type="float" office:value="372" table:style-name="ce79">
            <text:p><text:s text:c="3"/>372</text:p>
          </table:table-cell>
          <table:table-cell office:value-type="float" office:value="227" table:style-name="ce77">
            <text:p>227</text:p>
          </table:table-cell>
          <table:table-cell office:value-type="float" office:value="145" table:style-name="ce77">
            <text:p>145</text:p>
          </table:table-cell>
          <table:table-cell office:value-type="float" office:value="8.14" table:style-name="ce78">
            <text:p><text:s text:c="3"/>8.14</text:p>
          </table:table-cell>
          <table:table-cell office:value-type="float" office:value="110" table:style-name="ce81">
            <text:p><text:s text:c="3"/>110</text:p>
          </table:table-cell>
          <table:table-cell office:value-type="float" office:value="2.41" table:style-name="ce83">
            <text:p><text:s text:c="4"/>2.41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6.22" table:style-name="ce78">
            <text:p><text:s text:c="3"/>6.22</text:p>
          </table:table-cell>
          <table:table-cell office:value-type="float" office:value="110" table:style-name="ce79">
            <text:p><text:s text:c="3"/>110</text:p>
          </table:table-cell>
          <table:table-cell office:value-type="float" office:value="2.41" table:style-name="ce78">
            <text:p><text:s text:c="3"/>2.41</text:p>
          </table:table-cell>
          <table:table-cell office:value-type="float" office:value="2239" table:style-name="ce77">
            <text:p>2,239</text:p>
          </table:table-cell>
          <table:table-cell office:value-type="float" office:value="2256" table:style-name="ce77">
            <text:p>2,256</text:p>
          </table:table-cell>
          <table:table-cell office:value-type="float" office:value="21033" table:style-name="ce76">
            <text:p><text:s text:c="3"/>21,033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苗 栗 縣</text:p>
          </table:table-cell>
          <table:table-cell office:value-type="float" office:value="183375" table:style-name="ce79">
            <text:p><text:s text:c="3"/>183,375</text:p>
          </table:table-cell>
          <table:table-cell office:value-type="float" office:value="566585" table:style-name="ce79">
            <text:p><text:s text:c="3"/>566,585</text:p>
          </table:table-cell>
          <table:table-cell office:value-type="float" office:value="291916" table:style-name="ce79">
            <text:p><text:s text:c="3"/>291,916</text:p>
          </table:table-cell>
          <table:table-cell office:value-type="float" office:value="274669" table:style-name="ce79">
            <text:p><text:s text:c="3"/>274,669</text:p>
          </table:table-cell>
          <table:table-cell office:value-type="float" office:value="566" table:style-name="ce79">
            <text:p><text:s text:c="3"/>566</text:p>
          </table:table-cell>
          <table:table-cell office:value-type="float" office:value="282" table:style-name="ce77">
            <text:p>282</text:p>
          </table:table-cell>
          <table:table-cell office:value-type="float" office:value="284" table:style-name="ce77">
            <text:p>284</text:p>
          </table:table-cell>
          <table:table-cell office:value-type="float" office:value="11.76" table:style-name="ce78">
            <text:p><text:s text:c="3"/>11.76</text:p>
          </table:table-cell>
          <table:table-cell office:value-type="float" office:value="475" table:style-name="ce79">
            <text:p><text:s text:c="3"/>475</text:p>
          </table:table-cell>
          <table:table-cell office:value-type="float" office:value="277" table:style-name="ce77">
            <text:p>277</text:p>
          </table:table-cell>
          <table:table-cell office:value-type="float" office:value="198" table:style-name="ce77">
            <text:p>198</text:p>
          </table:table-cell>
          <table:table-cell office:value-type="float" office:value="9.8699999999999992" table:style-name="ce78">
            <text:p><text:s text:c="3"/>9.87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1.89" table:style-name="ce83">
            <text:p><text:s text:c="4"/>1.89</text:p>
          </table:table-cell>
          <table:table-cell office:value-type="float" office:value="267" table:style-name="ce79">
            <text:p><text:s text:c="3"/>267</text:p>
          </table:table-cell>
          <table:table-cell office:value-type="float" office:value="5.55" table:style-name="ce78">
            <text:p><text:s text:c="3"/>5.55</text:p>
          </table:table-cell>
          <table:table-cell office:value-type="float" office:value="120" table:style-name="ce79">
            <text:p><text:s text:c="3"/>120</text:p>
          </table:table-cell>
          <table:table-cell office:value-type="float" office:value="2.4900000000000002" table:style-name="ce78">
            <text:p><text:s text:c="3"/>2.49</text:p>
          </table:table-cell>
          <table:table-cell office:value-type="float" office:value="1738" table:style-name="ce77">
            <text:p>1,738</text:p>
          </table:table-cell>
          <table:table-cell office:value-type="float" office:value="2248" table:style-name="ce77">
            <text:p>2,248</text:p>
          </table:table-cell>
          <table:table-cell office:value-type="float" office:value="11217" table:style-name="ce76">
            <text:p><text:s text:c="3"/>11,217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彰 化 縣</text:p>
          </table:table-cell>
          <table:table-cell office:value-type="float" office:value="379250" table:style-name="ce79">
            <text:p><text:s text:c="3"/>379,250</text:p>
          </table:table-cell>
          <table:table-cell office:value-type="float" office:value="1290495" table:style-name="ce79">
            <text:p><text:s text:c="3"/>1,290,495</text:p>
          </table:table-cell>
          <table:table-cell office:value-type="float" office:value="660038" table:style-name="ce79">
            <text:p><text:s text:c="3"/>660,038</text:p>
          </table:table-cell>
          <table:table-cell office:value-type="float" office:value="630457" table:style-name="ce79">
            <text:p><text:s text:c="3"/>630,457</text:p>
          </table:table-cell>
          <table:table-cell office:value-type="float" office:value="1105" table:style-name="ce79">
            <text:p><text:s text:c="3"/>1,105</text:p>
          </table:table-cell>
          <table:table-cell office:value-type="float" office:value="587" table:style-name="ce77">
            <text:p>587</text:p>
          </table:table-cell>
          <table:table-cell office:value-type="float" office:value="518" table:style-name="ce77">
            <text:p>518</text:p>
          </table:table-cell>
          <table:table-cell office:value-type="float" office:value="10.08" table:style-name="ce78">
            <text:p><text:s text:c="3"/>10.08</text:p>
          </table:table-cell>
          <table:table-cell office:value-type="float" office:value="965" table:style-name="ce79">
            <text:p><text:s text:c="3"/>965</text:p>
          </table:table-cell>
          <table:table-cell office:value-type="float" office:value="560" table:style-name="ce77">
            <text:p>560</text:p>
          </table:table-cell>
          <table:table-cell office:value-type="float" office:value="405" table:style-name="ce77">
            <text:p>405</text:p>
          </table:table-cell>
          <table:table-cell office:value-type="float" office:value="8.8000000000000007" table:style-name="ce78">
            <text:p><text:s text:c="3"/>8.80</text:p>
          </table:table-cell>
          <table:table-cell office:value-type="float" office:value="140" table:style-name="ce92">
            <text:p><text:s text:c="3"/>140</text:p>
          </table:table-cell>
          <table:table-cell office:value-type="float" office:value="1.28" table:style-name="ce83">
            <text:p><text:s text:c="4"/>1.28</text:p>
          </table:table-cell>
          <table:table-cell office:value-type="float" office:value="705" table:style-name="ce79">
            <text:p><text:s text:c="3"/>705</text:p>
          </table:table-cell>
          <table:table-cell office:value-type="float" office:value="6.43" table:style-name="ce78">
            <text:p><text:s text:c="3"/>6.43</text:p>
          </table:table-cell>
          <table:table-cell office:value-type="float" office:value="236" table:style-name="ce79">
            <text:p><text:s text:c="3"/>236</text:p>
          </table:table-cell>
          <table:table-cell office:value-type="float" office:value="2.15" table:style-name="ce78">
            <text:p><text:s text:c="3"/>2.15</text:p>
          </table:table-cell>
          <table:table-cell office:value-type="float" office:value="3852" table:style-name="ce77">
            <text:p>3,852</text:p>
          </table:table-cell>
          <table:table-cell office:value-type="float" office:value="4550" table:style-name="ce77">
            <text:p>4,550</text:p>
          </table:table-cell>
          <table:table-cell office:value-type="float" office:value="5298" table:style-name="ce76">
            <text:p><text:s text:c="3"/>5,298</text:p>
          </table:table-cell>
          <table:table-cell table:number-columns-repeated="16362" table:style-name="ce64"/>
        </table:table-row>
        <table:table-row table:style-name="ro25">
          <table:table-cell office:value-type="string" table:style-name="ce82">
            <text:p>南 投 縣</text:p>
          </table:table-cell>
          <table:table-cell office:value-type="float" office:value="176393" table:style-name="ce79">
            <text:p><text:s text:c="3"/>176,393</text:p>
          </table:table-cell>
          <table:table-cell office:value-type="float" office:value="513092" table:style-name="ce79">
            <text:p><text:s text:c="3"/>513,092</text:p>
          </table:table-cell>
          <table:table-cell office:value-type="float" office:value="263215" table:style-name="ce79">
            <text:p><text:s text:c="3"/>263,215</text:p>
          </table:table-cell>
          <table:table-cell office:value-type="float" office:value="249877" table:style-name="ce79">
            <text:p><text:s text:c="3"/>249,877</text:p>
          </table:table-cell>
          <table:table-cell office:value-type="float" office:value="294" table:style-name="ce79">
            <text:p><text:s text:c="3"/>294</text:p>
          </table:table-cell>
          <table:table-cell office:value-type="float" office:value="135" table:style-name="ce77">
            <text:p>135</text:p>
          </table:table-cell>
          <table:table-cell office:value-type="float" office:value="159" table:style-name="ce77">
            <text:p>159</text:p>
          </table:table-cell>
          <table:table-cell office:value-type="float" office:value="6.74" table:style-name="ce78">
            <text:p><text:s text:c="3"/>6.74</text:p>
          </table:table-cell>
          <table:table-cell office:value-type="float" office:value="469" table:style-name="ce79">
            <text:p><text:s text:c="3"/>469</text:p>
          </table:table-cell>
          <table:table-cell office:value-type="float" office:value="287" table:style-name="ce77">
            <text:p>287</text:p>
          </table:table-cell>
          <table:table-cell office:value-type="float" office:value="182" table:style-name="ce77">
            <text:p>182</text:p>
          </table:table-cell>
          <table:table-cell office:value-type="float" office:value="10.76" table:style-name="ce78">
            <text:p><text:s text:c="3"/>10.76</text:p>
          </table:table-cell>
          <table:table-cell office:value-type="float" office:value="-175" table:style-name="ce81">
            <text:p>－ <text:s text:c="3"/>175</text:p>
          </table:table-cell>
          <table:table-cell office:value-type="float" office:value="-4.01" table:style-name="ce83">
            <text:p>－ <text:s text:c="2"/>4.01</text:p>
          </table:table-cell>
          <table:table-cell office:value-type="float" office:value="235" table:style-name="ce79">
            <text:p><text:s text:c="3"/>235</text:p>
          </table:table-cell>
          <table:table-cell office:value-type="float" office:value="5.39" table:style-name="ce78">
            <text:p><text:s text:c="3"/>5.39</text:p>
          </table:table-cell>
          <table:table-cell office:value-type="float" office:value="90" table:style-name="ce79">
            <text:p><text:s text:c="3"/>90</text:p>
          </table:table-cell>
          <table:table-cell office:value-type="float" office:value="2.06" table:style-name="ce78">
            <text:p><text:s text:c="3"/>2.06</text:p>
          </table:table-cell>
          <table:table-cell office:value-type="float" office:value="1536" table:style-name="ce77">
            <text:p>1,536</text:p>
          </table:table-cell>
          <table:table-cell office:value-type="float" office:value="1965" table:style-name="ce77">
            <text:p>1,965</text:p>
          </table:table-cell>
          <table:table-cell office:value-type="float" office:value="28735" table:style-name="ce76">
            <text:p><text:s text:c="3"/>28,735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雲 林 縣</text:p>
          </table:table-cell>
          <table:table-cell office:value-type="float" office:value="237911" table:style-name="ce79">
            <text:p><text:s text:c="3"/>237,911</text:p>
          </table:table-cell>
          <table:table-cell office:value-type="float" office:value="703407" table:style-name="ce79">
            <text:p><text:s text:c="3"/>703,407</text:p>
          </table:table-cell>
          <table:table-cell office:value-type="float" office:value="365843" table:style-name="ce79">
            <text:p><text:s text:c="3"/>365,843</text:p>
          </table:table-cell>
          <table:table-cell office:value-type="float" office:value="337564" table:style-name="ce79">
            <text:p><text:s text:c="3"/>337,564</text:p>
          </table:table-cell>
          <table:table-cell office:value-type="float" office:value="459" table:style-name="ce79">
            <text:p><text:s text:c="3"/>459</text:p>
          </table:table-cell>
          <table:table-cell office:value-type="float" office:value="232" table:style-name="ce77">
            <text:p>232</text:p>
          </table:table-cell>
          <table:table-cell office:value-type="float" office:value="227" table:style-name="ce77">
            <text:p>227</text:p>
          </table:table-cell>
          <table:table-cell office:value-type="float" office:value="7.68" table:style-name="ce78">
            <text:p><text:s text:c="3"/>7.68</text:p>
          </table:table-cell>
          <table:table-cell office:value-type="float" office:value="639" table:style-name="ce79">
            <text:p><text:s text:c="3"/>639</text:p>
          </table:table-cell>
          <table:table-cell office:value-type="float" office:value="392" table:style-name="ce77">
            <text:p>392</text:p>
          </table:table-cell>
          <table:table-cell office:value-type="float" office:value="247" table:style-name="ce77">
            <text:p>247</text:p>
          </table:table-cell>
          <table:table-cell office:value-type="float" office:value="10.69" table:style-name="ce78">
            <text:p><text:s text:c="3"/>10.69</text:p>
          </table:table-cell>
          <table:table-cell office:value-type="float" office:value="-180" table:style-name="ce93">
            <text:p>－ <text:s/>180</text:p>
          </table:table-cell>
          <table:table-cell office:value-type="float" office:value="-3.01" table:style-name="ce83">
            <text:p>－ <text:s text:c="2"/>3.01</text:p>
          </table:table-cell>
          <table:table-cell office:value-type="float" office:value="340" table:style-name="ce79">
            <text:p><text:s text:c="3"/>340</text:p>
          </table:table-cell>
          <table:table-cell office:value-type="float" office:value="5.69" table:style-name="ce78">
            <text:p><text:s text:c="3"/>5.69</text:p>
          </table:table-cell>
          <table:table-cell office:value-type="float" office:value="141" table:style-name="ce79">
            <text:p><text:s text:c="3"/>141</text:p>
          </table:table-cell>
          <table:table-cell office:value-type="float" office:value="2.36" table:style-name="ce78">
            <text:p><text:s text:c="3"/>2.36</text:p>
          </table:table-cell>
          <table:table-cell office:value-type="float" office:value="2126" table:style-name="ce77">
            <text:p>2,126</text:p>
          </table:table-cell>
          <table:table-cell office:value-type="float" office:value="2780" table:style-name="ce77">
            <text:p>2,780</text:p>
          </table:table-cell>
          <table:table-cell office:value-type="float" office:value="2206" table:style-name="ce76">
            <text:p><text:s text:c="3"/>2,206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嘉 義 縣</text:p>
          </table:table-cell>
          <table:table-cell office:value-type="float" office:value="181389" table:style-name="ce79">
            <text:p><text:s text:c="3"/>181,389</text:p>
          </table:table-cell>
          <table:table-cell office:value-type="float" office:value="523162" table:style-name="ce79">
            <text:p><text:s text:c="3"/>523,162</text:p>
          </table:table-cell>
          <table:table-cell office:value-type="float" office:value="272478" table:style-name="ce79">
            <text:p><text:s text:c="3"/>272,478</text:p>
          </table:table-cell>
          <table:table-cell office:value-type="float" office:value="250684" table:style-name="ce79">
            <text:p><text:s text:c="3"/>250,684</text:p>
          </table:table-cell>
          <table:table-cell office:value-type="float" office:value="301" table:style-name="ce79">
            <text:p><text:s text:c="3"/>301</text:p>
          </table:table-cell>
          <table:table-cell office:value-type="float" office:value="175" table:style-name="ce77">
            <text:p>175</text:p>
          </table:table-cell>
          <table:table-cell office:value-type="float" office:value="126" table:style-name="ce77">
            <text:p>126</text:p>
          </table:table-cell>
          <table:table-cell office:value-type="float" office:value="6.77" table:style-name="ce78">
            <text:p><text:s text:c="3"/>6.77</text:p>
          </table:table-cell>
          <table:table-cell office:value-type="float" office:value="558" table:style-name="ce79">
            <text:p><text:s text:c="3"/>558</text:p>
          </table:table-cell>
          <table:table-cell office:value-type="float" office:value="339" table:style-name="ce77">
            <text:p>339</text:p>
          </table:table-cell>
          <table:table-cell office:value-type="float" office:value="219" table:style-name="ce77">
            <text:p>219</text:p>
          </table:table-cell>
          <table:table-cell office:value-type="float" office:value="12.55" table:style-name="ce78">
            <text:p><text:s text:c="3"/>12.55</text:p>
          </table:table-cell>
          <table:table-cell office:value-type="float" office:value="-257" table:style-name="ce93">
            <text:p>－ <text:s/>257</text:p>
          </table:table-cell>
          <table:table-cell office:value-type="float" office:value="-5.78" table:style-name="ce83">
            <text:p>－ <text:s text:c="2"/>5.78</text:p>
          </table:table-cell>
          <table:table-cell office:value-type="float" office:value="247" table:style-name="ce79">
            <text:p><text:s text:c="3"/>247</text:p>
          </table:table-cell>
          <table:table-cell office:value-type="float" office:value="5.56" table:style-name="ce78">
            <text:p><text:s text:c="3"/>5.56</text:p>
          </table:table-cell>
          <table:table-cell office:value-type="float" office:value="100" table:style-name="ce79">
            <text:p><text:s text:c="3"/>100</text:p>
          </table:table-cell>
          <table:table-cell office:value-type="float" office:value="2.25" table:style-name="ce78">
            <text:p><text:s text:c="3"/>2.25</text:p>
          </table:table-cell>
          <table:table-cell office:value-type="float" office:value="1670" table:style-name="ce77">
            <text:p>1,670</text:p>
          </table:table-cell>
          <table:table-cell office:value-type="float" office:value="2086" table:style-name="ce77">
            <text:p>2,086</text:p>
          </table:table-cell>
          <table:table-cell office:value-type="float" office:value="5793" table:style-name="ce76">
            <text:p><text:s text:c="3"/>5,793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屏 東 縣</text:p>
          </table:table-cell>
          <table:table-cell office:value-type="float" office:value="283395" table:style-name="ce79">
            <text:p><text:s text:c="3"/>283,395</text:p>
          </table:table-cell>
          <table:table-cell office:value-type="float" office:value="845779" table:style-name="ce79">
            <text:p><text:s text:c="3"/>845,779</text:p>
          </table:table-cell>
          <table:table-cell office:value-type="float" office:value="433494" table:style-name="ce79">
            <text:p><text:s text:c="3"/>433,494</text:p>
          </table:table-cell>
          <table:table-cell office:value-type="float" office:value="412285" table:style-name="ce79">
            <text:p><text:s text:c="3"/>412,285</text:p>
          </table:table-cell>
          <table:table-cell office:value-type="float" office:value="507" table:style-name="ce79">
            <text:p><text:s text:c="3"/>507</text:p>
          </table:table-cell>
          <table:table-cell office:value-type="float" office:value="274" table:style-name="ce77">
            <text:p>274</text:p>
          </table:table-cell>
          <table:table-cell office:value-type="float" office:value="233" table:style-name="ce77">
            <text:p>233</text:p>
          </table:table-cell>
          <table:table-cell office:value-type="float" office:value="7.05" table:style-name="ce78">
            <text:p><text:s text:c="3"/>7.05</text:p>
          </table:table-cell>
          <table:table-cell office:value-type="float" office:value="789" table:style-name="ce79">
            <text:p><text:s text:c="3"/>789</text:p>
          </table:table-cell>
          <table:table-cell office:value-type="float" office:value="461" table:style-name="ce77">
            <text:p>461</text:p>
          </table:table-cell>
          <table:table-cell office:value-type="float" office:value="328" table:style-name="ce77">
            <text:p>328</text:p>
          </table:table-cell>
          <table:table-cell office:value-type="float" office:value="10.98" table:style-name="ce78">
            <text:p><text:s text:c="3"/>10.98</text:p>
          </table:table-cell>
          <table:table-cell office:value-type="float" office:value="-282" table:style-name="ce93">
            <text:p>－ <text:s/>282</text:p>
          </table:table-cell>
          <table:table-cell office:value-type="float" office:value="-3.92" table:style-name="ce83">
            <text:p>－ <text:s text:c="2"/>3.92</text:p>
          </table:table-cell>
          <table:table-cell office:value-type="float" office:value="454" table:style-name="ce79">
            <text:p><text:s text:c="3"/>454</text:p>
          </table:table-cell>
          <table:table-cell office:value-type="float" office:value="6.32" table:style-name="ce78">
            <text:p><text:s text:c="3"/>6.32</text:p>
          </table:table-cell>
          <table:table-cell office:value-type="float" office:value="196" table:style-name="ce79">
            <text:p><text:s text:c="3"/>196</text:p>
          </table:table-cell>
          <table:table-cell office:value-type="float" office:value="2.73" table:style-name="ce78">
            <text:p><text:s text:c="3"/>2.73</text:p>
          </table:table-cell>
          <table:table-cell office:value-type="float" office:value="2852" table:style-name="ce77">
            <text:p>2,852</text:p>
          </table:table-cell>
          <table:table-cell office:value-type="float" office:value="3441" table:style-name="ce77">
            <text:p>3,441</text:p>
          </table:table-cell>
          <table:table-cell office:value-type="float" office:value="58350" table:style-name="ce76">
            <text:p><text:s text:c="3"/>58,350</text:p>
          </table:table-cell>
          <table:table-cell office:value-type="string" table:style-name="ce64">
            <text:p><text:s/></text:p>
          </table:table-cell>
          <table:table-cell table:number-columns-repeated="16361"/>
        </table:table-row>
        <table:table-row table:style-name="ro25">
          <table:table-cell office:value-type="string" table:style-name="ce82">
            <text:p>臺 東 縣</text:p>
          </table:table-cell>
          <table:table-cell office:value-type="float" office:value="82166" table:style-name="ce79">
            <text:p><text:s text:c="3"/>82,166</text:p>
          </table:table-cell>
          <table:table-cell office:value-type="float" office:value="223831" table:style-name="ce79">
            <text:p><text:s text:c="3"/>223,831</text:p>
          </table:table-cell>
          <table:table-cell office:value-type="float" office:value="116071" table:style-name="ce79">
            <text:p><text:s text:c="3"/>116,071</text:p>
          </table:table-cell>
          <table:table-cell office:value-type="float" office:value="107760" table:style-name="ce79">
            <text:p><text:s text:c="3"/>107,760</text:p>
          </table:table-cell>
          <table:table-cell office:value-type="float" office:value="146" table:style-name="ce79">
            <text:p><text:s text:c="3"/>146</text:p>
          </table:table-cell>
          <table:table-cell office:value-type="float" office:value="66" table:style-name="ce77">
            <text:p>66</text:p>
          </table:table-cell>
          <table:table-cell office:value-type="float" office:value="80" table:style-name="ce77">
            <text:p>80</text:p>
          </table:table-cell>
          <table:table-cell office:value-type="float" office:value="7.68" table:style-name="ce78">
            <text:p><text:s text:c="3"/>7.68</text:p>
          </table:table-cell>
          <table:table-cell office:value-type="float" office:value="229" table:style-name="ce79">
            <text:p><text:s text:c="3"/>229</text:p>
          </table:table-cell>
          <table:table-cell office:value-type="float" office:value="138" table:style-name="ce77">
            <text:p>138</text:p>
          </table:table-cell>
          <table:table-cell office:value-type="float" office:value="91" table:style-name="ce77">
            <text:p>91</text:p>
          </table:table-cell>
          <table:table-cell office:value-type="float" office:value="12.04" table:style-name="ce78">
            <text:p><text:s text:c="3"/>12.04</text:p>
          </table:table-cell>
          <table:table-cell office:value-type="float" office:value="-83" table:style-name="ce81">
            <text:p>－ <text:s text:c="3"/>83</text:p>
          </table:table-cell>
          <table:table-cell office:value-type="float" office:value="-4.3600000000000003" table:style-name="ce83">
            <text:p>－ <text:s text:c="2"/>4.36</text:p>
          </table:table-cell>
          <table:table-cell office:value-type="float" office:value="100" table:style-name="ce79">
            <text:p><text:s text:c="3"/>100</text:p>
          </table:table-cell>
          <table:table-cell office:value-type="float" office:value="5.26" table:style-name="ce78">
            <text:p><text:s text:c="3"/>5.26</text:p>
          </table:table-cell>
          <table:table-cell office:value-type="float" office:value="60" table:style-name="ce79">
            <text:p><text:s text:c="3"/>60</text:p>
          </table:table-cell>
          <table:table-cell office:value-type="float" office:value="3.15" table:style-name="ce78">
            <text:p><text:s text:c="3"/>3.15</text:p>
          </table:table-cell>
          <table:table-cell office:value-type="float" office:value="785" table:style-name="ce77">
            <text:p>785</text:p>
          </table:table-cell>
          <table:table-cell office:value-type="float" office:value="963" table:style-name="ce77">
            <text:p>963</text:p>
          </table:table-cell>
          <table:table-cell office:value-type="float" office:value="79450" table:style-name="ce76">
            <text:p><text:s text:c="3"/>79,450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花 蓮 縣</text:p>
          </table:table-cell>
          <table:table-cell office:value-type="float" office:value="124373" table:style-name="ce79">
            <text:p><text:s text:c="3"/>124,373</text:p>
          </table:table-cell>
          <table:table-cell office:value-type="float" office:value="332837" table:style-name="ce79">
            <text:p><text:s text:c="3"/>332,837</text:p>
          </table:table-cell>
          <table:table-cell office:value-type="float" office:value="169974" table:style-name="ce79">
            <text:p><text:s text:c="3"/>169,974</text:p>
          </table:table-cell>
          <table:table-cell office:value-type="float" office:value="162863" table:style-name="ce79">
            <text:p><text:s text:c="3"/>162,863</text:p>
          </table:table-cell>
          <table:table-cell office:value-type="float" office:value="236" table:style-name="ce79">
            <text:p><text:s text:c="3"/>236</text:p>
          </table:table-cell>
          <table:table-cell office:value-type="float" office:value="125" table:style-name="ce77">
            <text:p>125</text:p>
          </table:table-cell>
          <table:table-cell office:value-type="float" office:value="111" table:style-name="ce77">
            <text:p>111</text:p>
          </table:table-cell>
          <table:table-cell office:value-type="float" office:value="8.35" table:style-name="ce78">
            <text:p><text:s text:c="3"/>8.35</text:p>
          </table:table-cell>
          <table:table-cell office:value-type="float" office:value="310" table:style-name="ce79">
            <text:p><text:s text:c="3"/>310</text:p>
          </table:table-cell>
          <table:table-cell office:value-type="float" office:value="199" table:style-name="ce77">
            <text:p>199</text:p>
          </table:table-cell>
          <table:table-cell office:value-type="float" office:value="111" table:style-name="ce77">
            <text:p>111</text:p>
          </table:table-cell>
          <table:table-cell office:value-type="float" office:value="10.96" table:style-name="ce78">
            <text:p><text:s text:c="3"/>10.96</text:p>
          </table:table-cell>
          <table:table-cell office:value-type="float" office:value="-74" table:style-name="ce81">
            <text:p>－ <text:s text:c="3"/>74</text:p>
          </table:table-cell>
          <table:table-cell office:value-type="float" office:value="-2.62" table:style-name="ce83">
            <text:p>－ <text:s text:c="2"/>2.62</text:p>
          </table:table-cell>
          <table:table-cell office:value-type="float" office:value="176" table:style-name="ce79">
            <text:p><text:s text:c="3"/>176</text:p>
          </table:table-cell>
          <table:table-cell office:value-type="float" office:value="6.22" table:style-name="ce78">
            <text:p><text:s text:c="3"/>6.22</text:p>
          </table:table-cell>
          <table:table-cell office:value-type="float" office:value="99" table:style-name="ce79">
            <text:p><text:s text:c="3"/>99</text:p>
          </table:table-cell>
          <table:table-cell office:value-type="float" office:value="3.5" table:style-name="ce78">
            <text:p><text:s text:c="3"/>3.50</text:p>
          </table:table-cell>
          <table:table-cell office:value-type="float" office:value="1661" table:style-name="ce77">
            <text:p>1,661</text:p>
          </table:table-cell>
          <table:table-cell office:value-type="float" office:value="1820" table:style-name="ce77">
            <text:p>1,820</text:p>
          </table:table-cell>
          <table:table-cell office:value-type="float" office:value="91714" table:style-name="ce76">
            <text:p><text:s text:c="3"/>91,714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澎 湖 縣</text:p>
          </table:table-cell>
          <table:table-cell office:value-type="float" office:value="38049" table:style-name="ce79">
            <text:p><text:s text:c="3"/>38,049</text:p>
          </table:table-cell>
          <table:table-cell office:value-type="float" office:value="101856" table:style-name="ce79">
            <text:p><text:s text:c="3"/>101,856</text:p>
          </table:table-cell>
          <table:table-cell office:value-type="float" office:value="52452" table:style-name="ce79">
            <text:p><text:s text:c="3"/>52,452</text:p>
          </table:table-cell>
          <table:table-cell office:value-type="float" office:value="49404" table:style-name="ce79">
            <text:p><text:s text:c="3"/>49,404</text:p>
          </table:table-cell>
          <table:table-cell office:value-type="float" office:value="81" table:style-name="ce79">
            <text:p><text:s text:c="3"/>81</text:p>
          </table:table-cell>
          <table:table-cell office:value-type="float" office:value="33" table:style-name="ce77">
            <text:p>33</text:p>
          </table:table-cell>
          <table:table-cell office:value-type="float" office:value="48" table:style-name="ce77">
            <text:p>48</text:p>
          </table:table-cell>
          <table:table-cell office:value-type="float" office:value="9.36" table:style-name="ce78">
            <text:p><text:s text:c="3"/>9.36</text:p>
          </table:table-cell>
          <table:table-cell office:value-type="float" office:value="88" table:style-name="ce79">
            <text:p><text:s text:c="3"/>88</text:p>
          </table:table-cell>
          <table:table-cell office:value-type="float" office:value="53" table:style-name="ce77">
            <text:p>53</text:p>
          </table:table-cell>
          <table:table-cell office:value-type="float" office:value="35" table:style-name="ce77">
            <text:p>35</text:p>
          </table:table-cell>
          <table:table-cell office:value-type="float" office:value="10.17" table:style-name="ce78">
            <text:p><text:s text:c="3"/>10.17</text:p>
          </table:table-cell>
          <table:table-cell office:value-type="float" office:value="-7" table:style-name="ce92">
            <text:p>－ <text:s text:c="5"/>7</text:p>
          </table:table-cell>
          <table:table-cell office:value-type="float" office:value="-0.81" table:style-name="ce83">
            <text:p>－ <text:s text:c="2"/>0.81</text:p>
          </table:table-cell>
          <table:table-cell office:value-type="float" office:value="71" table:style-name="ce79">
            <text:p><text:s text:c="3"/>71</text:p>
          </table:table-cell>
          <table:table-cell office:value-type="float" office:value="8.2100000000000009" table:style-name="ce78">
            <text:p><text:s text:c="3"/>8.21</text:p>
          </table:table-cell>
          <table:table-cell office:value-type="float" office:value="21" table:style-name="ce79">
            <text:p><text:s text:c="3"/>21</text:p>
          </table:table-cell>
          <table:table-cell office:value-type="float" office:value="2.4300000000000002" table:style-name="ce78">
            <text:p><text:s text:c="3"/>2.43</text:p>
          </table:table-cell>
          <table:table-cell office:value-type="float" office:value="496" table:style-name="ce77">
            <text:p>496</text:p>
          </table:table-cell>
          <table:table-cell office:value-type="float" office:value="483" table:style-name="ce77">
            <text:p>483</text:p>
          </table:table-cell>
          <table:table-cell office:value-type="float" office:value="421" table:style-name="ce76">
            <text:p><text:s text:c="3"/>421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82">
            <text:p>基 隆 市</text:p>
          </table:table-cell>
          <table:table-cell office:value-type="float" office:value="150689" table:style-name="ce79">
            <text:p><text:s text:c="3"/>150,689</text:p>
          </table:table-cell>
          <table:table-cell office:value-type="float" office:value="372969" table:style-name="ce79">
            <text:p><text:s text:c="3"/>372,969</text:p>
          </table:table-cell>
          <table:table-cell office:value-type="float" office:value="187496" table:style-name="ce79">
            <text:p><text:s text:c="3"/>187,496</text:p>
          </table:table-cell>
          <table:table-cell office:value-type="float" office:value="185473" table:style-name="ce79">
            <text:p><text:s text:c="3"/>185,473</text:p>
          </table:table-cell>
          <table:table-cell office:value-type="float" office:value="237" table:style-name="ce79">
            <text:p><text:s text:c="3"/>237</text:p>
          </table:table-cell>
          <table:table-cell office:value-type="float" office:value="117" table:style-name="ce77">
            <text:p>117</text:p>
          </table:table-cell>
          <table:table-cell office:value-type="float" office:value="120" table:style-name="ce77">
            <text:p>120</text:p>
          </table:table-cell>
          <table:table-cell office:value-type="float" office:value="7.48" table:style-name="ce78">
            <text:p><text:s text:c="3"/>7.48</text:p>
          </table:table-cell>
          <table:table-cell office:value-type="float" office:value="289" table:style-name="ce79">
            <text:p><text:s text:c="3"/>289</text:p>
          </table:table-cell>
          <table:table-cell office:value-type="float" office:value="174" table:style-name="ce77">
            <text:p>174</text:p>
          </table:table-cell>
          <table:table-cell office:value-type="float" office:value="115" table:style-name="ce77">
            <text:p>115</text:p>
          </table:table-cell>
          <table:table-cell office:value-type="float" office:value="9.1199999999999992" table:style-name="ce78">
            <text:p><text:s text:c="3"/>9.12</text:p>
          </table:table-cell>
          <table:table-cell office:value-type="float" office:value="-52" table:style-name="ce81">
            <text:p>－ <text:s text:c="3"/>52</text:p>
          </table:table-cell>
          <table:table-cell office:value-type="float" office:value="-1.64" table:style-name="ce83">
            <text:p>－ <text:s text:c="2"/>1.64</text:p>
          </table:table-cell>
          <table:table-cell office:value-type="float" office:value="182" table:style-name="ce79">
            <text:p><text:s text:c="3"/>182</text:p>
          </table:table-cell>
          <table:table-cell office:value-type="float" office:value="5.75" table:style-name="ce78">
            <text:p><text:s text:c="3"/>5.75</text:p>
          </table:table-cell>
          <table:table-cell office:value-type="float" office:value="86" table:style-name="ce79">
            <text:p><text:s text:c="3"/>86</text:p>
          </table:table-cell>
          <table:table-cell office:value-type="float" office:value="2.71" table:style-name="ce78">
            <text:p><text:s text:c="3"/>2.71</text:p>
          </table:table-cell>
          <table:table-cell office:value-type="float" office:value="1736" table:style-name="ce77">
            <text:p>1,736</text:p>
          </table:table-cell>
          <table:table-cell office:value-type="float" office:value="1671" table:style-name="ce77">
            <text:p>1,671</text:p>
          </table:table-cell>
          <table:table-cell office:value-type="float" office:value="8989" table:style-name="ce76">
            <text:p><text:s text:c="3"/>8,989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新 竹 市</text:p>
          </table:table-cell>
          <table:table-cell office:value-type="float" office:value="155585" table:style-name="ce79">
            <text:p><text:s text:c="3"/>155,585</text:p>
          </table:table-cell>
          <table:table-cell office:value-type="float" office:value="432456" table:style-name="ce79">
            <text:p><text:s text:c="3"/>432,456</text:p>
          </table:table-cell>
          <table:table-cell office:value-type="float" office:value="214029" table:style-name="ce79">
            <text:p><text:s text:c="3"/>214,029</text:p>
          </table:table-cell>
          <table:table-cell office:value-type="float" office:value="218427" table:style-name="ce79">
            <text:p><text:s text:c="3"/>218,427</text:p>
          </table:table-cell>
          <table:table-cell office:value-type="float" office:value="467" table:style-name="ce79">
            <text:p><text:s text:c="3"/>467</text:p>
          </table:table-cell>
          <table:table-cell office:value-type="float" office:value="254" table:style-name="ce77">
            <text:p>254</text:p>
          </table:table-cell>
          <table:table-cell office:value-type="float" office:value="213" table:style-name="ce77">
            <text:p>213</text:p>
          </table:table-cell>
          <table:table-cell office:value-type="float" office:value="12.72" table:style-name="ce78">
            <text:p><text:s text:c="3"/>12.72</text:p>
          </table:table-cell>
          <table:table-cell office:value-type="float" office:value="271" table:style-name="ce79">
            <text:p><text:s text:c="3"/>271</text:p>
          </table:table-cell>
          <table:table-cell office:value-type="float" office:value="169" table:style-name="ce77">
            <text:p>169</text:p>
          </table:table-cell>
          <table:table-cell office:value-type="float" office:value="102" table:style-name="ce77">
            <text:p>102</text:p>
          </table:table-cell>
          <table:table-cell office:value-type="float" office:value="7.38" table:style-name="ce78">
            <text:p><text:s text:c="3"/>7.38</text:p>
          </table:table-cell>
          <table:table-cell office:value-type="float" office:value="196" table:style-name="ce81">
            <text:p><text:s text:c="3"/>196</text:p>
          </table:table-cell>
          <table:table-cell office:value-type="float" office:value="5.34" table:style-name="ce83">
            <text:p><text:s text:c="4"/>5.34</text:p>
          </table:table-cell>
          <table:table-cell office:value-type="float" office:value="235" table:style-name="ce79">
            <text:p><text:s text:c="3"/>235</text:p>
          </table:table-cell>
          <table:table-cell office:value-type="float" office:value="6.4" table:style-name="ce78">
            <text:p><text:s text:c="3"/>6.40</text:p>
          </table:table-cell>
          <table:table-cell office:value-type="float" office:value="77" table:style-name="ce79">
            <text:p><text:s text:c="3"/>77</text:p>
          </table:table-cell>
          <table:table-cell office:value-type="float" office:value="2.1" table:style-name="ce78">
            <text:p><text:s text:c="3"/>2.10</text:p>
          </table:table-cell>
          <table:table-cell office:value-type="float" office:value="1960" table:style-name="ce77">
            <text:p>1,960</text:p>
          </table:table-cell>
          <table:table-cell office:value-type="float" office:value="2066" table:style-name="ce77">
            <text:p>2,066</text:p>
          </table:table-cell>
          <table:table-cell office:value-type="float" office:value="3721" table:style-name="ce76">
            <text:p><text:s text:c="3"/>3,721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嘉 義 市</text:p>
          </table:table-cell>
          <table:table-cell office:value-type="float" office:value="98409" table:style-name="ce79">
            <text:p><text:s text:c="3"/>98,409</text:p>
          </table:table-cell>
          <table:table-cell office:value-type="float" office:value="270867" table:style-name="ce79">
            <text:p><text:s text:c="3"/>270,867</text:p>
          </table:table-cell>
          <table:table-cell office:value-type="float" office:value="132320" table:style-name="ce79">
            <text:p><text:s text:c="3"/>132,320</text:p>
          </table:table-cell>
          <table:table-cell office:value-type="float" office:value="138547" table:style-name="ce79">
            <text:p><text:s text:c="3"/>138,547</text:p>
          </table:table-cell>
          <table:table-cell office:value-type="float" office:value="204" table:style-name="ce79">
            <text:p><text:s text:c="3"/>204</text:p>
          </table:table-cell>
          <table:table-cell office:value-type="float" office:value="108" table:style-name="ce77">
            <text:p>108</text:p>
          </table:table-cell>
          <table:table-cell office:value-type="float" office:value="96" table:style-name="ce77">
            <text:p>96</text:p>
          </table:table-cell>
          <table:table-cell office:value-type="float" office:value="8.8699999999999992" table:style-name="ce78">
            <text:p><text:s text:c="3"/>8.87</text:p>
          </table:table-cell>
          <table:table-cell office:value-type="float" office:value="208" table:style-name="ce79">
            <text:p><text:s text:c="3"/>208</text:p>
          </table:table-cell>
          <table:table-cell office:value-type="float" office:value="129" table:style-name="ce77">
            <text:p>129</text:p>
          </table:table-cell>
          <table:table-cell office:value-type="float" office:value="79" table:style-name="ce77">
            <text:p>79</text:p>
          </table:table-cell>
          <table:table-cell office:value-type="float" office:value="9.0399999999999991" table:style-name="ce78">
            <text:p><text:s text:c="3"/>9.04</text:p>
          </table:table-cell>
          <table:table-cell office:value-type="float" office:value="-4" table:style-name="ce81">
            <text:p>－ <text:s text:c="3"/>4</text:p>
          </table:table-cell>
          <table:table-cell office:value-type="float" office:value="-0.17" table:style-name="ce83">
            <text:p>－ <text:s text:c="2"/>0.17</text:p>
          </table:table-cell>
          <table:table-cell office:value-type="float" office:value="163" table:style-name="ce79">
            <text:p><text:s text:c="3"/>163</text:p>
          </table:table-cell>
          <table:table-cell office:value-type="float" office:value="7.09" table:style-name="ce78">
            <text:p><text:s text:c="3"/>7.09</text:p>
          </table:table-cell>
          <table:table-cell office:value-type="float" office:value="55" table:style-name="ce79">
            <text:p><text:s text:c="3"/>55</text:p>
          </table:table-cell>
          <table:table-cell office:value-type="float" office:value="2.39" table:style-name="ce78">
            <text:p><text:s text:c="3"/>2.39</text:p>
          </table:table-cell>
          <table:table-cell office:value-type="float" office:value="1262" table:style-name="ce77">
            <text:p>1,262</text:p>
          </table:table-cell>
          <table:table-cell office:value-type="float" office:value="1266" table:style-name="ce77">
            <text:p>1,266</text:p>
          </table:table-cell>
          <table:table-cell office:value-type="float" office:value="956" table:style-name="ce76">
            <text:p><text:s text:c="3"/>956</text:p>
          </table:table-cell>
          <table:table-cell table:number-columns-repeated="16362" table:style-name="ce64"/>
        </table:table-row>
        <table:table-row table:style-name="ro27">
          <table:table-cell office:value-type="string" table:style-name="ce91">
            <text:p>福 <text:s/>建 <text:s/>省</text:p>
          </table:table-cell>
          <table:table-cell office:value-type="float" office:value="40321" table:style-name="ce88">
            <text:p><text:s text:c="3"/>40,321</text:p>
          </table:table-cell>
          <table:table-cell office:value-type="float" office:value="141428" table:style-name="ce88">
            <text:p><text:s text:c="3"/>141,428</text:p>
          </table:table-cell>
          <table:table-cell office:value-type="float" office:value="71761" table:style-name="ce88">
            <text:p><text:s text:c="3"/>71,761</text:p>
          </table:table-cell>
          <table:table-cell office:value-type="float" office:value="69667" table:style-name="ce88">
            <text:p><text:s text:c="3"/>69,667</text:p>
          </table:table-cell>
          <table:table-cell office:value-type="float" office:value="141" table:style-name="ce88">
            <text:p><text:s text:c="3"/>141</text:p>
          </table:table-cell>
          <table:table-cell office:value-type="float" office:value="75" table:style-name="ce36">
            <text:p>75</text:p>
          </table:table-cell>
          <table:table-cell office:value-type="float" office:value="66" table:style-name="ce36">
            <text:p>66</text:p>
          </table:table-cell>
          <table:table-cell office:value-type="float" office:value="11.76" table:style-name="ce87">
            <text:p><text:s text:c="3"/>11.76</text:p>
          </table:table-cell>
          <table:table-cell office:value-type="float" office:value="88" table:style-name="ce88">
            <text:p><text:s text:c="3"/>88</text:p>
          </table:table-cell>
          <table:table-cell office:value-type="float" office:value="49" table:style-name="ce36">
            <text:p>49</text:p>
          </table:table-cell>
          <table:table-cell office:value-type="float" office:value="39" table:style-name="ce36">
            <text:p>39</text:p>
          </table:table-cell>
          <table:table-cell office:value-type="float" office:value="7.34" table:style-name="ce87">
            <text:p><text:s text:c="3"/>7.34</text:p>
          </table:table-cell>
          <table:table-cell office:value-type="float" office:value="53" table:style-name="ce90">
            <text:p><text:s text:c="3"/>53</text:p>
          </table:table-cell>
          <table:table-cell office:value-type="float" office:value="4.42" table:style-name="ce89">
            <text:p><text:s text:c="4"/>4.4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4.92" table:style-name="ce87">
            <text:p><text:s text:c="3"/>4.92</text:p>
          </table:table-cell>
          <table:table-cell office:value-type="float" office:value="26" table:style-name="ce88">
            <text:p><text:s text:c="3"/>26</text:p>
          </table:table-cell>
          <table:table-cell office:value-type="float" office:value="2.17" table:style-name="ce87">
            <text:p><text:s text:c="3"/>2.17</text:p>
          </table:table-cell>
          <table:table-cell office:value-type="float" office:value="1203" table:style-name="ce36">
            <text:p>1,203</text:p>
          </table:table-cell>
          <table:table-cell office:value-type="float" office:value="839" table:style-name="ce36">
            <text:p>839</text:p>
          </table:table-cell>
          <table:table-cell office:value-type="float" office:value="1073" table:style-name="ce86">
            <text:p><text:s text:c="3"/>1,073</text:p>
          </table:table-cell>
          <table:table-cell table:number-columns-repeated="16362" table:style-name="ce85"/>
        </table:table-row>
        <table:table-row table:style-name="ro19">
          <table:table-cell office:value-type="string" table:style-name="ce82">
            <text:p>金 門 縣</text:p>
          </table:table-cell>
          <table:table-cell office:value-type="float" office:value="37838" table:style-name="ce84">
            <text:p><text:s text:c="3"/>37,838</text:p>
          </table:table-cell>
          <table:table-cell office:value-type="float" office:value="128924" table:style-name="ce79">
            <text:p><text:s text:c="3"/>128,924</text:p>
          </table:table-cell>
          <table:table-cell office:value-type="float" office:value="64625" table:style-name="ce79">
            <text:p><text:s text:c="3"/>64,625</text:p>
          </table:table-cell>
          <table:table-cell office:value-type="float" office:value="64299" table:style-name="ce79">
            <text:p><text:s text:c="3"/>64,299</text:p>
          </table:table-cell>
          <table:table-cell office:value-type="float" office:value="125" table:style-name="ce79">
            <text:p><text:s text:c="3"/>125</text:p>
          </table:table-cell>
          <table:table-cell office:value-type="float" office:value="65" table:style-name="ce77">
            <text:p>65</text:p>
          </table:table-cell>
          <table:table-cell office:value-type="float" office:value="60" table:style-name="ce77">
            <text:p>60</text:p>
          </table:table-cell>
          <table:table-cell office:value-type="float" office:value="11.44" table:style-name="ce78">
            <text:p><text:s text:c="3"/>11.44</text:p>
          </table:table-cell>
          <table:table-cell office:value-type="float" office:value="81" table:style-name="ce79">
            <text:p><text:s text:c="3"/>81</text:p>
          </table:table-cell>
          <table:table-cell office:value-type="float" office:value="44" table:style-name="ce77">
            <text:p>44</text:p>
          </table:table-cell>
          <table:table-cell office:value-type="float" office:value="37" table:style-name="ce77">
            <text:p>37</text:p>
          </table:table-cell>
          <table:table-cell office:value-type="float" office:value="7.41" table:style-name="ce78">
            <text:p><text:s text:c="3"/>7.41</text:p>
          </table:table-cell>
          <table:table-cell office:value-type="float" office:value="44" table:style-name="ce81">
            <text:p><text:s text:c="3"/>44</text:p>
          </table:table-cell>
          <table:table-cell office:value-type="float" office:value="4.03" table:style-name="ce83">
            <text:p><text:s text:c="4"/>4.03</text:p>
          </table:table-cell>
          <table:table-cell office:value-type="float" office:value="55" table:style-name="ce79">
            <text:p><text:s text:c="3"/>55</text:p>
          </table:table-cell>
          <table:table-cell office:value-type="float" office:value="5.03" table:style-name="ce78">
            <text:p><text:s text:c="3"/>5.03</text:p>
          </table:table-cell>
          <table:table-cell office:value-type="float" office:value="24" table:style-name="ce79">
            <text:p><text:s text:c="3"/>24</text:p>
          </table:table-cell>
          <table:table-cell office:value-type="float" office:value="2.2000000000000002" table:style-name="ce78">
            <text:p><text:s text:c="3"/>2.20</text:p>
          </table:table-cell>
          <table:table-cell office:value-type="float" office:value="1122" table:style-name="ce77">
            <text:p>1,122</text:p>
          </table:table-cell>
          <table:table-cell office:value-type="float" office:value="719" table:style-name="ce77">
            <text:p>719</text:p>
          </table:table-cell>
          <table:table-cell office:value-type="float" office:value="889" table:style-name="ce76">
            <text:p><text:s text:c="3"/>889</text:p>
          </table:table-cell>
          <table:table-cell table:number-columns-repeated="16362" table:style-name="ce64"/>
        </table:table-row>
        <table:table-row table:style-name="ro28">
          <table:table-cell office:value-type="string" table:style-name="ce82">
            <text:p>連 江 縣</text:p>
          </table:table-cell>
          <table:table-cell office:value-type="float" office:value="2483" table:style-name="ce79">
            <text:p><text:s text:c="3"/>2,483</text:p>
          </table:table-cell>
          <table:table-cell office:value-type="float" office:value="12504" table:style-name="ce79">
            <text:p><text:s text:c="3"/>12,504</text:p>
          </table:table-cell>
          <table:table-cell office:value-type="float" office:value="7136" table:style-name="ce79">
            <text:p><text:s text:c="3"/>7,136</text:p>
          </table:table-cell>
          <table:table-cell office:value-type="float" office:value="5368" table:style-name="ce79">
            <text:p><text:s text:c="3"/>5,368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7">
            <text:p>6</text:p>
          </table:table-cell>
          <table:table-cell office:value-type="float" office:value="15.05" table:style-name="ce78">
            <text:p><text:s text:c="3"/>15.05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5" table:style-name="ce77">
            <text:p>5</text:p>
          </table:table-cell>
          <table:table-cell office:value-type="float" office:value="2" table:style-name="ce77">
            <text:p>2</text:p>
          </table:table-cell>
          <table:table-cell office:value-type="float" office:value="6.58" table:style-name="ce78">
            <text:p><text:s text:c="3"/>6.58</text:p>
          </table:table-cell>
          <table:table-cell office:value-type="float" office:value="9" table:style-name="ce81">
            <text:p><text:s text:c="3"/>9</text:p>
          </table:table-cell>
          <table:table-cell office:value-type="float" office:value="8.4600000000000009" table:style-name="ce80">
            <text:p>8.46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3.76" table:style-name="ce78">
            <text:p><text:s text:c="3"/>3.76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1.88" table:style-name="ce78">
            <text:p><text:s text:c="3"/>1.88</text:p>
          </table:table-cell>
          <table:table-cell office:value-type="float" office:value="81" table:style-name="ce77">
            <text:p>81</text:p>
          </table:table-cell>
          <table:table-cell office:value-type="float" office:value="120" table:style-name="ce77">
            <text:p>120</text:p>
          </table:table-cell>
          <table:table-cell office:value-type="float" office:value="184" table:style-name="ce76">
            <text:p><text:s text:c="3"/>184</text:p>
          </table:table-cell>
          <table:table-cell table:number-columns-repeated="16362" table:style-name="ce64"/>
        </table:table-row>
        <table:table-row table:style-name="ro29">
          <table:table-cell table:style-name="ce75"/>
          <table:table-cell table:number-columns-repeated="7" table:style-name="ce74"/>
          <table:table-cell table:style-name="ce73"/>
          <table:table-cell table:number-columns-repeated="3" table:style-name="ce74"/>
          <table:table-cell table:style-name="ce73"/>
          <table:table-cell table:style-name="ce74"/>
          <table:table-cell table:style-name="ce73"/>
          <table:table-cell table:style-name="ce74"/>
          <table:table-cell table:style-name="ce73"/>
          <table:table-cell table:style-name="ce72"/>
          <table:table-cell table:number-columns-repeated="3" table:style-name="ce71"/>
          <table:table-cell table:style-name="ce70"/>
          <table:table-cell table:number-columns-repeated="16362" table:style-name="ce64"/>
        </table:table-row>
        <table:table-row table:style-name="ro3">
          <table:table-cell office:value-type="string" table:style-name="ce6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4"/>
          <table:table-cell table:style-name="ce6"/>
          <table:table-cell table:style-name="ce5"/>
          <table:table-cell table:style-name="ce64"/>
          <table:table-cell table:style-name="ce5"/>
          <table:table-cell table:number-columns-repeated="2" table:style-name="ce6"/>
          <table:table-cell table:number-columns-repeated="3" table:style-name="ce64"/>
          <table:table-cell office:value-type="string" table:style-name="ce68">
            <text:p><text:s text:c="16"/><text:span text:style-name="T7">內</text:span><text:s/><text:span text:style-name="T7">政</text:span><text:s/><text:span text:style-name="T7">部</text:span><text:s/><text:span text:style-name="T7">戶</text:span><text:s/><text:span text:style-name="T7">政</text:span><text:s/><text:span text:style-name="T7">司</text:span><text:s text:c="2"/><text:span text:style-name="T7">民</text:span><text:s/><text:span text:style-name="T7">國</text:span><text:s/>104<text:s/><text:span text:style-name="T7">年</text:span><text:s/>4<text:s/><text:span text:style-name="T7">月</text:span><text:s/>7<text:s/><text:span text:style-name="T7">日</text:span><text:s/><text:span text:style-name="T7">編製</text:span></text:p>
          </table:table-cell>
          <table:table-cell table:number-columns-repeated="16362"/>
        </table:table-row>
        <table:table-row table:style-name="ro6">
          <table:table-cell table:style-name="ce67"/>
          <table:table-cell table:number-columns-repeated="17" table:style-name="ce64"/>
          <table:table-cell table:number-columns-repeated="3" table:style-name="ce66"/>
          <table:table-cell table:style-name="ce2"/>
          <table:table-cell table:number-columns-repeated="16362"/>
        </table:table-row>
        <table:table-row table:style-name="ro6">
          <table:table-cell table:style-name="ce65"/>
          <table:table-cell table:number-columns-repeated="20" table:style-name="ce64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35"/>
        <table:table-column table:style-name="co26" table:default-cell-style-name="ce135"/>
        <table:table-column table:style-name="co1" table:default-cell-style-name="ce135"/>
        <table:table-column table:style-name="co27" table:default-cell-style-name="ce135"/>
        <table:table-column table:style-name="co28" table:default-cell-style-name="ce135"/>
        <table:table-column table:style-name="co6" table:default-cell-style-name="ce135"/>
        <table:table-column table:style-name="co9" table:number-columns-repeated="2" table:default-cell-style-name="ce135"/>
        <table:table-column table:style-name="co29" table:default-cell-style-name="ce135"/>
        <table:table-column table:style-name="co26" table:default-cell-style-name="ce135"/>
        <table:table-column table:style-name="co23" table:default-cell-style-name="ce135"/>
        <table:table-column table:style-name="co6" table:default-cell-style-name="ce135"/>
        <table:table-column table:style-name="co30" table:default-cell-style-name="ce135"/>
        <table:table-column table:style-name="co23" table:default-cell-style-name="ce135"/>
        <table:table-column table:style-name="co3" table:default-cell-style-name="ce135"/>
        <table:table-column table:style-name="co9" table:default-cell-style-name="ce135"/>
        <table:table-column table:style-name="co31" table:default-cell-style-name="ce135"/>
        <table:table-column table:style-name="co26" table:default-cell-style-name="ce135"/>
        <table:table-column table:style-name="co6" table:default-cell-style-name="ce135"/>
        <table:table-column table:style-name="co9" table:default-cell-style-name="ce135"/>
        <table:table-column table:style-name="co32" table:default-cell-style-name="ce135"/>
        <table:table-column table:style-name="co27" table:default-cell-style-name="ce135"/>
        <table:table-column table:style-name="co12" table:default-cell-style-name="ce135"/>
        <table:table-column table:style-name="co3" table:default-cell-style-name="ce135"/>
        <table:table-column table:style-name="co32" table:default-cell-style-name="ce135"/>
        <table:table-column table:style-name="co33" table:default-cell-style-name="ce135"/>
        <table:table-column table:style-name="co34" table:number-columns-repeated="16358" table:default-cell-style-name="ce135"/>
        <table:table-row table:style-name="ro21">
          <table:table-cell office:value-type="string" table:number-columns-spanned="25" table:number-rows-spanned="1" table:style-name="ce228">
            <text:p>各 縣 市 人 口 年 齡 結 構 統 計 表</text:p>
          </table:table-cell>
          <table:covered-table-cell table:number-columns-repeated="24"/>
          <table:table-cell table:number-columns-repeated="16359" table:style-name="ce135"/>
        </table:table-row>
        <table:table-row table:style-name="ro30">
          <table:table-cell table:style-name="ce178"/>
          <table:table-cell table:number-columns-repeated="8" table:style-name="ce175"/>
          <table:table-cell table:style-name="ce135"/>
          <table:table-cell office:value-type="string" table:style-name="ce177">
            <text:p>中 華 民 國 104 年 3 月 底</text:p>
          </table:table-cell>
          <table:table-cell table:style-name="ce176"/>
          <table:table-cell table:number-columns-repeated="9" table:style-name="ce175"/>
          <table:table-cell table:number-columns-repeated="3" table:style-name="ce135"/>
          <table:table-cell office:value-type="string" table:style-name="ce174">
            <text:p>單位：人；％</text:p>
          </table:table-cell>
          <table:table-cell table:number-columns-repeated="16359" table:style-name="ce135"/>
        </table:table-row>
        <table:table-row table:style-name="ro31">
          <table:table-cell office:value-type="string" table:number-columns-spanned="1" table:number-rows-spanned="3" table:style-name="ce256">
            <text:p>區域別</text:p>
          </table:table-cell>
          <table:table-cell office:value-type="string" table:number-columns-spanned="4" table:number-rows-spanned="2" table:style-name="ce25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4">
            <text:p>20歲以上</text:p>
          </table:table-cell>
          <table:covered-table-cell table:number-columns-repeated="3"/>
          <table:table-cell table:number-columns-repeated="16359" table:style-name="ce148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8"/>
        </table:table-row>
        <table:table-row table:style-name="ro33">
          <table:covered-table-cell/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1">
            <text:p>％</text:p>
          </table:table-cell>
          <table:table-cell table:number-columns-repeated="16359" table:style-name="ce148"/>
        </table:table-row>
        <table:table-row table:style-name="ro18">
          <table:table-cell office:value-type="string" table:style-name="ce170">
            <text:p>總 <text:s text:c="5"/>計</text:p>
          </table:table-cell>
          <table:table-cell office:value-type="float" office:value="23449287" table:style-name="ce169">
            <text:p>23,449,287</text:p>
          </table:table-cell>
          <table:table-cell office:value-type="float" office:value="11701844" table:style-name="ce167">
            <text:p>11,701,844</text:p>
          </table:table-cell>
          <table:table-cell office:value-type="float" office:value="11747443" table:style-name="ce167">
            <text:p>11,747,443</text:p>
          </table:table-cell>
          <table:table-cell office:value-type="float" office:value="100" table:style-name="ce168">
            <text:p>100.00</text:p>
          </table:table-cell>
          <table:table-cell office:value-type="float" office:value="3258174" table:style-name="ce167">
            <text:p>3,258,174</text:p>
          </table:table-cell>
          <table:table-cell office:value-type="float" office:value="1697464" table:style-name="ce167">
            <text:p>1,697,464</text:p>
          </table:table-cell>
          <table:table-cell office:value-type="float" office:value="1560710" table:style-name="ce167">
            <text:p>1,560,710</text:p>
          </table:table-cell>
          <table:table-cell office:value-type="float" office:value="13.89" table:style-name="ce168">
            <text:p>13.89</text:p>
          </table:table-cell>
          <table:table-cell office:value-type="float" office:value="17344726" table:style-name="ce167">
            <text:p>17,344,726</text:p>
          </table:table-cell>
          <table:table-cell office:value-type="float" office:value="8681517" table:style-name="ce167">
            <text:p>8,681,517</text:p>
          </table:table-cell>
          <table:table-cell office:value-type="float" office:value="8663209" table:style-name="ce167">
            <text:p>8,663,209</text:p>
          </table:table-cell>
          <table:table-cell office:value-type="float" office:value="73.97" table:style-name="ce168">
            <text:p>73.97</text:p>
          </table:table-cell>
          <table:table-cell office:value-type="float" office:value="2846387" table:style-name="ce167">
            <text:p>2,846,387</text:p>
          </table:table-cell>
          <table:table-cell office:value-type="float" office:value="1322863" table:style-name="ce167">
            <text:p>1,322,863</text:p>
          </table:table-cell>
          <table:table-cell office:value-type="float" office:value="1523524" table:style-name="ce167">
            <text:p>1,523,524</text:p>
          </table:table-cell>
          <table:table-cell office:value-type="float" office:value="12.14" table:style-name="ce168">
            <text:p>12.14</text:p>
          </table:table-cell>
          <table:table-cell office:value-type="float" office:value="10772532" table:style-name="ce167">
            <text:p>10,772,532</text:p>
          </table:table-cell>
          <table:table-cell office:value-type="float" office:value="5411422" table:style-name="ce167">
            <text:p>5,411,422</text:p>
          </table:table-cell>
          <table:table-cell office:value-type="float" office:value="5361110" table:style-name="ce167">
            <text:p>5,361,110</text:p>
          </table:table-cell>
          <table:table-cell office:value-type="float" office:value="45.94" table:style-name="ce168">
            <text:p>45.94</text:p>
          </table:table-cell>
          <table:table-cell office:value-type="float" office:value="18677762" table:style-name="ce167">
            <text:p>18,677,762</text:p>
          </table:table-cell>
          <table:table-cell office:value-type="float" office:value="9216858" table:style-name="ce167">
            <text:p>9,216,858</text:p>
          </table:table-cell>
          <table:table-cell office:value-type="float" office:value="9460904" table:style-name="ce167">
            <text:p>9,460,904</text:p>
          </table:table-cell>
          <table:table-cell office:value-type="float" office:value="79.650000000000006" table:style-name="ce166">
            <text:p>79.65</text:p>
          </table:table-cell>
          <table:table-cell table:style-name="ce165"/>
          <table:table-cell table:number-columns-repeated="16358" table:style-name="ce164"/>
        </table:table-row>
        <table:table-row table:style-name="ro20">
          <table:table-cell office:value-type="string" table:style-name="ce162">
            <text:p>新 北 市</text:p>
          </table:table-cell>
          <table:table-cell office:value-type="float" office:value="3965649" table:style-name="ce163">
            <text:p>3,965,649</text:p>
          </table:table-cell>
          <table:table-cell office:value-type="float" office:value="1950623" table:style-name="ce157">
            <text:p>1,950,623</text:p>
          </table:table-cell>
          <table:table-cell office:value-type="float" office:value="2015026" table:style-name="ce157">
            <text:p>2,015,026</text:p>
          </table:table-cell>
          <table:table-cell office:value-type="float" office:value="100" table:style-name="ce158">
            <text:p>100.00</text:p>
          </table:table-cell>
          <table:table-cell office:value-type="float" office:value="530675" table:style-name="ce157">
            <text:p>530,675</text:p>
          </table:table-cell>
          <table:table-cell office:value-type="float" office:value="276376" table:style-name="ce157">
            <text:p>276,376</text:p>
          </table:table-cell>
          <table:table-cell office:value-type="float" office:value="254299" table:style-name="ce157">
            <text:p>254,299</text:p>
          </table:table-cell>
          <table:table-cell office:value-type="float" office:value="13.38" table:style-name="ce158">
            <text:p>13.38</text:p>
          </table:table-cell>
          <table:table-cell office:value-type="float" office:value="3026267" table:style-name="ce157">
            <text:p>3,026,267</text:p>
          </table:table-cell>
          <table:table-cell office:value-type="float" office:value="1483647" table:style-name="ce157">
            <text:p>1,483,647</text:p>
          </table:table-cell>
          <table:table-cell office:value-type="float" office:value="1542620" table:style-name="ce157">
            <text:p>1,542,620</text:p>
          </table:table-cell>
          <table:table-cell office:value-type="float" office:value="76.31" table:style-name="ce158">
            <text:p>76.31</text:p>
          </table:table-cell>
          <table:table-cell office:value-type="float" office:value="408707" table:style-name="ce157">
            <text:p>408,707</text:p>
          </table:table-cell>
          <table:table-cell office:value-type="float" office:value="190600" table:style-name="ce157">
            <text:p>190,600</text:p>
          </table:table-cell>
          <table:table-cell office:value-type="float" office:value="218107" table:style-name="ce157">
            <text:p>218,107</text:p>
          </table:table-cell>
          <table:table-cell office:value-type="float" office:value="10.31" table:style-name="ce158">
            <text:p>10.31</text:p>
          </table:table-cell>
          <table:table-cell office:value-type="float" office:value="1881576" table:style-name="ce157">
            <text:p>1,881,576</text:p>
          </table:table-cell>
          <table:table-cell office:value-type="float" office:value="933995" table:style-name="ce157">
            <text:p>933,995</text:p>
          </table:table-cell>
          <table:table-cell office:value-type="float" office:value="947581" table:style-name="ce157">
            <text:p>947,581</text:p>
          </table:table-cell>
          <table:table-cell office:value-type="float" office:value="47.45" table:style-name="ce158">
            <text:p>47.45</text:p>
          </table:table-cell>
          <table:table-cell office:value-type="float" office:value="3187271" table:style-name="ce157">
            <text:p>3,187,271</text:p>
          </table:table-cell>
          <table:table-cell office:value-type="float" office:value="1545808" table:style-name="ce157">
            <text:p>1,545,808</text:p>
          </table:table-cell>
          <table:table-cell office:value-type="float" office:value="1641463" table:style-name="ce157">
            <text:p>1,641,463</text:p>
          </table:table-cell>
          <table:table-cell office:value-type="float" office:value="80.37" table:style-name="ce156">
            <text:p>80.37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62">
            <text:p>臺 北 市</text:p>
          </table:table-cell>
          <table:table-cell office:value-type="float" office:value="2705958" table:style-name="ce163">
            <text:p>2,705,958</text:p>
          </table:table-cell>
          <table:table-cell office:value-type="float" office:value="1297022" table:style-name="ce157">
            <text:p>1,297,022</text:p>
          </table:table-cell>
          <table:table-cell office:value-type="float" office:value="1408936" table:style-name="ce157">
            <text:p>1,408,936</text:p>
          </table:table-cell>
          <table:table-cell office:value-type="float" office:value="100" table:style-name="ce158">
            <text:p>100.00</text:p>
          </table:table-cell>
          <table:table-cell office:value-type="float" office:value="382250" table:style-name="ce157">
            <text:p>382,250</text:p>
          </table:table-cell>
          <table:table-cell office:value-type="float" office:value="198355" table:style-name="ce157">
            <text:p>198,355</text:p>
          </table:table-cell>
          <table:table-cell office:value-type="float" office:value="183895" table:style-name="ce157">
            <text:p>183,895</text:p>
          </table:table-cell>
          <table:table-cell office:value-type="float" office:value="14.13" table:style-name="ce158">
            <text:p>14.13</text:p>
          </table:table-cell>
          <table:table-cell office:value-type="float" office:value="1937595" table:style-name="ce157">
            <text:p>1,937,595</text:p>
          </table:table-cell>
          <table:table-cell office:value-type="float" office:value="922705" table:style-name="ce157">
            <text:p>922,705</text:p>
          </table:table-cell>
          <table:table-cell office:value-type="float" office:value="1014890" table:style-name="ce157">
            <text:p>1,014,890</text:p>
          </table:table-cell>
          <table:table-cell office:value-type="float" office:value="71.599999999999994" table:style-name="ce158">
            <text:p>71.60</text:p>
          </table:table-cell>
          <table:table-cell office:value-type="float" office:value="386113" table:style-name="ce157">
            <text:p>386,113</text:p>
          </table:table-cell>
          <table:table-cell office:value-type="float" office:value="175962" table:style-name="ce157">
            <text:p>175,962</text:p>
          </table:table-cell>
          <table:table-cell office:value-type="float" office:value="210151" table:style-name="ce157">
            <text:p>210,151</text:p>
          </table:table-cell>
          <table:table-cell office:value-type="float" office:value="14.27" table:style-name="ce158">
            <text:p>14.27</text:p>
          </table:table-cell>
          <table:table-cell office:value-type="float" office:value="1181925" table:style-name="ce157">
            <text:p>1,181,925</text:p>
          </table:table-cell>
          <table:table-cell office:value-type="float" office:value="562591" table:style-name="ce157">
            <text:p>562,591</text:p>
          </table:table-cell>
          <table:table-cell office:value-type="float" office:value="619334" table:style-name="ce157">
            <text:p>619,334</text:p>
          </table:table-cell>
          <table:table-cell office:value-type="float" office:value="43.68" table:style-name="ce158">
            <text:p>43.68</text:p>
          </table:table-cell>
          <table:table-cell office:value-type="float" office:value="2174124" table:style-name="ce157">
            <text:p>2,174,124</text:p>
          </table:table-cell>
          <table:table-cell office:value-type="float" office:value="1020929" table:style-name="ce157">
            <text:p>1,020,929</text:p>
          </table:table-cell>
          <table:table-cell office:value-type="float" office:value="1153195" table:style-name="ce157">
            <text:p>1,153,195</text:p>
          </table:table-cell>
          <table:table-cell office:value-type="float" office:value="80.349999999999994" table:style-name="ce156">
            <text:p>80.35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62">
            <text:p>桃 園 市</text:p>
          </table:table-cell>
          <table:table-cell office:value-type="float" office:value="2072736" table:style-name="ce163">
            <text:p>2,072,736</text:p>
          </table:table-cell>
          <table:table-cell office:value-type="float" office:value="1038857" table:style-name="ce157">
            <text:p>1,038,857</text:p>
          </table:table-cell>
          <table:table-cell office:value-type="float" office:value="1033879" table:style-name="ce157">
            <text:p>1,033,879</text:p>
          </table:table-cell>
          <table:table-cell office:value-type="float" office:value="100" table:style-name="ce158">
            <text:p>100.00</text:p>
          </table:table-cell>
          <table:table-cell office:value-type="float" office:value="327809" table:style-name="ce157">
            <text:p>327,809</text:p>
          </table:table-cell>
          <table:table-cell office:value-type="float" office:value="171331" table:style-name="ce157">
            <text:p>171,331</text:p>
          </table:table-cell>
          <table:table-cell office:value-type="float" office:value="156478" table:style-name="ce157">
            <text:p>156,478</text:p>
          </table:table-cell>
          <table:table-cell office:value-type="float" office:value="15.82" table:style-name="ce158">
            <text:p>15.82</text:p>
          </table:table-cell>
          <table:table-cell office:value-type="float" office:value="1550157" table:style-name="ce157">
            <text:p>1,550,157</text:p>
          </table:table-cell>
          <table:table-cell office:value-type="float" office:value="773890" table:style-name="ce157">
            <text:p>773,890</text:p>
          </table:table-cell>
          <table:table-cell office:value-type="float" office:value="776267" table:style-name="ce157">
            <text:p>776,267</text:p>
          </table:table-cell>
          <table:table-cell office:value-type="float" office:value="74.790000000000006" table:style-name="ce158">
            <text:p>74.79</text:p>
          </table:table-cell>
          <table:table-cell office:value-type="float" office:value="194770" table:style-name="ce157">
            <text:p>194,770</text:p>
          </table:table-cell>
          <table:table-cell office:value-type="float" office:value="93636" table:style-name="ce157">
            <text:p>93,636</text:p>
          </table:table-cell>
          <table:table-cell office:value-type="float" office:value="101134" table:style-name="ce157">
            <text:p>101,134</text:p>
          </table:table-cell>
          <table:table-cell office:value-type="float" office:value="9.4" table:style-name="ce158">
            <text:p>9.40</text:p>
          </table:table-cell>
          <table:table-cell office:value-type="float" office:value="989270" table:style-name="ce157">
            <text:p>989,270</text:p>
          </table:table-cell>
          <table:table-cell office:value-type="float" office:value="496490" table:style-name="ce157">
            <text:p>496,490</text:p>
          </table:table-cell>
          <table:table-cell office:value-type="float" office:value="492780" table:style-name="ce157">
            <text:p>492,780</text:p>
          </table:table-cell>
          <table:table-cell office:value-type="float" office:value="47.73" table:style-name="ce158">
            <text:p>47.73</text:p>
          </table:table-cell>
          <table:table-cell office:value-type="float" office:value="1595713" table:style-name="ce157">
            <text:p>1,595,713</text:p>
          </table:table-cell>
          <table:table-cell office:value-type="float" office:value="789800" table:style-name="ce157">
            <text:p>789,800</text:p>
          </table:table-cell>
          <table:table-cell office:value-type="float" office:value="805913" table:style-name="ce157">
            <text:p>805,913</text:p>
          </table:table-cell>
          <table:table-cell office:value-type="float" office:value="76.989999999999995" table:style-name="ce156">
            <text:p>76.99</text:p>
          </table:table-cell>
          <table:table-cell table:number-columns-repeated="16359" table:style-name="ce148"/>
        </table:table-row>
        <table:table-row table:style-name="ro21">
          <table:table-cell office:value-type="string" table:style-name="ce162">
            <text:p>臺 中 市</text:p>
          </table:table-cell>
          <table:table-cell office:value-type="float" office:value="2725497" table:style-name="ce163">
            <text:p>2,725,497</text:p>
          </table:table-cell>
          <table:table-cell office:value-type="float" office:value="1349271" table:style-name="ce157">
            <text:p>1,349,271</text:p>
          </table:table-cell>
          <table:table-cell office:value-type="float" office:value="1376226" table:style-name="ce157">
            <text:p>1,376,226</text:p>
          </table:table-cell>
          <table:table-cell office:value-type="float" office:value="100" table:style-name="ce158">
            <text:p>100.00</text:p>
          </table:table-cell>
          <table:table-cell office:value-type="float" office:value="416144" table:style-name="ce157">
            <text:p>416,144</text:p>
          </table:table-cell>
          <table:table-cell office:value-type="float" office:value="216182" table:style-name="ce157">
            <text:p>216,182</text:p>
          </table:table-cell>
          <table:table-cell office:value-type="float" office:value="199962" table:style-name="ce157">
            <text:p>199,962</text:p>
          </table:table-cell>
          <table:table-cell office:value-type="float" office:value="15.27" table:style-name="ce158">
            <text:p>15.27</text:p>
          </table:table-cell>
          <table:table-cell office:value-type="float" office:value="2038464" table:style-name="ce157">
            <text:p>2,038,464</text:p>
          </table:table-cell>
          <table:table-cell office:value-type="float" office:value="1006533" table:style-name="ce157">
            <text:p>1,006,533</text:p>
          </table:table-cell>
          <table:table-cell office:value-type="float" office:value="1031931" table:style-name="ce157">
            <text:p>1,031,931</text:p>
          </table:table-cell>
          <table:table-cell office:value-type="float" office:value="74.790000000000006" table:style-name="ce158">
            <text:p>74.79</text:p>
          </table:table-cell>
          <table:table-cell office:value-type="float" office:value="270889" table:style-name="ce157">
            <text:p>270,889</text:p>
          </table:table-cell>
          <table:table-cell office:value-type="float" office:value="126556" table:style-name="ce157">
            <text:p>126,556</text:p>
          </table:table-cell>
          <table:table-cell office:value-type="float" office:value="144333" table:style-name="ce157">
            <text:p>144,333</text:p>
          </table:table-cell>
          <table:table-cell office:value-type="float" office:value="9.94" table:style-name="ce158">
            <text:p>9.94</text:p>
          </table:table-cell>
          <table:table-cell office:value-type="float" office:value="1291281" table:style-name="ce157">
            <text:p>1,291,281</text:p>
          </table:table-cell>
          <table:table-cell office:value-type="float" office:value="639111" table:style-name="ce157">
            <text:p>639,111</text:p>
          </table:table-cell>
          <table:table-cell office:value-type="float" office:value="652170" table:style-name="ce157">
            <text:p>652,170</text:p>
          </table:table-cell>
          <table:table-cell office:value-type="float" office:value="47.38" table:style-name="ce158">
            <text:p>47.38</text:p>
          </table:table-cell>
          <table:table-cell office:value-type="float" office:value="2115910" table:style-name="ce157">
            <text:p>2,115,910</text:p>
          </table:table-cell>
          <table:table-cell office:value-type="float" office:value="1032457" table:style-name="ce157">
            <text:p>1,032,457</text:p>
          </table:table-cell>
          <table:table-cell office:value-type="float" office:value="1083453" table:style-name="ce157">
            <text:p>1,083,453</text:p>
          </table:table-cell>
          <table:table-cell office:value-type="float" office:value="77.63" table:style-name="ce156">
            <text:p>77.63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62">
            <text:p>臺 南 市</text:p>
          </table:table-cell>
          <table:table-cell office:value-type="float" office:value="1885106" table:style-name="ce163">
            <text:p>1,885,106</text:p>
          </table:table-cell>
          <table:table-cell office:value-type="float" office:value="944216" table:style-name="ce157">
            <text:p>944,216</text:p>
          </table:table-cell>
          <table:table-cell office:value-type="float" office:value="940890" table:style-name="ce157">
            <text:p>940,890</text:p>
          </table:table-cell>
          <table:table-cell office:value-type="float" office:value="100" table:style-name="ce158">
            <text:p>100.00</text:p>
          </table:table-cell>
          <table:table-cell office:value-type="float" office:value="246276" table:style-name="ce157">
            <text:p>246,276</text:p>
          </table:table-cell>
          <table:table-cell office:value-type="float" office:value="128250" table:style-name="ce157">
            <text:p>128,250</text:p>
          </table:table-cell>
          <table:table-cell office:value-type="float" office:value="118026" table:style-name="ce157">
            <text:p>118,026</text:p>
          </table:table-cell>
          <table:table-cell office:value-type="float" office:value="13.06" table:style-name="ce158">
            <text:p>13.06</text:p>
          </table:table-cell>
          <table:table-cell office:value-type="float" office:value="1398315" table:style-name="ce157">
            <text:p>1,398,315</text:p>
          </table:table-cell>
          <table:table-cell office:value-type="float" office:value="705756" table:style-name="ce157">
            <text:p>705,756</text:p>
          </table:table-cell>
          <table:table-cell office:value-type="float" office:value="692559" table:style-name="ce157">
            <text:p>692,559</text:p>
          </table:table-cell>
          <table:table-cell office:value-type="float" office:value="74.180000000000007" table:style-name="ce158">
            <text:p>74.18</text:p>
          </table:table-cell>
          <table:table-cell office:value-type="float" office:value="240515" table:style-name="ce157">
            <text:p>240,515</text:p>
          </table:table-cell>
          <table:table-cell office:value-type="float" office:value="110210" table:style-name="ce157">
            <text:p>110,210</text:p>
          </table:table-cell>
          <table:table-cell office:value-type="float" office:value="130305" table:style-name="ce157">
            <text:p>130,305</text:p>
          </table:table-cell>
          <table:table-cell office:value-type="float" office:value="12.76" table:style-name="ce158">
            <text:p>12.76</text:p>
          </table:table-cell>
          <table:table-cell office:value-type="float" office:value="862682" table:style-name="ce157">
            <text:p>862,682</text:p>
          </table:table-cell>
          <table:table-cell office:value-type="float" office:value="434612" table:style-name="ce157">
            <text:p>434,612</text:p>
          </table:table-cell>
          <table:table-cell office:value-type="float" office:value="428070" table:style-name="ce157">
            <text:p>428,070</text:p>
          </table:table-cell>
          <table:table-cell office:value-type="float" office:value="45.76" table:style-name="ce158">
            <text:p>45.76</text:p>
          </table:table-cell>
          <table:table-cell office:value-type="float" office:value="1522122" table:style-name="ce157">
            <text:p>1,522,122</text:p>
          </table:table-cell>
          <table:table-cell office:value-type="float" office:value="754937" table:style-name="ce157">
            <text:p>754,937</text:p>
          </table:table-cell>
          <table:table-cell office:value-type="float" office:value="767185" table:style-name="ce157">
            <text:p>767,185</text:p>
          </table:table-cell>
          <table:table-cell office:value-type="float" office:value="80.739999999999995" table:style-name="ce156">
            <text:p>80.74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62">
            <text:p>高 雄 市</text:p>
          </table:table-cell>
          <table:table-cell office:value-type="float" office:value="2779136" table:style-name="ce163">
            <text:p>2,779,136</text:p>
          </table:table-cell>
          <table:table-cell office:value-type="float" office:value="1382597" table:style-name="ce157">
            <text:p>1,382,597</text:p>
          </table:table-cell>
          <table:table-cell office:value-type="float" office:value="1396539" table:style-name="ce157">
            <text:p>1,396,539</text:p>
          </table:table-cell>
          <table:table-cell office:value-type="float" office:value="100" table:style-name="ce158">
            <text:p>100.00</text:p>
          </table:table-cell>
          <table:table-cell office:value-type="float" office:value="359670" table:style-name="ce157">
            <text:p>359,670</text:p>
          </table:table-cell>
          <table:table-cell office:value-type="float" office:value="186820" table:style-name="ce157">
            <text:p>186,820</text:p>
          </table:table-cell>
          <table:table-cell office:value-type="float" office:value="172850" table:style-name="ce157">
            <text:p>172,850</text:p>
          </table:table-cell>
          <table:table-cell office:value-type="float" office:value="12.94" table:style-name="ce158">
            <text:p>12.94</text:p>
          </table:table-cell>
          <table:table-cell office:value-type="float" office:value="2082166" table:style-name="ce157">
            <text:p>2,082,166</text:p>
          </table:table-cell>
          <table:table-cell office:value-type="float" office:value="1037738" table:style-name="ce157">
            <text:p>1,037,738</text:p>
          </table:table-cell>
          <table:table-cell office:value-type="float" office:value="1044428" table:style-name="ce157">
            <text:p>1,044,428</text:p>
          </table:table-cell>
          <table:table-cell office:value-type="float" office:value="74.92" table:style-name="ce158">
            <text:p>74.92</text:p>
          </table:table-cell>
          <table:table-cell office:value-type="float" office:value="337300" table:style-name="ce157">
            <text:p>337,300</text:p>
          </table:table-cell>
          <table:table-cell office:value-type="float" office:value="158039" table:style-name="ce157">
            <text:p>158,039</text:p>
          </table:table-cell>
          <table:table-cell office:value-type="float" office:value="179261" table:style-name="ce157">
            <text:p>179,261</text:p>
          </table:table-cell>
          <table:table-cell office:value-type="float" office:value="12.14" table:style-name="ce158">
            <text:p>12.14</text:p>
          </table:table-cell>
          <table:table-cell office:value-type="float" office:value="1287082" table:style-name="ce157">
            <text:p>1,287,082</text:p>
          </table:table-cell>
          <table:table-cell office:value-type="float" office:value="647577" table:style-name="ce157">
            <text:p>647,577</text:p>
          </table:table-cell>
          <table:table-cell office:value-type="float" office:value="639505" table:style-name="ce157">
            <text:p>639,505</text:p>
          </table:table-cell>
          <table:table-cell office:value-type="float" office:value="46.31" table:style-name="ce158">
            <text:p>46.31</text:p>
          </table:table-cell>
          <table:table-cell office:value-type="float" office:value="2245161" table:style-name="ce157">
            <text:p>2,245,161</text:p>
          </table:table-cell>
          <table:table-cell office:value-type="float" office:value="1105628" table:style-name="ce157">
            <text:p>1,105,628</text:p>
          </table:table-cell>
          <table:table-cell office:value-type="float" office:value="1139533" table:style-name="ce157">
            <text:p>1,139,533</text:p>
          </table:table-cell>
          <table:table-cell office:value-type="float" office:value="80.790000000000006" table:style-name="ce156">
            <text:p>80.79</text:p>
          </table:table-cell>
          <table:table-cell table:number-columns-repeated="16359" table:style-name="ce148"/>
        </table:table-row>
        <table:table-row table:style-name="ro34">
          <table:table-cell office:value-type="string" table:style-name="ce162">
            <text:p><text:s/>臺 灣 省<text:s/></text:p>
          </table:table-cell>
          <table:table-cell office:value-type="float" office:value="7173777" table:style-name="ce163">
            <text:p>7,173,777</text:p>
          </table:table-cell>
          <table:table-cell office:value-type="float" office:value="3667497" table:style-name="ce157">
            <text:p>3,667,497</text:p>
          </table:table-cell>
          <table:table-cell office:value-type="float" office:value="3506280" table:style-name="ce157">
            <text:p>3,506,280</text:p>
          </table:table-cell>
          <table:table-cell office:value-type="float" office:value="100" table:style-name="ce158">
            <text:p>100.00</text:p>
          </table:table-cell>
          <table:table-cell office:value-type="float" office:value="979830" table:style-name="ce157">
            <text:p>979,830</text:p>
          </table:table-cell>
          <table:table-cell office:value-type="float" office:value="512068" table:style-name="ce157">
            <text:p>512,068</text:p>
          </table:table-cell>
          <table:table-cell office:value-type="float" office:value="467762" table:style-name="ce157">
            <text:p>467,762</text:p>
          </table:table-cell>
          <table:table-cell office:value-type="float" office:value="13.66" table:style-name="ce158">
            <text:p>13.66</text:p>
          </table:table-cell>
          <table:table-cell office:value-type="float" office:value="5201501" table:style-name="ce157">
            <text:p>5,201,501</text:p>
          </table:table-cell>
          <table:table-cell office:value-type="float" office:value="2695118" table:style-name="ce157">
            <text:p>2,695,118</text:p>
          </table:table-cell>
          <table:table-cell office:value-type="float" office:value="2506383" table:style-name="ce157">
            <text:p>2,506,383</text:p>
          </table:table-cell>
          <table:table-cell office:value-type="float" office:value="72.510000000000005" table:style-name="ce158">
            <text:p>72.51</text:p>
          </table:table-cell>
          <table:table-cell office:value-type="float" office:value="992446" table:style-name="ce157">
            <text:p>992,446</text:p>
          </table:table-cell>
          <table:table-cell office:value-type="float" office:value="460311" table:style-name="ce157">
            <text:p>460,311</text:p>
          </table:table-cell>
          <table:table-cell office:value-type="float" office:value="532135" table:style-name="ce157">
            <text:p>532,135</text:p>
          </table:table-cell>
          <table:table-cell office:value-type="float" office:value="13.83" table:style-name="ce158">
            <text:p>13.83</text:p>
          </table:table-cell>
          <table:table-cell office:value-type="float" office:value="3210187" table:style-name="ce157">
            <text:p>3,210,187</text:p>
          </table:table-cell>
          <table:table-cell office:value-type="float" office:value="1662534" table:style-name="ce157">
            <text:p>1,662,534</text:p>
          </table:table-cell>
          <table:table-cell office:value-type="float" office:value="1547653" table:style-name="ce157">
            <text:p>1,547,653</text:p>
          </table:table-cell>
          <table:table-cell office:value-type="float" office:value="44.75" table:style-name="ce158">
            <text:p>44.75</text:p>
          </table:table-cell>
          <table:table-cell office:value-type="float" office:value="5719777" table:style-name="ce157">
            <text:p>5,719,777</text:p>
          </table:table-cell>
          <table:table-cell office:value-type="float" office:value="2907729" table:style-name="ce157">
            <text:p>2,907,729</text:p>
          </table:table-cell>
          <table:table-cell office:value-type="float" office:value="2812048" table:style-name="ce157">
            <text:p>2,812,048</text:p>
          </table:table-cell>
          <table:table-cell office:value-type="float" office:value="79.73" table:style-name="ce156">
            <text:p>79.73</text:p>
          </table:table-cell>
          <table:table-cell table:number-columns-repeated="16359" table:style-name="ce148"/>
        </table:table-row>
        <table:table-row table:style-name="ro17">
          <table:table-cell office:value-type="string" table:style-name="ce155">
            <text:p>宜 蘭 縣</text:p>
          </table:table-cell>
          <table:table-cell office:value-type="float" office:value="458370" table:style-name="ce154">
            <text:p>458,370</text:p>
          </table:table-cell>
          <table:table-cell office:value-type="float" office:value="232647" table:style-name="ce153">
            <text:p>232,647</text:p>
          </table:table-cell>
          <table:table-cell office:value-type="float" office:value="225723" table:style-name="ce153">
            <text:p>225,723</text:p>
          </table:table-cell>
          <table:table-cell office:value-type="float" office:value="100" table:style-name="ce152">
            <text:p>100.00</text:p>
          </table:table-cell>
          <table:table-cell office:value-type="float" office:value="59782" table:style-name="ce150">
            <text:p>59,782</text:p>
          </table:table-cell>
          <table:table-cell office:value-type="float" office:value="31163" table:style-name="ce150">
            <text:p>31,163</text:p>
          </table:table-cell>
          <table:table-cell office:value-type="float" office:value="28619" table:style-name="ce150">
            <text:p>28,619</text:p>
          </table:table-cell>
          <table:table-cell office:value-type="float" office:value="13.04" table:style-name="ce151">
            <text:p>13.04</text:p>
          </table:table-cell>
          <table:table-cell office:value-type="float" office:value="334586" table:style-name="ce150">
            <text:p>334,586</text:p>
          </table:table-cell>
          <table:table-cell office:value-type="float" office:value="171557" table:style-name="ce150">
            <text:p>171,557</text:p>
          </table:table-cell>
          <table:table-cell office:value-type="float" office:value="163029" table:style-name="ce150">
            <text:p>163,029</text:p>
          </table:table-cell>
          <table:table-cell office:value-type="float" office:value="72.989999999999995" table:style-name="ce151">
            <text:p>72.99</text:p>
          </table:table-cell>
          <table:table-cell office:value-type="float" office:value="64002" table:style-name="ce150">
            <text:p>64,002</text:p>
          </table:table-cell>
          <table:table-cell office:value-type="float" office:value="29927" table:style-name="ce150">
            <text:p>29,927</text:p>
          </table:table-cell>
          <table:table-cell office:value-type="float" office:value="34075" table:style-name="ce150">
            <text:p>34,075</text:p>
          </table:table-cell>
          <table:table-cell office:value-type="float" office:value="13.96" table:style-name="ce151">
            <text:p>13.96</text:p>
          </table:table-cell>
          <table:table-cell office:value-type="float" office:value="204763" table:style-name="ce150">
            <text:p>204,763</text:p>
          </table:table-cell>
          <table:table-cell office:value-type="float" office:value="105279" table:style-name="ce150">
            <text:p>105,279</text:p>
          </table:table-cell>
          <table:table-cell office:value-type="float" office:value="99484" table:style-name="ce150">
            <text:p>99,484</text:p>
          </table:table-cell>
          <table:table-cell office:value-type="float" office:value="44.67" table:style-name="ce151">
            <text:p>44.67</text:p>
          </table:table-cell>
          <table:table-cell office:value-type="float" office:value="367453" table:style-name="ce150">
            <text:p>367,453</text:p>
          </table:table-cell>
          <table:table-cell office:value-type="float" office:value="185161" table:style-name="ce150">
            <text:p>185,161</text:p>
          </table:table-cell>
          <table:table-cell office:value-type="float" office:value="182292" table:style-name="ce150">
            <text:p>182,292</text:p>
          </table:table-cell>
          <table:table-cell office:value-type="float" office:value="80.17" table:style-name="ce149">
            <text:p>80.17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新 竹 縣</text:p>
          </table:table-cell>
          <table:table-cell office:value-type="float" office:value="538071" table:style-name="ce154">
            <text:p>538,071</text:p>
          </table:table-cell>
          <table:table-cell office:value-type="float" office:value="275524" table:style-name="ce153">
            <text:p>275,524</text:p>
          </table:table-cell>
          <table:table-cell office:value-type="float" office:value="262547" table:style-name="ce153">
            <text:p>262,547</text:p>
          </table:table-cell>
          <table:table-cell office:value-type="float" office:value="100" table:style-name="ce152">
            <text:p>100.00</text:p>
          </table:table-cell>
          <table:table-cell office:value-type="float" office:value="92872" table:style-name="ce150">
            <text:p>92,872</text:p>
          </table:table-cell>
          <table:table-cell office:value-type="float" office:value="48395" table:style-name="ce150">
            <text:p>48,395</text:p>
          </table:table-cell>
          <table:table-cell office:value-type="float" office:value="44477" table:style-name="ce150">
            <text:p>44,477</text:p>
          </table:table-cell>
          <table:table-cell office:value-type="float" office:value="17.260000000000002" table:style-name="ce151">
            <text:p>17.26</text:p>
          </table:table-cell>
          <table:table-cell office:value-type="float" office:value="384401" table:style-name="ce150">
            <text:p>384,401</text:p>
          </table:table-cell>
          <table:table-cell office:value-type="float" office:value="197678" table:style-name="ce150">
            <text:p>197,678</text:p>
          </table:table-cell>
          <table:table-cell office:value-type="float" office:value="186723" table:style-name="ce150">
            <text:p>186,723</text:p>
          </table:table-cell>
          <table:table-cell office:value-type="float" office:value="71.44" table:style-name="ce151">
            <text:p>71.44</text:p>
          </table:table-cell>
          <table:table-cell office:value-type="float" office:value="60798" table:style-name="ce150">
            <text:p>60,798</text:p>
          </table:table-cell>
          <table:table-cell office:value-type="float" office:value="29451" table:style-name="ce150">
            <text:p>29,451</text:p>
          </table:table-cell>
          <table:table-cell office:value-type="float" office:value="31347" table:style-name="ce150">
            <text:p>31,347</text:p>
          </table:table-cell>
          <table:table-cell office:value-type="float" office:value="11.3" table:style-name="ce151">
            <text:p>11.30</text:p>
          </table:table-cell>
          <table:table-cell office:value-type="float" office:value="250393" table:style-name="ce150">
            <text:p>250,393</text:p>
          </table:table-cell>
          <table:table-cell office:value-type="float" office:value="127701" table:style-name="ce150">
            <text:p>127,701</text:p>
          </table:table-cell>
          <table:table-cell office:value-type="float" office:value="122692" table:style-name="ce150">
            <text:p>122,692</text:p>
          </table:table-cell>
          <table:table-cell office:value-type="float" office:value="46.54" table:style-name="ce151">
            <text:p>46.54</text:p>
          </table:table-cell>
          <table:table-cell office:value-type="float" office:value="408483" table:style-name="ce150">
            <text:p>408,483</text:p>
          </table:table-cell>
          <table:table-cell office:value-type="float" office:value="207856" table:style-name="ce150">
            <text:p>207,856</text:p>
          </table:table-cell>
          <table:table-cell office:value-type="float" office:value="200627" table:style-name="ce150">
            <text:p>200,627</text:p>
          </table:table-cell>
          <table:table-cell office:value-type="float" office:value="75.92" table:style-name="ce149">
            <text:p>75.92</text:p>
          </table:table-cell>
          <table:table-cell table:number-columns-repeated="16359" table:style-name="ce148"/>
        </table:table-row>
        <table:table-row table:style-name="ro35">
          <table:table-cell office:value-type="string" table:style-name="ce155">
            <text:p>苗 栗 縣</text:p>
          </table:table-cell>
          <table:table-cell office:value-type="float" office:value="566585" table:style-name="ce154">
            <text:p>566,585</text:p>
          </table:table-cell>
          <table:table-cell office:value-type="float" office:value="291916" table:style-name="ce153">
            <text:p>291,916</text:p>
          </table:table-cell>
          <table:table-cell office:value-type="float" office:value="274669" table:style-name="ce153">
            <text:p>274,669</text:p>
          </table:table-cell>
          <table:table-cell office:value-type="float" office:value="100" table:style-name="ce152">
            <text:p>100.00</text:p>
          </table:table-cell>
          <table:table-cell office:value-type="float" office:value="81791" table:style-name="ce150">
            <text:p>81,791</text:p>
          </table:table-cell>
          <table:table-cell office:value-type="float" office:value="42864" table:style-name="ce150">
            <text:p>42,864</text:p>
          </table:table-cell>
          <table:table-cell office:value-type="float" office:value="38927" table:style-name="ce150">
            <text:p>38,927</text:p>
          </table:table-cell>
          <table:table-cell office:value-type="float" office:value="14.44" table:style-name="ce151">
            <text:p>14.44</text:p>
          </table:table-cell>
          <table:table-cell office:value-type="float" office:value="405557" table:style-name="ce150">
            <text:p>405,557</text:p>
          </table:table-cell>
          <table:table-cell office:value-type="float" office:value="211297" table:style-name="ce150">
            <text:p>211,297</text:p>
          </table:table-cell>
          <table:table-cell office:value-type="float" office:value="194260" table:style-name="ce150">
            <text:p>194,260</text:p>
          </table:table-cell>
          <table:table-cell office:value-type="float" office:value="71.58" table:style-name="ce151">
            <text:p>71.58</text:p>
          </table:table-cell>
          <table:table-cell office:value-type="float" office:value="79237" table:style-name="ce150">
            <text:p>79,237</text:p>
          </table:table-cell>
          <table:table-cell office:value-type="float" office:value="37755" table:style-name="ce150">
            <text:p>37,755</text:p>
          </table:table-cell>
          <table:table-cell office:value-type="float" office:value="41482" table:style-name="ce150">
            <text:p>41,482</text:p>
          </table:table-cell>
          <table:table-cell office:value-type="float" office:value="13.99" table:style-name="ce151">
            <text:p>13.99</text:p>
          </table:table-cell>
          <table:table-cell office:value-type="float" office:value="253040" table:style-name="ce150">
            <text:p>253,040</text:p>
          </table:table-cell>
          <table:table-cell office:value-type="float" office:value="131312" table:style-name="ce150">
            <text:p>131,312</text:p>
          </table:table-cell>
          <table:table-cell office:value-type="float" office:value="121728" table:style-name="ce150">
            <text:p>121,728</text:p>
          </table:table-cell>
          <table:table-cell office:value-type="float" office:value="44.66" table:style-name="ce151">
            <text:p>44.66</text:p>
          </table:table-cell>
          <table:table-cell office:value-type="float" office:value="448594" table:style-name="ce150">
            <text:p>448,594</text:p>
          </table:table-cell>
          <table:table-cell office:value-type="float" office:value="230137" table:style-name="ce150">
            <text:p>230,137</text:p>
          </table:table-cell>
          <table:table-cell office:value-type="float" office:value="218457" table:style-name="ce150">
            <text:p>218,457</text:p>
          </table:table-cell>
          <table:table-cell office:value-type="float" office:value="79.180000000000007" table:style-name="ce149">
            <text:p>79.18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彰 化 縣</text:p>
          </table:table-cell>
          <table:table-cell office:value-type="float" office:value="1290495" table:style-name="ce154">
            <text:p>1,290,495</text:p>
          </table:table-cell>
          <table:table-cell office:value-type="float" office:value="660038" table:style-name="ce153">
            <text:p>660,038</text:p>
          </table:table-cell>
          <table:table-cell office:value-type="float" office:value="630457" table:style-name="ce153">
            <text:p>630,457</text:p>
          </table:table-cell>
          <table:table-cell office:value-type="float" office:value="100" table:style-name="ce152">
            <text:p>100.00</text:p>
          </table:table-cell>
          <table:table-cell office:value-type="float" office:value="183803" table:style-name="ce150">
            <text:p>183,803</text:p>
          </table:table-cell>
          <table:table-cell office:value-type="float" office:value="96351" table:style-name="ce150">
            <text:p>96,351</text:p>
          </table:table-cell>
          <table:table-cell office:value-type="float" office:value="87452" table:style-name="ce150">
            <text:p>87,452</text:p>
          </table:table-cell>
          <table:table-cell office:value-type="float" office:value="14.24" table:style-name="ce151">
            <text:p>14.24</text:p>
          </table:table-cell>
          <table:table-cell office:value-type="float" office:value="934448" table:style-name="ce150">
            <text:p>934,448</text:p>
          </table:table-cell>
          <table:table-cell office:value-type="float" office:value="484563" table:style-name="ce150">
            <text:p>484,563</text:p>
          </table:table-cell>
          <table:table-cell office:value-type="float" office:value="449885" table:style-name="ce150">
            <text:p>449,885</text:p>
          </table:table-cell>
          <table:table-cell office:value-type="float" office:value="72.41" table:style-name="ce151">
            <text:p>72.41</text:p>
          </table:table-cell>
          <table:table-cell office:value-type="float" office:value="172244" table:style-name="ce150">
            <text:p>172,244</text:p>
          </table:table-cell>
          <table:table-cell office:value-type="float" office:value="79124" table:style-name="ce150">
            <text:p>79,124</text:p>
          </table:table-cell>
          <table:table-cell office:value-type="float" office:value="93120" table:style-name="ce150">
            <text:p>93,120</text:p>
          </table:table-cell>
          <table:table-cell office:value-type="float" office:value="13.35" table:style-name="ce151">
            <text:p>13.35</text:p>
          </table:table-cell>
          <table:table-cell office:value-type="float" office:value="584315" table:style-name="ce150">
            <text:p>584,315</text:p>
          </table:table-cell>
          <table:table-cell office:value-type="float" office:value="303386" table:style-name="ce150">
            <text:p>303,386</text:p>
          </table:table-cell>
          <table:table-cell office:value-type="float" office:value="280929" table:style-name="ce150">
            <text:p>280,929</text:p>
          </table:table-cell>
          <table:table-cell office:value-type="float" office:value="45.28" table:style-name="ce151">
            <text:p>45.28</text:p>
          </table:table-cell>
          <table:table-cell office:value-type="float" office:value="1019654" table:style-name="ce150">
            <text:p>1,019,654</text:p>
          </table:table-cell>
          <table:table-cell office:value-type="float" office:value="518126" table:style-name="ce150">
            <text:p>518,126</text:p>
          </table:table-cell>
          <table:table-cell office:value-type="float" office:value="501528" table:style-name="ce150">
            <text:p>501,528</text:p>
          </table:table-cell>
          <table:table-cell office:value-type="float" office:value="79.010000000000005" table:style-name="ce149">
            <text:p>79.01</text:p>
          </table:table-cell>
          <table:table-cell table:number-columns-repeated="16359" table:style-name="ce148"/>
        </table:table-row>
        <table:table-row table:style-name="ro21">
          <table:table-cell office:value-type="string" table:style-name="ce155">
            <text:p>南 投 縣</text:p>
          </table:table-cell>
          <table:table-cell office:value-type="float" office:value="513092" table:style-name="ce154">
            <text:p>513,092</text:p>
          </table:table-cell>
          <table:table-cell office:value-type="float" office:value="263215" table:style-name="ce153">
            <text:p>263,215</text:p>
          </table:table-cell>
          <table:table-cell office:value-type="float" office:value="249877" table:style-name="ce153">
            <text:p>249,877</text:p>
          </table:table-cell>
          <table:table-cell office:value-type="float" office:value="100" table:style-name="ce152">
            <text:p>100.00</text:p>
          </table:table-cell>
          <table:table-cell office:value-type="float" office:value="63670" table:style-name="ce150">
            <text:p>63,670</text:p>
          </table:table-cell>
          <table:table-cell office:value-type="float" office:value="33031" table:style-name="ce150">
            <text:p>33,031</text:p>
          </table:table-cell>
          <table:table-cell office:value-type="float" office:value="30639" table:style-name="ce150">
            <text:p>30,639</text:p>
          </table:table-cell>
          <table:table-cell office:value-type="float" office:value="12.41" table:style-name="ce151">
            <text:p>12.41</text:p>
          </table:table-cell>
          <table:table-cell office:value-type="float" office:value="373161" table:style-name="ce150">
            <text:p>373,161</text:p>
          </table:table-cell>
          <table:table-cell office:value-type="float" office:value="194512" table:style-name="ce150">
            <text:p>194,512</text:p>
          </table:table-cell>
          <table:table-cell office:value-type="float" office:value="178649" table:style-name="ce150">
            <text:p>178,649</text:p>
          </table:table-cell>
          <table:table-cell office:value-type="float" office:value="72.73" table:style-name="ce151">
            <text:p>72.73</text:p>
          </table:table-cell>
          <table:table-cell office:value-type="float" office:value="76261" table:style-name="ce150">
            <text:p>76,261</text:p>
          </table:table-cell>
          <table:table-cell office:value-type="float" office:value="35672" table:style-name="ce150">
            <text:p>35,672</text:p>
          </table:table-cell>
          <table:table-cell office:value-type="float" office:value="40589" table:style-name="ce150">
            <text:p>40,589</text:p>
          </table:table-cell>
          <table:table-cell office:value-type="float" office:value="14.86" table:style-name="ce151">
            <text:p>14.86</text:p>
          </table:table-cell>
          <table:table-cell office:value-type="float" office:value="224203" table:style-name="ce150">
            <text:p>224,203</text:p>
          </table:table-cell>
          <table:table-cell office:value-type="float" office:value="117178" table:style-name="ce150">
            <text:p>117,178</text:p>
          </table:table-cell>
          <table:table-cell office:value-type="float" office:value="107025" table:style-name="ce150">
            <text:p>107,025</text:p>
          </table:table-cell>
          <table:table-cell office:value-type="float" office:value="43.7" table:style-name="ce151">
            <text:p>43.70</text:p>
          </table:table-cell>
          <table:table-cell office:value-type="float" office:value="415566" table:style-name="ce150">
            <text:p>415,566</text:p>
          </table:table-cell>
          <table:table-cell office:value-type="float" office:value="212686" table:style-name="ce150">
            <text:p>212,686</text:p>
          </table:table-cell>
          <table:table-cell office:value-type="float" office:value="202880" table:style-name="ce150">
            <text:p>202,880</text:p>
          </table:table-cell>
          <table:table-cell office:value-type="float" office:value="80.989999999999995" table:style-name="ce149">
            <text:p>80.99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雲 林 縣</text:p>
          </table:table-cell>
          <table:table-cell office:value-type="float" office:value="703407" table:style-name="ce154">
            <text:p>703,407</text:p>
          </table:table-cell>
          <table:table-cell office:value-type="float" office:value="365843" table:style-name="ce153">
            <text:p>365,843</text:p>
          </table:table-cell>
          <table:table-cell office:value-type="float" office:value="337564" table:style-name="ce153">
            <text:p>337,564</text:p>
          </table:table-cell>
          <table:table-cell office:value-type="float" office:value="100" table:style-name="ce152">
            <text:p>100.00</text:p>
          </table:table-cell>
          <table:table-cell office:value-type="float" office:value="91514" table:style-name="ce150">
            <text:p>91,514</text:p>
          </table:table-cell>
          <table:table-cell office:value-type="float" office:value="47980" table:style-name="ce150">
            <text:p>47,980</text:p>
          </table:table-cell>
          <table:table-cell office:value-type="float" office:value="43534" table:style-name="ce150">
            <text:p>43,534</text:p>
          </table:table-cell>
          <table:table-cell office:value-type="float" office:value="13.01" table:style-name="ce151">
            <text:p>13.01</text:p>
          </table:table-cell>
          <table:table-cell office:value-type="float" office:value="497758" table:style-name="ce150">
            <text:p>497,758</text:p>
          </table:table-cell>
          <table:table-cell office:value-type="float" office:value="266286" table:style-name="ce150">
            <text:p>266,286</text:p>
          </table:table-cell>
          <table:table-cell office:value-type="float" office:value="231472" table:style-name="ce150">
            <text:p>231,472</text:p>
          </table:table-cell>
          <table:table-cell office:value-type="float" office:value="70.760000000000005" table:style-name="ce151">
            <text:p>70.76</text:p>
          </table:table-cell>
          <table:table-cell office:value-type="float" office:value="114135" table:style-name="ce150">
            <text:p>114,135</text:p>
          </table:table-cell>
          <table:table-cell office:value-type="float" office:value="51577" table:style-name="ce150">
            <text:p>51,577</text:p>
          </table:table-cell>
          <table:table-cell office:value-type="float" office:value="62558" table:style-name="ce150">
            <text:p>62,558</text:p>
          </table:table-cell>
          <table:table-cell office:value-type="float" office:value="16.23" table:style-name="ce151">
            <text:p>16.23</text:p>
          </table:table-cell>
          <table:table-cell office:value-type="float" office:value="305632" table:style-name="ce150">
            <text:p>305,632</text:p>
          </table:table-cell>
          <table:table-cell office:value-type="float" office:value="162209" table:style-name="ce150">
            <text:p>162,209</text:p>
          </table:table-cell>
          <table:table-cell office:value-type="float" office:value="143423" table:style-name="ce150">
            <text:p>143,423</text:p>
          </table:table-cell>
          <table:table-cell office:value-type="float" office:value="43.45" table:style-name="ce151">
            <text:p>43.45</text:p>
          </table:table-cell>
          <table:table-cell office:value-type="float" office:value="566804" table:style-name="ce150">
            <text:p>566,804</text:p>
          </table:table-cell>
          <table:table-cell office:value-type="float" office:value="294116" table:style-name="ce150">
            <text:p>294,116</text:p>
          </table:table-cell>
          <table:table-cell office:value-type="float" office:value="272688" table:style-name="ce150">
            <text:p>272,688</text:p>
          </table:table-cell>
          <table:table-cell office:value-type="float" office:value="80.58" table:style-name="ce149">
            <text:p>80.58</text:p>
          </table:table-cell>
          <table:table-cell table:number-columns-repeated="16359" table:style-name="ce148"/>
        </table:table-row>
        <table:table-row table:style-name="ro35">
          <table:table-cell office:value-type="string" table:style-name="ce155">
            <text:p>嘉 義 縣</text:p>
          </table:table-cell>
          <table:table-cell office:value-type="float" office:value="523162" table:style-name="ce154">
            <text:p>523,162</text:p>
          </table:table-cell>
          <table:table-cell office:value-type="float" office:value="272478" table:style-name="ce153">
            <text:p>272,478</text:p>
          </table:table-cell>
          <table:table-cell office:value-type="float" office:value="250684" table:style-name="ce153">
            <text:p>250,684</text:p>
          </table:table-cell>
          <table:table-cell office:value-type="float" office:value="100" table:style-name="ce152">
            <text:p>100.00</text:p>
          </table:table-cell>
          <table:table-cell office:value-type="float" office:value="58769" table:style-name="ce150">
            <text:p>58,769</text:p>
          </table:table-cell>
          <table:table-cell office:value-type="float" office:value="30770" table:style-name="ce150">
            <text:p>30,770</text:p>
          </table:table-cell>
          <table:table-cell office:value-type="float" office:value="27999" table:style-name="ce150">
            <text:p>27,999</text:p>
          </table:table-cell>
          <table:table-cell office:value-type="float" office:value="11.23" table:style-name="ce151">
            <text:p>11.23</text:p>
          </table:table-cell>
          <table:table-cell office:value-type="float" office:value="375562" table:style-name="ce150">
            <text:p>375,562</text:p>
          </table:table-cell>
          <table:table-cell office:value-type="float" office:value="201400" table:style-name="ce150">
            <text:p>201,400</text:p>
          </table:table-cell>
          <table:table-cell office:value-type="float" office:value="174162" table:style-name="ce150">
            <text:p>174,162</text:p>
          </table:table-cell>
          <table:table-cell office:value-type="float" office:value="71.790000000000006" table:style-name="ce151">
            <text:p>71.79</text:p>
          </table:table-cell>
          <table:table-cell office:value-type="float" office:value="88831" table:style-name="ce150">
            <text:p>88,831</text:p>
          </table:table-cell>
          <table:table-cell office:value-type="float" office:value="40308" table:style-name="ce150">
            <text:p>40,308</text:p>
          </table:table-cell>
          <table:table-cell office:value-type="float" office:value="48523" table:style-name="ce150">
            <text:p>48,523</text:p>
          </table:table-cell>
          <table:table-cell office:value-type="float" office:value="16.98" table:style-name="ce151">
            <text:p>16.98</text:p>
          </table:table-cell>
          <table:table-cell office:value-type="float" office:value="225206" table:style-name="ce150">
            <text:p>225,206</text:p>
          </table:table-cell>
          <table:table-cell office:value-type="float" office:value="119704" table:style-name="ce150">
            <text:p>119,704</text:p>
          </table:table-cell>
          <table:table-cell office:value-type="float" office:value="105502" table:style-name="ce150">
            <text:p>105,502</text:p>
          </table:table-cell>
          <table:table-cell office:value-type="float" office:value="43.05" table:style-name="ce151">
            <text:p>43.05</text:p>
          </table:table-cell>
          <table:table-cell office:value-type="float" office:value="431565" table:style-name="ce150">
            <text:p>431,565</text:p>
          </table:table-cell>
          <table:table-cell office:value-type="float" office:value="224562" table:style-name="ce150">
            <text:p>224,562</text:p>
          </table:table-cell>
          <table:table-cell office:value-type="float" office:value="207003" table:style-name="ce150">
            <text:p>207,003</text:p>
          </table:table-cell>
          <table:table-cell office:value-type="float" office:value="82.49" table:style-name="ce149">
            <text:p>82.49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屏 東 縣</text:p>
          </table:table-cell>
          <table:table-cell office:value-type="float" office:value="845779" table:style-name="ce154">
            <text:p>845,779</text:p>
          </table:table-cell>
          <table:table-cell office:value-type="float" office:value="433494" table:style-name="ce153">
            <text:p>433,494</text:p>
          </table:table-cell>
          <table:table-cell office:value-type="float" office:value="412285" table:style-name="ce153">
            <text:p>412,285</text:p>
          </table:table-cell>
          <table:table-cell office:value-type="float" office:value="100" table:style-name="ce152">
            <text:p>100.00</text:p>
          </table:table-cell>
          <table:table-cell office:value-type="float" office:value="101192" table:style-name="ce150">
            <text:p>101,192</text:p>
          </table:table-cell>
          <table:table-cell office:value-type="float" office:value="52809" table:style-name="ce150">
            <text:p>52,809</text:p>
          </table:table-cell>
          <table:table-cell office:value-type="float" office:value="48383" table:style-name="ce150">
            <text:p>48,383</text:p>
          </table:table-cell>
          <table:table-cell office:value-type="float" office:value="11.96" table:style-name="ce151">
            <text:p>11.96</text:p>
          </table:table-cell>
          <table:table-cell office:value-type="float" office:value="625291" table:style-name="ce150">
            <text:p>625,291</text:p>
          </table:table-cell>
          <table:table-cell office:value-type="float" office:value="324234" table:style-name="ce150">
            <text:p>324,234</text:p>
          </table:table-cell>
          <table:table-cell office:value-type="float" office:value="301057" table:style-name="ce150">
            <text:p>301,057</text:p>
          </table:table-cell>
          <table:table-cell office:value-type="float" office:value="73.930000000000007" table:style-name="ce151">
            <text:p>73.93</text:p>
          </table:table-cell>
          <table:table-cell office:value-type="float" office:value="119296" table:style-name="ce150">
            <text:p>119,296</text:p>
          </table:table-cell>
          <table:table-cell office:value-type="float" office:value="56451" table:style-name="ce150">
            <text:p>56,451</text:p>
          </table:table-cell>
          <table:table-cell office:value-type="float" office:value="62845" table:style-name="ce150">
            <text:p>62,845</text:p>
          </table:table-cell>
          <table:table-cell office:value-type="float" office:value="14.1" table:style-name="ce151">
            <text:p>14.10</text:p>
          </table:table-cell>
          <table:table-cell office:value-type="float" office:value="377741" table:style-name="ce150">
            <text:p>377,741</text:p>
          </table:table-cell>
          <table:table-cell office:value-type="float" office:value="196968" table:style-name="ce150">
            <text:p>196,968</text:p>
          </table:table-cell>
          <table:table-cell office:value-type="float" office:value="180773" table:style-name="ce150">
            <text:p>180,773</text:p>
          </table:table-cell>
          <table:table-cell office:value-type="float" office:value="44.66" table:style-name="ce151">
            <text:p>44.66</text:p>
          </table:table-cell>
          <table:table-cell office:value-type="float" office:value="689048" table:style-name="ce150">
            <text:p>689,048</text:p>
          </table:table-cell>
          <table:table-cell office:value-type="float" office:value="351546" table:style-name="ce150">
            <text:p>351,546</text:p>
          </table:table-cell>
          <table:table-cell office:value-type="float" office:value="337502" table:style-name="ce150">
            <text:p>337,502</text:p>
          </table:table-cell>
          <table:table-cell office:value-type="float" office:value="81.47" table:style-name="ce149">
            <text:p>81.47</text:p>
          </table:table-cell>
          <table:table-cell table:number-columns-repeated="16359" table:style-name="ce148"/>
        </table:table-row>
        <table:table-row table:style-name="ro21">
          <table:table-cell office:value-type="string" table:style-name="ce155">
            <text:p>臺 東 縣</text:p>
          </table:table-cell>
          <table:table-cell office:value-type="float" office:value="223831" table:style-name="ce154">
            <text:p>223,831</text:p>
          </table:table-cell>
          <table:table-cell office:value-type="float" office:value="116071" table:style-name="ce153">
            <text:p>116,071</text:p>
          </table:table-cell>
          <table:table-cell office:value-type="float" office:value="107760" table:style-name="ce153">
            <text:p>107,760</text:p>
          </table:table-cell>
          <table:table-cell office:value-type="float" office:value="100" table:style-name="ce152">
            <text:p>100.00</text:p>
          </table:table-cell>
          <table:table-cell office:value-type="float" office:value="29328" table:style-name="ce150">
            <text:p>29,328</text:p>
          </table:table-cell>
          <table:table-cell office:value-type="float" office:value="15318" table:style-name="ce150">
            <text:p>15,318</text:p>
          </table:table-cell>
          <table:table-cell office:value-type="float" office:value="14010" table:style-name="ce150">
            <text:p>14,010</text:p>
          </table:table-cell>
          <table:table-cell office:value-type="float" office:value="13.1" table:style-name="ce151">
            <text:p>13.10</text:p>
          </table:table-cell>
          <table:table-cell office:value-type="float" office:value="162830" table:style-name="ce150">
            <text:p>162,830</text:p>
          </table:table-cell>
          <table:table-cell office:value-type="float" office:value="85968" table:style-name="ce150">
            <text:p>85,968</text:p>
          </table:table-cell>
          <table:table-cell office:value-type="float" office:value="76862" table:style-name="ce150">
            <text:p>76,862</text:p>
          </table:table-cell>
          <table:table-cell office:value-type="float" office:value="72.75" table:style-name="ce151">
            <text:p>72.75</text:p>
          </table:table-cell>
          <table:table-cell office:value-type="float" office:value="31673" table:style-name="ce150">
            <text:p>31,673</text:p>
          </table:table-cell>
          <table:table-cell office:value-type="float" office:value="14785" table:style-name="ce150">
            <text:p>14,785</text:p>
          </table:table-cell>
          <table:table-cell office:value-type="float" office:value="16888" table:style-name="ce150">
            <text:p>16,888</text:p>
          </table:table-cell>
          <table:table-cell office:value-type="float" office:value="14.15" table:style-name="ce151">
            <text:p>14.15</text:p>
          </table:table-cell>
          <table:table-cell office:value-type="float" office:value="98685" table:style-name="ce150">
            <text:p>98,685</text:p>
          </table:table-cell>
          <table:table-cell office:value-type="float" office:value="52821" table:style-name="ce150">
            <text:p>52,821</text:p>
          </table:table-cell>
          <table:table-cell office:value-type="float" office:value="45864" table:style-name="ce150">
            <text:p>45,864</text:p>
          </table:table-cell>
          <table:table-cell office:value-type="float" office:value="44.09" table:style-name="ce151">
            <text:p>44.09</text:p>
          </table:table-cell>
          <table:table-cell office:value-type="float" office:value="179839" table:style-name="ce150">
            <text:p>179,839</text:p>
          </table:table-cell>
          <table:table-cell office:value-type="float" office:value="93214" table:style-name="ce150">
            <text:p>93,214</text:p>
          </table:table-cell>
          <table:table-cell office:value-type="float" office:value="86625" table:style-name="ce150">
            <text:p>86,625</text:p>
          </table:table-cell>
          <table:table-cell office:value-type="float" office:value="80.349999999999994" table:style-name="ce149">
            <text:p>80.35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花 蓮 縣</text:p>
          </table:table-cell>
          <table:table-cell office:value-type="float" office:value="332837" table:style-name="ce154">
            <text:p>332,837</text:p>
          </table:table-cell>
          <table:table-cell office:value-type="float" office:value="169974" table:style-name="ce153">
            <text:p>169,974</text:p>
          </table:table-cell>
          <table:table-cell office:value-type="float" office:value="162863" table:style-name="ce153">
            <text:p>162,863</text:p>
          </table:table-cell>
          <table:table-cell office:value-type="float" office:value="100" table:style-name="ce152">
            <text:p>100.00</text:p>
          </table:table-cell>
          <table:table-cell office:value-type="float" office:value="43331" table:style-name="ce150">
            <text:p>43,331</text:p>
          </table:table-cell>
          <table:table-cell office:value-type="float" office:value="22675" table:style-name="ce150">
            <text:p>22,675</text:p>
          </table:table-cell>
          <table:table-cell office:value-type="float" office:value="20656" table:style-name="ce150">
            <text:p>20,656</text:p>
          </table:table-cell>
          <table:table-cell office:value-type="float" office:value="13.02" table:style-name="ce151">
            <text:p>13.02</text:p>
          </table:table-cell>
          <table:table-cell office:value-type="float" office:value="243848" table:style-name="ce150">
            <text:p>243,848</text:p>
          </table:table-cell>
          <table:table-cell office:value-type="float" office:value="125822" table:style-name="ce150">
            <text:p>125,822</text:p>
          </table:table-cell>
          <table:table-cell office:value-type="float" office:value="118026" table:style-name="ce150">
            <text:p>118,026</text:p>
          </table:table-cell>
          <table:table-cell office:value-type="float" office:value="73.260000000000005" table:style-name="ce151">
            <text:p>73.26</text:p>
          </table:table-cell>
          <table:table-cell office:value-type="float" office:value="45658" table:style-name="ce150">
            <text:p>45,658</text:p>
          </table:table-cell>
          <table:table-cell office:value-type="float" office:value="21477" table:style-name="ce150">
            <text:p>21,477</text:p>
          </table:table-cell>
          <table:table-cell office:value-type="float" office:value="24181" table:style-name="ce150">
            <text:p>24,181</text:p>
          </table:table-cell>
          <table:table-cell office:value-type="float" office:value="13.72" table:style-name="ce151">
            <text:p>13.72</text:p>
          </table:table-cell>
          <table:table-cell office:value-type="float" office:value="147291" table:style-name="ce150">
            <text:p>147,291</text:p>
          </table:table-cell>
          <table:table-cell office:value-type="float" office:value="76621" table:style-name="ce150">
            <text:p>76,621</text:p>
          </table:table-cell>
          <table:table-cell office:value-type="float" office:value="70670" table:style-name="ce150">
            <text:p>70,670</text:p>
          </table:table-cell>
          <table:table-cell office:value-type="float" office:value="44.25" table:style-name="ce151">
            <text:p>44.25</text:p>
          </table:table-cell>
          <table:table-cell office:value-type="float" office:value="267477" table:style-name="ce150">
            <text:p>267,477</text:p>
          </table:table-cell>
          <table:table-cell office:value-type="float" office:value="135801" table:style-name="ce150">
            <text:p>135,801</text:p>
          </table:table-cell>
          <table:table-cell office:value-type="float" office:value="131676" table:style-name="ce150">
            <text:p>131,676</text:p>
          </table:table-cell>
          <table:table-cell office:value-type="float" office:value="80.36" table:style-name="ce149">
            <text:p>80.36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澎 湖 縣</text:p>
          </table:table-cell>
          <table:table-cell office:value-type="float" office:value="101856" table:style-name="ce154">
            <text:p>101,856</text:p>
          </table:table-cell>
          <table:table-cell office:value-type="float" office:value="52452" table:style-name="ce153">
            <text:p>52,452</text:p>
          </table:table-cell>
          <table:table-cell office:value-type="float" office:value="49404" table:style-name="ce153">
            <text:p>49,404</text:p>
          </table:table-cell>
          <table:table-cell office:value-type="float" office:value="100" table:style-name="ce152">
            <text:p>100.00</text:p>
          </table:table-cell>
          <table:table-cell office:value-type="float" office:value="12062" table:style-name="ce150">
            <text:p>12,062</text:p>
          </table:table-cell>
          <table:table-cell office:value-type="float" office:value="6287" table:style-name="ce150">
            <text:p>6,287</text:p>
          </table:table-cell>
          <table:table-cell office:value-type="float" office:value="5775" table:style-name="ce150">
            <text:p>5,775</text:p>
          </table:table-cell>
          <table:table-cell office:value-type="float" office:value="11.84" table:style-name="ce151">
            <text:p>11.84</text:p>
          </table:table-cell>
          <table:table-cell office:value-type="float" office:value="75019" table:style-name="ce150">
            <text:p>75,019</text:p>
          </table:table-cell>
          <table:table-cell office:value-type="float" office:value="39326" table:style-name="ce150">
            <text:p>39,326</text:p>
          </table:table-cell>
          <table:table-cell office:value-type="float" office:value="35693" table:style-name="ce150">
            <text:p>35,693</text:p>
          </table:table-cell>
          <table:table-cell office:value-type="float" office:value="73.650000000000006" table:style-name="ce151">
            <text:p>73.65</text:p>
          </table:table-cell>
          <table:table-cell office:value-type="float" office:value="14775" table:style-name="ce150">
            <text:p>14,775</text:p>
          </table:table-cell>
          <table:table-cell office:value-type="float" office:value="6839" table:style-name="ce150">
            <text:p>6,839</text:p>
          </table:table-cell>
          <table:table-cell office:value-type="float" office:value="7936" table:style-name="ce150">
            <text:p>7,936</text:p>
          </table:table-cell>
          <table:table-cell office:value-type="float" office:value="14.51" table:style-name="ce151">
            <text:p>14.51</text:p>
          </table:table-cell>
          <table:table-cell office:value-type="float" office:value="47547" table:style-name="ce150">
            <text:p>47,547</text:p>
          </table:table-cell>
          <table:table-cell office:value-type="float" office:value="24825" table:style-name="ce150">
            <text:p>24,825</text:p>
          </table:table-cell>
          <table:table-cell office:value-type="float" office:value="22722" table:style-name="ce150">
            <text:p>22,722</text:p>
          </table:table-cell>
          <table:table-cell office:value-type="float" office:value="46.68" table:style-name="ce151">
            <text:p>46.68</text:p>
          </table:table-cell>
          <table:table-cell office:value-type="float" office:value="83477" table:style-name="ce150">
            <text:p>83,477</text:p>
          </table:table-cell>
          <table:table-cell office:value-type="float" office:value="42884" table:style-name="ce150">
            <text:p>42,884</text:p>
          </table:table-cell>
          <table:table-cell office:value-type="float" office:value="40593" table:style-name="ce150">
            <text:p>40,593</text:p>
          </table:table-cell>
          <table:table-cell office:value-type="float" office:value="81.96" table:style-name="ce149">
            <text:p>81.96</text:p>
          </table:table-cell>
          <table:table-cell table:number-columns-repeated="16359" table:style-name="ce148"/>
        </table:table-row>
        <table:table-row table:style-name="ro22">
          <table:table-cell office:value-type="string" table:style-name="ce155">
            <text:p>基 隆 市</text:p>
          </table:table-cell>
          <table:table-cell office:value-type="float" office:value="372969" table:style-name="ce154">
            <text:p>372,969</text:p>
          </table:table-cell>
          <table:table-cell office:value-type="float" office:value="187496" table:style-name="ce153">
            <text:p>187,496</text:p>
          </table:table-cell>
          <table:table-cell office:value-type="float" office:value="185473" table:style-name="ce153">
            <text:p>185,473</text:p>
          </table:table-cell>
          <table:table-cell office:value-type="float" office:value="100" table:style-name="ce152">
            <text:p>100.00</text:p>
          </table:table-cell>
          <table:table-cell office:value-type="float" office:value="42902" table:style-name="ce150">
            <text:p>42,902</text:p>
          </table:table-cell>
          <table:table-cell office:value-type="float" office:value="22328" table:style-name="ce150">
            <text:p>22,328</text:p>
          </table:table-cell>
          <table:table-cell office:value-type="float" office:value="20574" table:style-name="ce150">
            <text:p>20,574</text:p>
          </table:table-cell>
          <table:table-cell office:value-type="float" office:value="11.5" table:style-name="ce151">
            <text:p>11.50</text:p>
          </table:table-cell>
          <table:table-cell office:value-type="float" office:value="282462" table:style-name="ce150">
            <text:p>282,462</text:p>
          </table:table-cell>
          <table:table-cell office:value-type="float" office:value="143346" table:style-name="ce150">
            <text:p>143,346</text:p>
          </table:table-cell>
          <table:table-cell office:value-type="float" office:value="139116" table:style-name="ce150">
            <text:p>139,116</text:p>
          </table:table-cell>
          <table:table-cell office:value-type="float" office:value="75.73" table:style-name="ce151">
            <text:p>75.73</text:p>
          </table:table-cell>
          <table:table-cell office:value-type="float" office:value="47605" table:style-name="ce150">
            <text:p>47,605</text:p>
          </table:table-cell>
          <table:table-cell office:value-type="float" office:value="21822" table:style-name="ce150">
            <text:p>21,822</text:p>
          </table:table-cell>
          <table:table-cell office:value-type="float" office:value="25783" table:style-name="ce150">
            <text:p>25,783</text:p>
          </table:table-cell>
          <table:table-cell office:value-type="float" office:value="12.76" table:style-name="ce151">
            <text:p>12.76</text:p>
          </table:table-cell>
          <table:table-cell office:value-type="float" office:value="168265" table:style-name="ce150">
            <text:p>168,265</text:p>
          </table:table-cell>
          <table:table-cell office:value-type="float" office:value="86159" table:style-name="ce150">
            <text:p>86,159</text:p>
          </table:table-cell>
          <table:table-cell office:value-type="float" office:value="82106" table:style-name="ce150">
            <text:p>82,106</text:p>
          </table:table-cell>
          <table:table-cell office:value-type="float" office:value="45.12" table:style-name="ce151">
            <text:p>45.12</text:p>
          </table:table-cell>
          <table:table-cell office:value-type="float" office:value="305522" table:style-name="ce150">
            <text:p>305,522</text:p>
          </table:table-cell>
          <table:table-cell office:value-type="float" office:value="152362" table:style-name="ce150">
            <text:p>152,362</text:p>
          </table:table-cell>
          <table:table-cell office:value-type="float" office:value="153160" table:style-name="ce150">
            <text:p>153,160</text:p>
          </table:table-cell>
          <table:table-cell office:value-type="float" office:value="81.92" table:style-name="ce149">
            <text:p>81.92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新 竹 市</text:p>
          </table:table-cell>
          <table:table-cell office:value-type="float" office:value="432456" table:style-name="ce154">
            <text:p>432,456</text:p>
          </table:table-cell>
          <table:table-cell office:value-type="float" office:value="214029" table:style-name="ce153">
            <text:p>214,029</text:p>
          </table:table-cell>
          <table:table-cell office:value-type="float" office:value="218427" table:style-name="ce153">
            <text:p>218,427</text:p>
          </table:table-cell>
          <table:table-cell office:value-type="float" office:value="100" table:style-name="ce152">
            <text:p>100.00</text:p>
          </table:table-cell>
          <table:table-cell office:value-type="float" office:value="77837" table:style-name="ce150">
            <text:p>77,837</text:p>
          </table:table-cell>
          <table:table-cell office:value-type="float" office:value="40606" table:style-name="ce150">
            <text:p>40,606</text:p>
          </table:table-cell>
          <table:table-cell office:value-type="float" office:value="37231" table:style-name="ce150">
            <text:p>37,231</text:p>
          </table:table-cell>
          <table:table-cell office:value-type="float" office:value="18" table:style-name="ce151">
            <text:p>18.00</text:p>
          </table:table-cell>
          <table:table-cell office:value-type="float" office:value="310363" table:style-name="ce150">
            <text:p>310,363</text:p>
          </table:table-cell>
          <table:table-cell office:value-type="float" office:value="153384" table:style-name="ce150">
            <text:p>153,384</text:p>
          </table:table-cell>
          <table:table-cell office:value-type="float" office:value="156979" table:style-name="ce150">
            <text:p>156,979</text:p>
          </table:table-cell>
          <table:table-cell office:value-type="float" office:value="71.77" table:style-name="ce151">
            <text:p>71.77</text:p>
          </table:table-cell>
          <table:table-cell office:value-type="float" office:value="44256" table:style-name="ce150">
            <text:p>44,256</text:p>
          </table:table-cell>
          <table:table-cell office:value-type="float" office:value="20039" table:style-name="ce150">
            <text:p>20,039</text:p>
          </table:table-cell>
          <table:table-cell office:value-type="float" office:value="24217" table:style-name="ce150">
            <text:p>24,217</text:p>
          </table:table-cell>
          <table:table-cell office:value-type="float" office:value="10.23" table:style-name="ce151">
            <text:p>10.23</text:p>
          </table:table-cell>
          <table:table-cell office:value-type="float" office:value="202400" table:style-name="ce150">
            <text:p>202,400</text:p>
          </table:table-cell>
          <table:table-cell office:value-type="float" office:value="99723" table:style-name="ce150">
            <text:p>99,723</text:p>
          </table:table-cell>
          <table:table-cell office:value-type="float" office:value="102677" table:style-name="ce150">
            <text:p>102,677</text:p>
          </table:table-cell>
          <table:table-cell office:value-type="float" office:value="46.8" table:style-name="ce151">
            <text:p>46.80</text:p>
          </table:table-cell>
          <table:table-cell office:value-type="float" office:value="326287" table:style-name="ce150">
            <text:p>326,287</text:p>
          </table:table-cell>
          <table:table-cell office:value-type="float" office:value="158713" table:style-name="ce150">
            <text:p>158,713</text:p>
          </table:table-cell>
          <table:table-cell office:value-type="float" office:value="167574" table:style-name="ce150">
            <text:p>167,574</text:p>
          </table:table-cell>
          <table:table-cell office:value-type="float" office:value="75.45" table:style-name="ce149">
            <text:p>75.45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嘉 義 市</text:p>
          </table:table-cell>
          <table:table-cell office:value-type="float" office:value="270867" table:style-name="ce154">
            <text:p>270,867</text:p>
          </table:table-cell>
          <table:table-cell office:value-type="float" office:value="132320" table:style-name="ce153">
            <text:p>132,320</text:p>
          </table:table-cell>
          <table:table-cell office:value-type="float" office:value="138547" table:style-name="ce153">
            <text:p>138,547</text:p>
          </table:table-cell>
          <table:table-cell office:value-type="float" office:value="100" table:style-name="ce152">
            <text:p>100.00</text:p>
          </table:table-cell>
          <table:table-cell office:value-type="float" office:value="40977" table:style-name="ce150">
            <text:p>40,977</text:p>
          </table:table-cell>
          <table:table-cell office:value-type="float" office:value="21491" table:style-name="ce150">
            <text:p>21,491</text:p>
          </table:table-cell>
          <table:table-cell office:value-type="float" office:value="19486" table:style-name="ce150">
            <text:p>19,486</text:p>
          </table:table-cell>
          <table:table-cell office:value-type="float" office:value="15.13" table:style-name="ce151">
            <text:p>15.13</text:p>
          </table:table-cell>
          <table:table-cell office:value-type="float" office:value="196215" table:style-name="ce150">
            <text:p>196,215</text:p>
          </table:table-cell>
          <table:table-cell office:value-type="float" office:value="95745" table:style-name="ce150">
            <text:p>95,745</text:p>
          </table:table-cell>
          <table:table-cell office:value-type="float" office:value="100470" table:style-name="ce150">
            <text:p>100,470</text:p>
          </table:table-cell>
          <table:table-cell office:value-type="float" office:value="72.44" table:style-name="ce151">
            <text:p>72.44</text:p>
          </table:table-cell>
          <table:table-cell office:value-type="float" office:value="33675" table:style-name="ce150">
            <text:p>33,675</text:p>
          </table:table-cell>
          <table:table-cell office:value-type="float" office:value="15084" table:style-name="ce150">
            <text:p>15,084</text:p>
          </table:table-cell>
          <table:table-cell office:value-type="float" office:value="18591" table:style-name="ce150">
            <text:p>18,591</text:p>
          </table:table-cell>
          <table:table-cell office:value-type="float" office:value="12.43" table:style-name="ce151">
            <text:p>12.43</text:p>
          </table:table-cell>
          <table:table-cell office:value-type="float" office:value="120706" table:style-name="ce150">
            <text:p>120,706</text:p>
          </table:table-cell>
          <table:table-cell office:value-type="float" office:value="58648" table:style-name="ce150">
            <text:p>58,648</text:p>
          </table:table-cell>
          <table:table-cell office:value-type="float" office:value="62058" table:style-name="ce150">
            <text:p>62,058</text:p>
          </table:table-cell>
          <table:table-cell office:value-type="float" office:value="44.56" table:style-name="ce151">
            <text:p>44.56</text:p>
          </table:table-cell>
          <table:table-cell office:value-type="float" office:value="210008" table:style-name="ce150">
            <text:p>210,008</text:p>
          </table:table-cell>
          <table:table-cell office:value-type="float" office:value="100565" table:style-name="ce150">
            <text:p>100,565</text:p>
          </table:table-cell>
          <table:table-cell office:value-type="float" office:value="109443" table:style-name="ce150">
            <text:p>109,443</text:p>
          </table:table-cell>
          <table:table-cell office:value-type="float" office:value="77.53" table:style-name="ce149">
            <text:p>77.53</text:p>
          </table:table-cell>
          <table:table-cell table:number-columns-repeated="16359" table:style-name="ce148"/>
        </table:table-row>
        <table:table-row table:style-name="ro36">
          <table:table-cell office:value-type="string" table:style-name="ce162">
            <text:p>福 建 省</text:p>
          </table:table-cell>
          <table:table-cell office:value-type="float" office:value="141428" table:style-name="ce161">
            <text:p>141,428</text:p>
          </table:table-cell>
          <table:table-cell office:value-type="float" office:value="71761" table:style-name="ce160">
            <text:p>71,761</text:p>
          </table:table-cell>
          <table:table-cell office:value-type="float" office:value="69667" table:style-name="ce160">
            <text:p>69,667</text:p>
          </table:table-cell>
          <table:table-cell office:value-type="float" office:value="100" table:style-name="ce159">
            <text:p>100.00</text:p>
          </table:table-cell>
          <table:table-cell office:value-type="float" office:value="15520" table:style-name="ce157">
            <text:p>15,520</text:p>
          </table:table-cell>
          <table:table-cell office:value-type="float" office:value="8082" table:style-name="ce157">
            <text:p>8,082</text:p>
          </table:table-cell>
          <table:table-cell office:value-type="float" office:value="7438" table:style-name="ce157">
            <text:p>7,438</text:p>
          </table:table-cell>
          <table:table-cell office:value-type="float" office:value="10.97" table:style-name="ce158">
            <text:p>10.97</text:p>
          </table:table-cell>
          <table:table-cell office:value-type="float" office:value="110261" table:style-name="ce157">
            <text:p>110,261</text:p>
          </table:table-cell>
          <table:table-cell office:value-type="float" office:value="56130" table:style-name="ce157">
            <text:p>56,130</text:p>
          </table:table-cell>
          <table:table-cell office:value-type="float" office:value="54131" table:style-name="ce157">
            <text:p>54,131</text:p>
          </table:table-cell>
          <table:table-cell office:value-type="float" office:value="77.959999999999994" table:style-name="ce158">
            <text:p>77.96</text:p>
          </table:table-cell>
          <table:table-cell office:value-type="float" office:value="15647" table:style-name="ce157">
            <text:p>15,647</text:p>
          </table:table-cell>
          <table:table-cell office:value-type="float" office:value="7549" table:style-name="ce157">
            <text:p>7,549</text:p>
          </table:table-cell>
          <table:table-cell office:value-type="float" office:value="8098" table:style-name="ce157">
            <text:p>8,098</text:p>
          </table:table-cell>
          <table:table-cell office:value-type="float" office:value="11.06" table:style-name="ce158">
            <text:p>11.06</text:p>
          </table:table-cell>
          <table:table-cell office:value-type="float" office:value="68529" table:style-name="ce157">
            <text:p>68,529</text:p>
          </table:table-cell>
          <table:table-cell office:value-type="float" office:value="34512" table:style-name="ce157">
            <text:p>34,512</text:p>
          </table:table-cell>
          <table:table-cell office:value-type="float" office:value="34017" table:style-name="ce157">
            <text:p>34,017</text:p>
          </table:table-cell>
          <table:table-cell office:value-type="float" office:value="48.46" table:style-name="ce158">
            <text:p>48.46</text:p>
          </table:table-cell>
          <table:table-cell office:value-type="float" office:value="117684" table:style-name="ce157">
            <text:p>117,684</text:p>
          </table:table-cell>
          <table:table-cell office:value-type="float" office:value="59570" table:style-name="ce157">
            <text:p>59,570</text:p>
          </table:table-cell>
          <table:table-cell office:value-type="float" office:value="58114" table:style-name="ce157">
            <text:p>58,114</text:p>
          </table:table-cell>
          <table:table-cell office:value-type="float" office:value="83.21" table:style-name="ce156">
            <text:p>83.21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金 門 縣</text:p>
          </table:table-cell>
          <table:table-cell office:value-type="float" office:value="128924" table:style-name="ce154">
            <text:p>128,924</text:p>
          </table:table-cell>
          <table:table-cell office:value-type="float" office:value="64625" table:style-name="ce153">
            <text:p>64,625</text:p>
          </table:table-cell>
          <table:table-cell office:value-type="float" office:value="64299" table:style-name="ce153">
            <text:p>64,299</text:p>
          </table:table-cell>
          <table:table-cell office:value-type="float" office:value="100" table:style-name="ce152">
            <text:p>100.00</text:p>
          </table:table-cell>
          <table:table-cell office:value-type="float" office:value="13932" table:style-name="ce150">
            <text:p>13,932</text:p>
          </table:table-cell>
          <table:table-cell office:value-type="float" office:value="7243" table:style-name="ce150">
            <text:p>7,243</text:p>
          </table:table-cell>
          <table:table-cell office:value-type="float" office:value="6689" table:style-name="ce150">
            <text:p>6,689</text:p>
          </table:table-cell>
          <table:table-cell office:value-type="float" office:value="10.81" table:style-name="ce151">
            <text:p>10.81</text:p>
          </table:table-cell>
          <table:table-cell office:value-type="float" office:value="100542" table:style-name="ce150">
            <text:p>100,542</text:p>
          </table:table-cell>
          <table:table-cell office:value-type="float" office:value="50449" table:style-name="ce150">
            <text:p>50,449</text:p>
          </table:table-cell>
          <table:table-cell office:value-type="float" office:value="50093" table:style-name="ce150">
            <text:p>50,093</text:p>
          </table:table-cell>
          <table:table-cell office:value-type="float" office:value="77.989999999999995" table:style-name="ce151">
            <text:p>77.99</text:p>
          </table:table-cell>
          <table:table-cell office:value-type="float" office:value="14450" table:style-name="ce150">
            <text:p>14,450</text:p>
          </table:table-cell>
          <table:table-cell office:value-type="float" office:value="6933" table:style-name="ce150">
            <text:p>6,933</text:p>
          </table:table-cell>
          <table:table-cell office:value-type="float" office:value="7517" table:style-name="ce150">
            <text:p>7,517</text:p>
          </table:table-cell>
          <table:table-cell office:value-type="float" office:value="11.21" table:style-name="ce151">
            <text:p>11.21</text:p>
          </table:table-cell>
          <table:table-cell office:value-type="float" office:value="62484" table:style-name="ce150">
            <text:p>62,484</text:p>
          </table:table-cell>
          <table:table-cell office:value-type="float" office:value="31014" table:style-name="ce150">
            <text:p>31,014</text:p>
          </table:table-cell>
          <table:table-cell office:value-type="float" office:value="31470" table:style-name="ce150">
            <text:p>31,470</text:p>
          </table:table-cell>
          <table:table-cell office:value-type="float" office:value="48.47" table:style-name="ce151">
            <text:p>48.47</text:p>
          </table:table-cell>
          <table:table-cell office:value-type="float" office:value="107495" table:style-name="ce150">
            <text:p>107,495</text:p>
          </table:table-cell>
          <table:table-cell office:value-type="float" office:value="53668" table:style-name="ce150">
            <text:p>53,668</text:p>
          </table:table-cell>
          <table:table-cell office:value-type="float" office:value="53827" table:style-name="ce150">
            <text:p>53,827</text:p>
          </table:table-cell>
          <table:table-cell office:value-type="float" office:value="83.38" table:style-name="ce149">
            <text:p>83.38</text:p>
          </table:table-cell>
          <table:table-cell table:number-columns-repeated="16359" table:style-name="ce148"/>
        </table:table-row>
        <table:table-row table:style-name="ro20">
          <table:table-cell office:value-type="string" table:style-name="ce155">
            <text:p>連 江 縣</text:p>
          </table:table-cell>
          <table:table-cell office:value-type="float" office:value="12504" table:style-name="ce154">
            <text:p>12,504</text:p>
          </table:table-cell>
          <table:table-cell office:value-type="float" office:value="7136" table:style-name="ce153">
            <text:p>7,136</text:p>
          </table:table-cell>
          <table:table-cell office:value-type="float" office:value="5368" table:style-name="ce153">
            <text:p>5,368</text:p>
          </table:table-cell>
          <table:table-cell office:value-type="float" office:value="100" table:style-name="ce152">
            <text:p>100.00</text:p>
          </table:table-cell>
          <table:table-cell office:value-type="float" office:value="1588" table:style-name="ce150">
            <text:p>1,588</text:p>
          </table:table-cell>
          <table:table-cell office:value-type="float" office:value="839" table:style-name="ce150">
            <text:p>839</text:p>
          </table:table-cell>
          <table:table-cell office:value-type="float" office:value="749" table:style-name="ce150">
            <text:p>749</text:p>
          </table:table-cell>
          <table:table-cell office:value-type="float" office:value="12.7" table:style-name="ce151">
            <text:p>12.70</text:p>
          </table:table-cell>
          <table:table-cell office:value-type="float" office:value="9719" table:style-name="ce150">
            <text:p>9,719</text:p>
          </table:table-cell>
          <table:table-cell office:value-type="float" office:value="5681" table:style-name="ce150">
            <text:p>5,681</text:p>
          </table:table-cell>
          <table:table-cell office:value-type="float" office:value="4038" table:style-name="ce150">
            <text:p>4,038</text:p>
          </table:table-cell>
          <table:table-cell office:value-type="float" office:value="77.73" table:style-name="ce151">
            <text:p>77.73</text:p>
          </table:table-cell>
          <table:table-cell office:value-type="float" office:value="1197" table:style-name="ce150">
            <text:p>1,197</text:p>
          </table:table-cell>
          <table:table-cell office:value-type="float" office:value="616" table:style-name="ce150">
            <text:p>616</text:p>
          </table:table-cell>
          <table:table-cell office:value-type="float" office:value="581" table:style-name="ce150">
            <text:p>581</text:p>
          </table:table-cell>
          <table:table-cell office:value-type="float" office:value="9.57" table:style-name="ce151">
            <text:p>9.57</text:p>
          </table:table-cell>
          <table:table-cell office:value-type="float" office:value="6045" table:style-name="ce150">
            <text:p>6,045</text:p>
          </table:table-cell>
          <table:table-cell office:value-type="float" office:value="3498" table:style-name="ce150">
            <text:p>3,498</text:p>
          </table:table-cell>
          <table:table-cell office:value-type="float" office:value="2547" table:style-name="ce150">
            <text:p>2,547</text:p>
          </table:table-cell>
          <table:table-cell office:value-type="float" office:value="48.34" table:style-name="ce151">
            <text:p>48.34</text:p>
          </table:table-cell>
          <table:table-cell office:value-type="float" office:value="10189" table:style-name="ce150">
            <text:p>10,189</text:p>
          </table:table-cell>
          <table:table-cell office:value-type="float" office:value="5902" table:style-name="ce150">
            <text:p>5,902</text:p>
          </table:table-cell>
          <table:table-cell office:value-type="float" office:value="4287" table:style-name="ce150">
            <text:p>4,287</text:p>
          </table:table-cell>
          <table:table-cell office:value-type="float" office:value="81.489999999999995" table:style-name="ce149">
            <text:p>81.49</text:p>
          </table:table-cell>
          <table:table-cell table:number-columns-repeated="16359" table:style-name="ce148"/>
        </table:table-row>
        <table:table-row table:style-name="ro37">
          <table:table-cell table:style-name="ce147"/>
          <table:table-cell table:style-name="ce146"/>
          <table:table-cell table:number-columns-repeated="6" table:style-name="ce145"/>
          <table:table-cell table:style-name="ce143"/>
          <table:table-cell table:number-columns-repeated="3" table:style-name="ce145"/>
          <table:table-cell table:style-name="ce143"/>
          <table:table-cell table:number-columns-repeated="3" table:style-name="ce145"/>
          <table:table-cell table:number-columns-repeated="3" table:style-name="ce143"/>
          <table:table-cell table:style-name="ce144"/>
          <table:table-cell table:style-name="ce143"/>
          <table:table-cell table:number-columns-repeated="3" table:style-name="ce142"/>
          <table:table-cell table:style-name="ce141"/>
          <table:table-cell table:number-columns-repeated="16359" table:style-name="ce138"/>
        </table:table-row>
        <table:table-row table:style-name="ro13">
          <table:table-cell table:style-name="ce140"/>
          <table:table-cell table:number-columns-repeated="23" table:style-name="ce138"/>
          <table:table-cell office:value-type="string" table:style-name="ce139">
            <text:p>內政部戶政司<text:span text:style-name="T4"><text:s/></text:span>民國<text:span text:style-name="T4">10</text:span><text:span text:style-name="T1">4</text:span>年<text:span text:style-name="T1">4</text:span>月<text:span text:style-name="T1">7</text:span>日編製</text:p>
          </table:table-cell>
          <table:table-cell table:number-columns-repeated="16359" table:style-name="ce138"/>
        </table:table-row>
        <table:table-row table:style-name="ro38">
          <table:table-cell table:style-name="ce137"/>
          <table:table-cell table:number-columns-repeated="16383" table:style-name="ce136"/>
        </table:table-row>
        <table:table-row table:number-rows-repeated="1048543" table:style-name="ro38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" table:style-name="ta4">
        <table:table-column table:style-name="co27" table:number-columns-repeated="7" table:default-cell-style-name="ce1"/>
        <table:table-column table:style-name="co35" table:default-cell-style-name="ce1"/>
        <table:table-column table:style-name="co10" table:default-cell-style-name="ce1"/>
        <table:table-column table:style-name="co27" table:number-columns-repeated="16375" table:default-cell-style-name="ce1"/>
        <table:table-row table:style-name="ro1">
          <table:table-cell table:style-name="ce1">
            <draw:frame draw:z-index="1" draw:id="id0" draw:style-name="a0" draw:name="Object 1" svg:x="0in" svg:y="0in" svg:width="7.2in" svg:height="10.06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2" svg:x="0in" svg:y="0in" svg:width="6.675in" svg:height="9.8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當月速報連結" table:style-name="ta5">
        <table:table-source xlink:href="file:///D:/0662/01.速報/104年/速報-104.3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縣市排序公式" table:style-name="ta5">
        <table:table-source xlink:href="file:///D:/0662/01.速報/104年/速報-104.3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原始速報登打-公式" table:style-name="ta5">
        <table:table-source xlink:href="file:///D:/0662/01.速報/104年/速報-104.3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160" table:style-name="ta5">
        <table:table-source xlink:href="file:///D:/0662/01.速報/104年/速報-104.3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170" table:style-name="ta5">
        <table:table-source xlink:href="file:///D:/0662/01.速報/104年/速報-104.3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4,05,速報3階段年齡-連結(公式)檔104.3.xls'#速報-年齡結構-新(列印版)" table:style-name="ta5">
        <table:table-source xlink:href="file:///D:/0662/A.上網月報(含1科)/104年/10403/新表號04,05,速報3階段年齡-連結(公式)檔104.3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4,05,速報3階段年齡-連結(公式)檔104.3.xls'#04年齡結構-列印版" table:style-name="ta5">
        <table:table-source xlink:href="file:///D:/0662/A.上網月報(含1科)/104年/10403/新表號04,05,速報3階段年齡-連結(公式)檔104.3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4,05,速報3階段年齡-連結(公式)檔104.3.xls'#年齡結構-另給司長-不用" table:style-name="ta5">
        <table:table-source xlink:href="file:///D:/0662/A.上網月報(含1科)/104年/10403/新表號04,05,速報3階段年齡-連結(公式)檔104.3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4,05,速報3階段年齡-連結(公式)檔104.3.xls'#速報-3階段年齡結構-不用" table:style-name="ta5">
        <table:table-source xlink:href="file:///D:/0662/A.上網月報(含1科)/104年/10403/新表號04,05,速報3階段年齡-連結(公式)檔104.3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4,05,速報3階段年齡-連結(公式)檔104.3.xls'#原司長表-年齡結構-不用" table:style-name="ta5">
        <table:table-source xlink:href="file:///D:/0662/A.上網月報(含1科)/104年/10403/新表號04,05,速報3階段年齡-連結(公式)檔104.3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4,05,速報3階段年齡-連結(公式)檔104.3.xls'#03單一年齡-列印前2頁" table:style-name="ta5">
        <table:table-source xlink:href="file:///D:/0662/A.上網月報(含1科)/104年/10403/新表號04,05,速報3階段年齡-連結(公式)檔104.3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3/新表號04,05,速報3階段年齡-連結(公式)檔104.3.xls'#04年齡結構-上網版" table:style-name="ta5">
        <table:table-source xlink:href="file:///D:/0662/A.上網月報(含1科)/104年/10403/新表號04,05,速報3階段年齡-連結(公式)檔104.3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2" number:min-integer-digits="1" number:grouping="true"/>
    </number:number-style>
    <number:number-style style:name="N57P1">
      <number:text>－</number:text>
      <number:number number:decimal-places="2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</number:text>
      <number:number number:decimal-places="2" number:min-integer-digits="1" number:grouping="true"/>
    </number:number-style>
    <number:text-style style:name="N59P2">
      <number:text>—</number:text>
    </number:text-style>
    <number:text-style style:name="N59">
      <style:map style:condition="value()&gt;0" style:apply-style-name="N59P0"/>
      <style:map style:condition="value()&lt;0" style:apply-style-name="N59P1"/>
      <style:map style:condition="value()=0" style:apply-style-name="N59P2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text-style style:name="N66P2">
      <number:text> - </number:text>
    </number:text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">
      <number:number number:decimal-places="6" number:min-integer-digits="1"/>
      <number:text> </number:text>
    </number:number-style>
    <number:number-style style:name="N72P0">
      <number:number number:decimal-places="2" number:min-integer-digits="1" number:grouping="true"/>
    </number:number-style>
    <number:number-style style:name="N72P1">
      <number:text>–</number:text>
      <number:number number:decimal-places="2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-</number:text>
      <number:number number:decimal-places="0" number:min-integer-digits="1" number:grouping="true"/>
    </number:number-style>
    <number:text-style style:name="N73">
      <number:text>－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.551181102362205in" fo:margin-right="0.354330708661417in" fo:margin-bottom="0in"/>
      </style:header-style>
      <style:footer-style>
        <style:header-footer-properties fo:min-height="0.275590551181102in" fo:margin-left="0.551181102362205in" fo:margin-right="0.35433070866141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4-07T09:47:53Z</meta:creation-date>
    <dc:date>2016-08-24T10:38:33Z</dc:date>
    <meta:print-date>2015-04-07T11:49:23Z</meta:print-date>
  </office:meta>
</office:document-meta>
</file>